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yP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est known solutio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 limit (s)</text:p>
          </table:table-cell>
        </table:table-row>
        <table:table-row table:style-name="ro1">
          <table:table-cell office:value-type="string" calcext:value-type="string">
            <text:p>A-n32-k5.v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yPy-rfcs</text:p>
          </table:table-cell>
          <table:table-cell office:value-type="float" office:value="796" calcext:value-type="float">
            <text:p>796</text:p>
          </table:table-cell>
          <table:table-cell office:value-type="float" office:value="784" calcext:value-type="float">
            <text:p>784</text:p>
          </table:table-cell>
          <table:table-cell table:formula="of:=([.D2]-[.E2])/[.E2]*100" office:value-type="float" office:value="1.53061224489796" calcext:value-type="float">
            <text:p>1,53061224489796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A-n33-k5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yPy-mj</text:p>
          </table:table-cell>
          <table:table-cell office:value-type="float" office:value="675" calcext:value-type="float">
            <text:p>675</text:p>
          </table:table-cell>
          <table:table-cell office:value-type="float" office:value="661" calcext:value-type="float">
            <text:p>661</text:p>
          </table:table-cell>
          <table:table-cell table:formula="of:=([.D3]-[.E3])/[.E3]*100" office:value-type="float" office:value="2.11800302571861" calcext:value-type="float">
            <text:p>2,11800302571861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A-n33-k6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yPy-gps</text:p>
          </table:table-cell>
          <table:table-cell office:value-type="float" office:value="745" calcext:value-type="float">
            <text:p>745</text:p>
          </table:table-cell>
          <table:table-cell office:value-type="float" office:value="742" calcext:value-type="float">
            <text:p>742</text:p>
          </table:table-cell>
          <table:table-cell table:formula="of:=([.D4]-[.E4])/[.E4]*100" office:value-type="float" office:value="0.404312668463612" calcext:value-type="float">
            <text:p>0,404312668463612</text:p>
          </table:table-cell>
          <table:table-cell table:number-columns-repeated="2"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A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yPy-gps</text:p>
          </table:table-cell>
          <table:table-cell office:value-type="float" office:value="793" calcext:value-type="float">
            <text:p>793</text:p>
          </table:table-cell>
          <table:table-cell office:value-type="float" office:value="778" calcext:value-type="float">
            <text:p>778</text:p>
          </table:table-cell>
          <table:table-cell table:formula="of:=([.D5]-[.E5])/[.E5]*100" office:value-type="float" office:value="1.9280205655527" calcext:value-type="float">
            <text:p>1,9280205655527</text:p>
          </table:table-cell>
          <table:table-cell table:number-columns-repeated="2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A-n36-k5.vr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yPy-gps</text:p>
          </table:table-cell>
          <table:table-cell office:value-type="float" office:value="806" calcext:value-type="float">
            <text:p>806</text:p>
          </table:table-cell>
          <table:table-cell office:value-type="float" office:value="799" calcext:value-type="float">
            <text:p>799</text:p>
          </table:table-cell>
          <table:table-cell table:formula="of:=([.D6]-[.E6])/[.E6]*100" office:value-type="float" office:value="0.876095118898623" calcext:value-type="float">
            <text:p>0,876095118898623</text:p>
          </table:table-cell>
          <table:table-cell table:number-columns-repeated="2"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A-n37-k5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yPy-rfcs</text:p>
          </table:table-cell>
          <table:table-cell office:value-type="float" office:value="688" calcext:value-type="float">
            <text:p>688</text:p>
          </table:table-cell>
          <table:table-cell office:value-type="float" office:value="669" calcext:value-type="float">
            <text:p>669</text:p>
          </table:table-cell>
          <table:table-cell table:formula="of:=([.D7]-[.E7])/[.E7]*100" office:value-type="float" office:value="2.84005979073244" calcext:value-type="float">
            <text:p>2,84005979073244</text:p>
          </table:table-cell>
          <table:table-cell table:number-columns-repeated="2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A-n37-k6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yPy-gps</text:p>
          </table:table-cell>
          <table:table-cell office:value-type="float" office:value="965" calcext:value-type="float">
            <text:p>965</text:p>
          </table:table-cell>
          <table:table-cell office:value-type="float" office:value="949" calcext:value-type="float">
            <text:p>949</text:p>
          </table:table-cell>
          <table:table-cell table:formula="of:=([.D8]-[.E8])/[.E8]*100" office:value-type="float" office:value="1.68598524762908" calcext:value-type="float">
            <text:p>1,68598524762908</text:p>
          </table:table-cell>
          <table:table-cell table:number-columns-repeated="2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A-n38-k5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yPy-mj</text:p>
          </table:table-cell>
          <table:table-cell office:value-type="float" office:value="746" calcext:value-type="float">
            <text:p>746</text:p>
          </table:table-cell>
          <table:table-cell office:value-type="float" office:value="730" calcext:value-type="float">
            <text:p>730</text:p>
          </table:table-cell>
          <table:table-cell table:formula="of:=([.D9]-[.E9])/[.E9]*100" office:value-type="float" office:value="2.19178082191781" calcext:value-type="float">
            <text:p>2,19178082191781</text:p>
          </table:table-cell>
          <table:table-cell table:number-columns-repeated="2"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A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ps</text:p>
          </table:table-cell>
          <table:table-cell office:value-type="float" office:value="841" calcext:value-type="float">
            <text:p>841</text:p>
          </table:table-cell>
          <table:table-cell office:value-type="float" office:value="822" calcext:value-type="float">
            <text:p>822</text:p>
          </table:table-cell>
          <table:table-cell table:formula="of:=([.D10]-[.E10])/[.E10]*100" office:value-type="float" office:value="2.31143552311436" calcext:value-type="float">
            <text:p>2,31143552311436</text:p>
          </table:table-cell>
          <table:table-cell table:number-columns-repeated="2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A-n39-k6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ps</text:p>
          </table:table-cell>
          <table:table-cell office:value-type="float" office:value="846" calcext:value-type="float">
            <text:p>846</text:p>
          </table:table-cell>
          <table:table-cell office:value-type="float" office:value="831" calcext:value-type="float">
            <text:p>831</text:p>
          </table:table-cell>
          <table:table-cell table:formula="of:=([.D11]-[.E11])/[.E11]*100" office:value-type="float" office:value="1.80505415162455" calcext:value-type="float">
            <text:p>1,80505415162455</text:p>
          </table:table-cell>
          <table:table-cell table:number-columns-repeated="2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A-n44-k6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yPy-rfcs</text:p>
          </table:table-cell>
          <table:table-cell office:value-type="float" office:value="957" calcext:value-type="float">
            <text:p>957</text:p>
          </table:table-cell>
          <table:table-cell office:value-type="float" office:value="937" calcext:value-type="float">
            <text:p>937</text:p>
          </table:table-cell>
          <table:table-cell table:formula="of:=([.D12]-[.E12])/[.E12]*100" office:value-type="float" office:value="2.13447171824973" calcext:value-type="float">
            <text:p>2,13447171824973</text:p>
          </table:table-cell>
          <table:table-cell table:number-columns-repeated="2"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A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mj</text:p>
          </table:table-cell>
          <table:table-cell office:value-type="float" office:value="968" calcext:value-type="float">
            <text:p>968</text:p>
          </table:table-cell>
          <table:table-cell office:value-type="float" office:value="944" calcext:value-type="float">
            <text:p>944</text:p>
          </table:table-cell>
          <table:table-cell table:formula="of:=([.D13]-[.E13])/[.E13]*100" office:value-type="float" office:value="2.54237288135593" calcext:value-type="float">
            <text:p>2,54237288135593</text:p>
          </table:table-cell>
          <table:table-cell table:number-columns-repeated="2"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A-n45-k7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rfcs</text:p>
          </table:table-cell>
          <table:table-cell office:value-type="float" office:value="1178" calcext:value-type="float">
            <text:p>1178</text:p>
          </table:table-cell>
          <table:table-cell office:value-type="float" office:value="1146" calcext:value-type="float">
            <text:p>1146</text:p>
          </table:table-cell>
          <table:table-cell table:formula="of:=([.D14]-[.E14])/[.E14]*100" office:value-type="float" office:value="2.79232111692845" calcext:value-type="float">
            <text:p>2,79232111692845</text:p>
          </table:table-cell>
          <table:table-cell table:number-columns-repeated="2"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A-n46-k7.v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eRyPy-gps</text:p>
          </table:table-cell>
          <table:table-cell office:value-type="float" office:value="925" calcext:value-type="float">
            <text:p>925</text:p>
          </table:table-cell>
          <table:table-cell office:value-type="float" office:value="914" calcext:value-type="float">
            <text:p>914</text:p>
          </table:table-cell>
          <table:table-cell table:formula="of:=([.D15]-[.E15])/[.E15]*100" office:value-type="float" office:value="1.2035010940919" calcext:value-type="float">
            <text:p>1,2035010940919</text:p>
          </table:table-cell>
          <table:table-cell table:number-columns-repeated="2"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A-n48-k7.vr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RyPy-gps</text:p>
          </table:table-cell>
          <table:table-cell office:value-type="float" office:value="1100" calcext:value-type="float">
            <text:p>1100</text:p>
          </table:table-cell>
          <table:table-cell office:value-type="float" office:value="1073" calcext:value-type="float">
            <text:p>1073</text:p>
          </table:table-cell>
          <table:table-cell table:formula="of:=([.D16]-[.E16])/[.E16]*100" office:value-type="float" office:value="2.51630941286114" calcext:value-type="float">
            <text:p>2,51630941286114</text:p>
          </table:table-cell>
          <table:table-cell table:number-columns-repeated="2"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A-n53-k7.vr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eRyPy-gps</text:p>
          </table:table-cell>
          <table:table-cell office:value-type="float" office:value="1027" calcext:value-type="float">
            <text:p>1027</text:p>
          </table:table-cell>
          <table:table-cell office:value-type="float" office:value="1010" calcext:value-type="float">
            <text:p>1010</text:p>
          </table:table-cell>
          <table:table-cell table:formula="of:=([.D17]-[.E17])/[.E17]*100" office:value-type="float" office:value="1.68316831683168" calcext:value-type="float">
            <text:p>1,68316831683168</text:p>
          </table:table-cell>
          <table:table-cell table:number-columns-repeated="2"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A-n54-k7.v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eRyPy-gps</text:p>
          </table:table-cell>
          <table:table-cell office:value-type="float" office:value="1175" calcext:value-type="float">
            <text:p>1175</text:p>
          </table:table-cell>
          <table:table-cell office:value-type="float" office:value="1167" calcext:value-type="float">
            <text:p>1167</text:p>
          </table:table-cell>
          <table:table-cell table:formula="of:=([.D18]-[.E18])/[.E18]*100" office:value-type="float" office:value="0.685518423307626" calcext:value-type="float">
            <text:p>0,685518423307626</text:p>
          </table:table-cell>
          <table:table-cell table:number-columns-repeated="2"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A-n55-k9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cmt</text:p>
          </table:table-cell>
          <table:table-cell office:value-type="float" office:value="1096" calcext:value-type="float">
            <text:p>1096</text:p>
          </table:table-cell>
          <table:table-cell office:value-type="float" office:value="1073" calcext:value-type="float">
            <text:p>1073</text:p>
          </table:table-cell>
          <table:table-cell table:formula="of:=([.D19]-[.E19])/[.E19]*100" office:value-type="float" office:value="2.14352283317801" calcext:value-type="float">
            <text:p>2,14352283317801</text:p>
          </table:table-cell>
          <table:table-cell table:number-columns-repeated="2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A-n60-k9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mj</text:p>
          </table:table-cell>
          <table:table-cell office:value-type="float" office:value="1386" calcext:value-type="float">
            <text:p>1386</text:p>
          </table:table-cell>
          <table:table-cell office:value-type="float" office:value="1408" calcext:value-type="float">
            <text:p>1408</text:p>
          </table:table-cell>
          <table:table-cell table:formula="of:=([.D20]-[.E20])/[.E20]*100" office:value-type="float" office:value="-1.5625" calcext:value-type="float">
            <text:p>-1,5625</text:p>
          </table:table-cell>
          <table:table-cell table:number-columns-repeated="2"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A-n61-k9.vr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eRyPy-ps</text:p>
          </table:table-cell>
          <table:table-cell office:value-type="float" office:value="1053" calcext:value-type="float">
            <text:p>1053</text:p>
          </table:table-cell>
          <table:table-cell office:value-type="float" office:value="1035" calcext:value-type="float">
            <text:p>1035</text:p>
          </table:table-cell>
          <table:table-cell table:formula="of:=([.D21]-[.E21])/[.E21]*100" office:value-type="float" office:value="1.73913043478261" calcext:value-type="float">
            <text:p>1,73913043478261</text:p>
          </table:table-cell>
          <table:table-cell table:number-columns-repeated="2"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A-n62-k8.vr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eRyPy-mj</text:p>
          </table:table-cell>
          <table:table-cell office:value-type="float" office:value="1322" calcext:value-type="float">
            <text:p>1322</text:p>
          </table:table-cell>
          <table:table-cell office:value-type="float" office:value="1290" calcext:value-type="float">
            <text:p>1290</text:p>
          </table:table-cell>
          <table:table-cell table:formula="of:=([.D22]-[.E22])/[.E22]*100" office:value-type="float" office:value="2.48062015503876" calcext:value-type="float">
            <text:p>2,48062015503876</text:p>
          </table:table-cell>
          <table:table-cell table:number-columns-repeated="2"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A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cmt</text:p>
          </table:table-cell>
          <table:table-cell office:value-type="float" office:value="1338" calcext:value-type="float">
            <text:p>1338</text:p>
          </table:table-cell>
          <table:table-cell office:value-type="float" office:value="1315" calcext:value-type="float">
            <text:p>1315</text:p>
          </table:table-cell>
          <table:table-cell table:formula="of:=([.D23]-[.E23])/[.E23]*100" office:value-type="float" office:value="1.74904942965779" calcext:value-type="float">
            <text:p>1,74904942965779</text:p>
          </table:table-cell>
          <table:table-cell table:number-columns-repeated="2"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A-n63-k9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gps</text:p>
          </table:table-cell>
          <table:table-cell office:value-type="float" office:value="1673" calcext:value-type="float">
            <text:p>1673</text:p>
          </table:table-cell>
          <table:table-cell office:value-type="float" office:value="1634" calcext:value-type="float">
            <text:p>1634</text:p>
          </table:table-cell>
          <table:table-cell table:formula="of:=([.D24]-[.E24])/[.E24]*100" office:value-type="float" office:value="2.38678090575275" calcext:value-type="float">
            <text:p>2,38678090575275</text:p>
          </table:table-cell>
          <table:table-cell table:number-columns-repeated="2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A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eRyPy-gps</text:p>
          </table:table-cell>
          <table:table-cell office:value-type="float" office:value="1449" calcext:value-type="float">
            <text:p>1449</text:p>
          </table:table-cell>
          <table:table-cell office:value-type="float" office:value="1402" calcext:value-type="float">
            <text:p>1402</text:p>
          </table:table-cell>
          <table:table-cell table:formula="of:=([.D25]-[.E25])/[.E25]*100" office:value-type="float" office:value="3.35235378031384" calcext:value-type="float">
            <text:p>3,35235378031384</text:p>
          </table:table-cell>
          <table:table-cell table:number-columns-repeated="2"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A-n65-k9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eRyPy-mj</text:p>
          </table:table-cell>
          <table:table-cell office:value-type="float" office:value="1217" calcext:value-type="float">
            <text:p>1217</text:p>
          </table:table-cell>
          <table:table-cell office:value-type="float" office:value="1177" calcext:value-type="float">
            <text:p>1177</text:p>
          </table:table-cell>
          <table:table-cell table:formula="of:=([.D26]-[.E26])/[.E26]*100" office:value-type="float" office:value="3.39847068819031" calcext:value-type="float">
            <text:p>3,39847068819031</text:p>
          </table:table-cell>
          <table:table-cell table:number-columns-repeated="2"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A-n69-k9.vr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eRyPy-gps</text:p>
          </table:table-cell>
          <table:table-cell office:value-type="float" office:value="1175" calcext:value-type="float">
            <text:p>1175</text:p>
          </table:table-cell>
          <table:table-cell office:value-type="float" office:value="1168" calcext:value-type="float">
            <text:p>1168</text:p>
          </table:table-cell>
          <table:table-cell table:formula="of:=([.D27]-[.E27])/[.E27]*100" office:value-type="float" office:value="0.599315068493151" calcext:value-type="float">
            <text:p>0,599315068493151</text:p>
          </table:table-cell>
          <table:table-cell table:number-columns-repeated="2"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A-n80-k10.vr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Py-rfcs</text:p>
          </table:table-cell>
          <table:table-cell office:value-type="float" office:value="1821" calcext:value-type="float">
            <text:p>1821</text:p>
          </table:table-cell>
          <table:table-cell office:value-type="float" office:value="1764" calcext:value-type="float">
            <text:p>1764</text:p>
          </table:table-cell>
          <table:table-cell table:formula="of:=([.D28]-[.E28])/[.E28]*100" office:value-type="float" office:value="3.2312925170068" calcext:value-type="float">
            <text:p>3,2312925170068</text:p>
          </table:table-cell>
          <table:table-cell table:number-columns-repeated="2"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B-n31-k5.vr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yPy-rfcs</text:p>
          </table:table-cell>
          <table:table-cell table:number-columns-repeated="2" office:value-type="float" office:value="672" calcext:value-type="float">
            <text:p>672</text:p>
          </table:table-cell>
          <table:table-cell table:formula="of:=([.D29]-[.E29])/[.E29]*100" office:value-type="float" office:value="0" calcext:value-type="float">
            <text:p>0</text:p>
          </table:table-cell>
          <table:table-cell table:number-columns-repeated="2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B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yPy-gpl</text:p>
          </table:table-cell>
          <table:table-cell table:number-columns-repeated="2" office:value-type="float" office:value="788" calcext:value-type="float">
            <text:p>788</text:p>
          </table:table-cell>
          <table:table-cell table:formula="of:=([.D30]-[.E30])/[.E30]*100" office:value-type="float" office:value="0" calcext:value-type="float">
            <text:p>0</text:p>
          </table:table-cell>
          <table:table-cell table:number-columns-repeated="2"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B-n35-k5.v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eRyPy-mj</text:p>
          </table:table-cell>
          <table:table-cell office:value-type="float" office:value="962" calcext:value-type="float">
            <text:p>962</text:p>
          </table:table-cell>
          <table:table-cell office:value-type="float" office:value="955" calcext:value-type="float">
            <text:p>955</text:p>
          </table:table-cell>
          <table:table-cell table:formula="of:=([.D31]-[.E31])/[.E31]*100" office:value-type="float" office:value="0.732984293193717" calcext:value-type="float">
            <text:p>0,732984293193717</text:p>
          </table:table-cell>
          <table:table-cell table:number-columns-repeated="2"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B-n38-k6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yPy-gps</text:p>
          </table:table-cell>
          <table:table-cell office:value-type="float" office:value="818" calcext:value-type="float">
            <text:p>818</text:p>
          </table:table-cell>
          <table:table-cell office:value-type="float" office:value="805" calcext:value-type="float">
            <text:p>805</text:p>
          </table:table-cell>
          <table:table-cell table:formula="of:=([.D32]-[.E32])/[.E32]*100" office:value-type="float" office:value="1.61490683229814" calcext:value-type="float">
            <text:p>1,61490683229814</text:p>
          </table:table-cell>
          <table:table-cell table:number-columns-repeated="2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B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ps</text:p>
          </table:table-cell>
          <table:table-cell office:value-type="float" office:value="561" calcext:value-type="float">
            <text:p>561</text:p>
          </table:table-cell>
          <table:table-cell office:value-type="float" office:value="549" calcext:value-type="float">
            <text:p>549</text:p>
          </table:table-cell>
          <table:table-cell table:formula="of:=([.D33]-[.E33])/[.E33]*100" office:value-type="float" office:value="2.18579234972678" calcext:value-type="float">
            <text:p>2,18579234972678</text:p>
          </table:table-cell>
          <table:table-cell table:number-columns-repeated="2"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B-n41-k6.vr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eRyPy-rfcs</text:p>
          </table:table-cell>
          <table:table-cell office:value-type="float" office:value="841" calcext:value-type="float">
            <text:p>841</text:p>
          </table:table-cell>
          <table:table-cell office:value-type="float" office:value="829" calcext:value-type="float">
            <text:p>829</text:p>
          </table:table-cell>
          <table:table-cell table:formula="of:=([.D34]-[.E34])/[.E34]*100" office:value-type="float" office:value="1.4475271411339" calcext:value-type="float">
            <text:p>1,4475271411339</text:p>
          </table:table-cell>
          <table:table-cell table:number-columns-repeated="2"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B-n43-k6.vr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RyPy-rfcs</text:p>
          </table:table-cell>
          <table:table-cell office:value-type="float" office:value="748" calcext:value-type="float">
            <text:p>748</text:p>
          </table:table-cell>
          <table:table-cell office:value-type="float" office:value="742" calcext:value-type="float">
            <text:p>742</text:p>
          </table:table-cell>
          <table:table-cell table:formula="of:=([.D35]-[.E35])/[.E35]*100" office:value-type="float" office:value="0.808625336927224" calcext:value-type="float">
            <text:p>0,808625336927224</text:p>
          </table:table-cell>
          <table:table-cell office:value-type="float" office:value="0.45" calcext:value-type="float">
            <text:p>0,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yPy-ims</text:p>
          </table:table-cell>
          <table:table-cell office:value-type="float" office:value="929" calcext:value-type="float">
            <text:p>929</text:p>
          </table:table-cell>
          <table:table-cell office:value-type="float" office:value="909" calcext:value-type="float">
            <text:p>909</text:p>
          </table:table-cell>
          <table:table-cell table:formula="of:=([.D36]-[.E36])/[.E36]*100" office:value-type="float" office:value="2.2002200220022" calcext:value-type="float">
            <text:p>2,2002200220022</text:p>
          </table:table-cell>
          <table:table-cell office:value-type="float" office:value="0.49" calcext:value-type="float">
            <text:p>0,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ps</text:p>
          </table:table-cell>
          <table:table-cell table:number-columns-repeated="2" office:value-type="float" office:value="751" calcext:value-type="float">
            <text:p>751</text:p>
          </table:table-cell>
          <table:table-cell table:formula="of:=([.D37]-[.E37])/[.E37]*100"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gps</text:p>
          </table:table-cell>
          <table:table-cell office:value-type="float" office:value="715" calcext:value-type="float">
            <text:p>715</text:p>
          </table:table-cell>
          <table:table-cell office:value-type="float" office:value="678" calcext:value-type="float">
            <text:p>678</text:p>
          </table:table-cell>
          <table:table-cell table:formula="of:=([.D38]-[.E38])/[.E38]*100" office:value-type="float" office:value="5.45722713864307" calcext:value-type="float">
            <text:p>5,45722713864307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gps</text:p>
          </table:table-cell>
          <table:table-cell office:value-type="float" office:value="743" calcext:value-type="float">
            <text:p>743</text:p>
          </table:table-cell>
          <table:table-cell office:value-type="float" office:value="741" calcext:value-type="float">
            <text:p>741</text:p>
          </table:table-cell>
          <table:table-cell table:formula="of:=([.D39]-[.E39])/[.E39]*100" office:value-type="float" office:value="0.269905533063428" calcext:value-type="float">
            <text:p>0,269905533063428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mj</text:p>
          </table:table-cell>
          <table:table-cell office:value-type="float" office:value="1346" calcext:value-type="float">
            <text:p>1346</text:p>
          </table:table-cell>
          <table:table-cell office:value-type="float" office:value="1313" calcext:value-type="float">
            <text:p>1313</text:p>
          </table:table-cell>
          <table:table-cell table:formula="of:=([.D40]-[.E40])/[.E40]*100" office:value-type="float" office:value="2.51332825590251" calcext:value-type="float">
            <text:p>2,51332825590251</text:p>
          </table:table-cell>
          <table:table-cell office:value-type="float" office:value="0.58" calcext:value-type="float">
            <text:p>0,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1-k7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eRyPy-gps</text:p>
          </table:table-cell>
          <table:table-cell office:value-type="float" office:value="1019" calcext:value-type="float">
            <text:p>1019</text:p>
          </table:table-cell>
          <table:table-cell office:value-type="float" office:value="1032" calcext:value-type="float">
            <text:p>1032</text:p>
          </table:table-cell>
          <table:table-cell table:formula="of:=([.D41]-[.E41])/[.E41]*100" office:value-type="float" office:value="-1.25968992248062" calcext:value-type="float">
            <text:p>-1,25968992248062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2-k7.vr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eRyPy-cmt</text:p>
          </table:table-cell>
          <table:table-cell office:value-type="float" office:value="754" calcext:value-type="float">
            <text:p>754</text:p>
          </table:table-cell>
          <table:table-cell office:value-type="float" office:value="747" calcext:value-type="float">
            <text:p>747</text:p>
          </table:table-cell>
          <table:table-cell table:formula="of:=([.D42]-[.E42])/[.E42]*100" office:value-type="float" office:value="0.937081659973226" calcext:value-type="float">
            <text:p>0,937081659973226</text:p>
          </table:table-cell>
          <table:table-cell office:value-type="float" office:value="0.93" calcext:value-type="float">
            <text:p>0,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6-k7.vr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eRyPy-mj</text:p>
          </table:table-cell>
          <table:table-cell office:value-type="float" office:value="715" calcext:value-type="float">
            <text:p>715</text:p>
          </table:table-cell>
          <table:table-cell office:value-type="float" office:value="707" calcext:value-type="float">
            <text:p>707</text:p>
          </table:table-cell>
          <table:table-cell table:formula="of:=([.D43]-[.E43])/[.E43]*100" office:value-type="float" office:value="1.13154172560113" calcext:value-type="float">
            <text:p>1,13154172560113</text:p>
          </table:table-cell>
          <table:table-cell office:value-type="float" office:value="1.26" calcext:value-type="float">
            <text:p>1,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7-k7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eRyPy-gps</text:p>
          </table:table-cell>
          <table:table-cell office:value-type="float" office:value="1154" calcext:value-type="float">
            <text:p>1154</text:p>
          </table:table-cell>
          <table:table-cell office:value-type="float" office:value="1153" calcext:value-type="float">
            <text:p>1153</text:p>
          </table:table-cell>
          <table:table-cell table:formula="of:=([.D44]-[.E44])/[.E44]*100" office:value-type="float" office:value="0.0867302688638335" calcext:value-type="float">
            <text:p>0,086730268863834</text:p>
          </table:table-cell>
          <table:table-cell office:value-type="float" office:value="1.19" calcext:value-type="float">
            <text:p>1,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7-k9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eRyPy-gps</text:p>
          </table:table-cell>
          <table:table-cell office:value-type="float" office:value="1636" calcext:value-type="float">
            <text:p>1636</text:p>
          </table:table-cell>
          <table:table-cell office:value-type="float" office:value="1598" calcext:value-type="float">
            <text:p>1598</text:p>
          </table:table-cell>
          <table:table-cell table:formula="of:=([.D45]-[.E45])/[.E45]*100" office:value-type="float" office:value="2.37797246558198" calcext:value-type="float">
            <text:p>2,37797246558198</text:p>
          </table:table-cell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gps</text:p>
          </table:table-cell>
          <table:table-cell office:value-type="float" office:value="1554" calcext:value-type="float">
            <text:p>1554</text:p>
          </table:table-cell>
          <table:table-cell office:value-type="float" office:value="1537" calcext:value-type="float">
            <text:p>1537</text:p>
          </table:table-cell>
          <table:table-cell table:formula="of:=([.D46]-[.E46])/[.E46]*100" office:value-type="float" office:value="1.1060507482108" calcext:value-type="float">
            <text:p>1,1060507482108</text:p>
          </table:table-cell>
          <table:table-cell office:value-type="float" office:value="1.26" calcext:value-type="float">
            <text:p>1,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eRyPy-mj</text:p>
          </table:table-cell>
          <table:table-cell office:value-type="float" office:value="888" calcext:value-type="float">
            <text:p>888</text:p>
          </table:table-cell>
          <table:table-cell office:value-type="float" office:value="861" calcext:value-type="float">
            <text:p>861</text:p>
          </table:table-cell>
          <table:table-cell table:formula="of:=([.D47]-[.E47])/[.E47]*100" office:value-type="float" office:value="3.13588850174216" calcext:value-type="float">
            <text:p>3,13588850174216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6-k9.vr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eRyPy-mj</text:p>
          </table:table-cell>
          <table:table-cell office:value-type="float" office:value="1361" calcext:value-type="float">
            <text:p>1361</text:p>
          </table:table-cell>
          <table:table-cell office:value-type="float" office:value="1374" calcext:value-type="float">
            <text:p>1374</text:p>
          </table:table-cell>
          <table:table-cell table:formula="of:=([.D48]-[.E48])/[.E48]*100" office:value-type="float" office:value="-0.946142649199418" calcext:value-type="float">
            <text:p>-0,946142649199418</text:p>
          </table:table-cell>
          <table:table-cell office:value-type="float" office:value="1.09" calcext:value-type="float">
            <text:p>1,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7-k10.vr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eRyPy-gps</text:p>
          </table:table-cell>
          <table:table-cell office:value-type="float" office:value="1084" calcext:value-type="float">
            <text:p>1084</text:p>
          </table:table-cell>
          <table:table-cell office:value-type="float" office:value="1033" calcext:value-type="float">
            <text:p>1033</text:p>
          </table:table-cell>
          <table:table-cell table:formula="of:=([.D49]-[.E49])/[.E49]*100" office:value-type="float" office:value="4.93707647628267" calcext:value-type="float">
            <text:p>4,93707647628267</text:p>
          </table:table-cell>
          <table:table-cell office:value-type="float" office:value="1.22" calcext:value-type="float">
            <text:p>1,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8-k9.vr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eRyPy-gps</text:p>
          </table:table-cell>
          <table:table-cell office:value-type="float" office:value="1309" calcext:value-type="float">
            <text:p>1309</text:p>
          </table:table-cell>
          <table:table-cell office:value-type="float" office:value="1304" calcext:value-type="float">
            <text:p>1304</text:p>
          </table:table-cell>
          <table:table-cell table:formula="of:=([.D50]-[.E50])/[.E50]*100" office:value-type="float" office:value="0.383435582822086" calcext:value-type="float">
            <text:p>0,383435582822086</text:p>
          </table:table-cell>
          <table:table-cell office:value-type="float" office:value="1.25" calcext:value-type="float">
            <text:p>1,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78-k10.vr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eRyPy-gps</text:p>
          </table:table-cell>
          <table:table-cell office:value-type="float" office:value="1251" calcext:value-type="float">
            <text:p>1251</text:p>
          </table:table-cell>
          <table:table-cell office:value-type="float" office:value="1266" calcext:value-type="float">
            <text:p>1266</text:p>
          </table:table-cell>
          <table:table-cell table:formula="of:=([.D51]-[.E51])/[.E51]*100" office:value-type="float" office:value="-1.18483412322275" calcext:value-type="float">
            <text:p>-1,18483412322275</text:p>
          </table:table-cell>
          <table:table-cell office:value-type="float" office:value="1.59" calcext:value-type="float">
            <text:p>1,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101-k4.v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Py-rfcs</text:p>
          </table:table-cell>
          <table:table-cell office:value-type="float" office:value="688" calcext:value-type="float">
            <text:p>688</text:p>
          </table:table-cell>
          <table:table-cell office:value-type="float" office:value="681" calcext:value-type="float">
            <text:p>681</text:p>
          </table:table-cell>
          <table:table-cell table:formula="of:=([.D52]-[.E52])/[.E52]*100" office:value-type="float" office:value="1.02790014684288" calcext:value-type="float">
            <text:p>1,02790014684288</text:p>
          </table:table-cell>
          <table:table-cell office:value-type="float" office:value="7.42" calcext:value-type="float">
            <text:p>7,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16-k8.vr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yPy-mj</text:p>
          </table:table-cell>
          <table:table-cell office:value-type="float" office:value="456" calcext:value-type="float">
            <text:p>456</text:p>
          </table:table-cell>
          <table:table-cell office:value-type="float" office:value="435" calcext:value-type="float">
            <text:p>435</text:p>
          </table:table-cell>
          <table:table-cell table:formula="of:=([.D53]-[.E53])/[.E53]*100" office:value-type="float" office:value="4.82758620689655" calcext:value-type="float">
            <text:p>4,82758620689655</text:p>
          </table:table-cell>
          <table:table-cell office:value-type="float" office:value="0.06" calcext:value-type="float">
            <text:p>0,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19-k2.vr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yPy-ty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table:formula="of:=([.D54]-[.E54])/[.E54]*100" office:value-type="float" office:value="2.83018867924528" calcext:value-type="float">
            <text:p>2,8301886792452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0-k2.vr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Py-rfcs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table:formula="of:=([.D55]-[.E55])/[.E55]*100" office:value-type="float" office:value="1.36363636363636" calcext:value-type="float">
            <text:p>1,36363636363636</text:p>
          </table:table-cell>
          <table:table-cell office:value-type="float" office:value="0.12" calcext:value-type="float">
            <text:p>0,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1-k2.vr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RyPy-cmt</text:p>
          </table:table-cell>
          <table:table-cell table:number-columns-repeated="2" office:value-type="float" office:value="211" calcext:value-type="float">
            <text:p>211</text:p>
          </table:table-cell>
          <table:table-cell table:formula="of:=([.D56]-[.E56])/[.E56]*100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2-k2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yPy-cmt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([.D57]-[.E57])/[.E57]*100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2-k8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yPy-gps</text:p>
          </table:table-cell>
          <table:table-cell office:value-type="float" office:value="590" calcext:value-type="float">
            <text:p>590</text:p>
          </table:table-cell>
          <table:table-cell office:value-type="float" office:value="603" calcext:value-type="float">
            <text:p>603</text:p>
          </table:table-cell>
          <table:table-cell table:formula="of:=([.D58]-[.E58])/[.E58]*100" office:value-type="float" office:value="-2.1558872305141" calcext:value-type="float">
            <text:p>-2,155887230514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3-k8.vr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yPy-ims</text:p>
          </table:table-cell>
          <table:table-cell office:value-type="float" office:value="537" calcext:value-type="float">
            <text:p>537</text:p>
          </table:table-cell>
          <table:table-cell office:value-type="float" office:value="554" calcext:value-type="float">
            <text:p>554</text:p>
          </table:table-cell>
          <table:table-cell table:formula="of:=([.D59]-[.E59])/[.E59]*100" office:value-type="float" office:value="-3.06859205776173" calcext:value-type="float">
            <text:p>-3,06859205776173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40-k5.vr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RyPy-gps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table:formula="of:=([.D60]-[.E60])/[.E60]*100" office:value-type="float" office:value="5.02183406113537" calcext:value-type="float">
            <text:p>5,02183406113537</text:p>
          </table:table-cell>
          <table:table-cell office:value-type="float" office:value="0.43" calcext:value-type="float">
            <text:p>0,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ps</text:p>
          </table:table-cell>
          <table:table-cell office:value-type="float" office:value="528" calcext:value-type="float">
            <text:p>528</text:p>
          </table:table-cell>
          <table:table-cell office:value-type="float" office:value="510" calcext:value-type="float">
            <text:p>510</text:p>
          </table:table-cell>
          <table:table-cell table:formula="of:=([.D61]-[.E61])/[.E61]*100" office:value-type="float" office:value="3.52941176470588" calcext:value-type="float">
            <text:p>3,52941176470588</text:p>
          </table:table-cell>
          <table:table-cell office:value-type="float" office:value="0.54" calcext:value-type="float">
            <text:p>0,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0-k10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gps</text:p>
          </table:table-cell>
          <table:table-cell office:value-type="float" office:value="729" calcext:value-type="float">
            <text:p>729</text:p>
          </table:table-cell>
          <table:table-cell office:value-type="float" office:value="696" calcext:value-type="float">
            <text:p>696</text:p>
          </table:table-cell>
          <table:table-cell table:formula="of:=([.D62]-[.E62])/[.E62]*100" office:value-type="float" office:value="4.74137931034483" calcext:value-type="float">
            <text:p>4,74137931034483</text:p>
          </table:table-cell>
          <table:table-cell office:value-type="float" office:value="0.49" calcext:value-type="float">
            <text:p>0,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cmt</text:p>
          </table:table-cell>
          <table:table-cell office:value-type="float" office:value="574" calcext:value-type="float">
            <text:p>574</text:p>
          </table:table-cell>
          <table:table-cell office:value-type="float" office:value="554" calcext:value-type="float">
            <text:p>554</text:p>
          </table:table-cell>
          <table:table-cell table:formula="of:=([.D63]-[.E63])/[.E63]*100" office:value-type="float" office:value="3.6101083032491" calcext:value-type="float">
            <text:p>3,6101083032491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rfcs</text:p>
          </table:table-cell>
          <table:table-cell office:value-type="float" office:value="641" calcext:value-type="float">
            <text:p>641</text:p>
          </table:table-cell>
          <table:table-cell office:value-type="float" office:value="649" calcext:value-type="float">
            <text:p>649</text:p>
          </table:table-cell>
          <table:table-cell table:formula="of:=([.D64]-[.E64])/[.E64]*100" office:value-type="float" office:value="-1.2326656394453" calcext:value-type="float">
            <text:p>-1,2326656394453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1-k10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eRyPy-gps</text:p>
          </table:table-cell>
          <table:table-cell office:value-type="float" office:value="749" calcext:value-type="float">
            <text:p>749</text:p>
          </table:table-cell>
          <table:table-cell office:value-type="float" office:value="745" calcext:value-type="float">
            <text:p>745</text:p>
          </table:table-cell>
          <table:table-cell table:formula="of:=([.D65]-[.E65])/[.E65]*100" office:value-type="float" office:value="0.536912751677852" calcext:value-type="float">
            <text:p>0,536912751677852</text:p>
          </table:table-cell>
          <table:table-cell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5-k10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gpl</text:p>
          </table:table-cell>
          <table:table-cell office:value-type="float" office:value="709" calcext:value-type="float">
            <text:p>709</text:p>
          </table:table-cell>
          <table:table-cell office:value-type="float" office:value="669" calcext:value-type="float">
            <text:p>669</text:p>
          </table:table-cell>
          <table:table-cell table:formula="of:=([.D66]-[.E66])/[.E66]*100" office:value-type="float" office:value="5.97907324364723" calcext:value-type="float">
            <text:p>5,97907324364723</text:p>
          </table:table-cell>
          <table:table-cell office:value-type="float" office:value="0.79" calcext:value-type="float">
            <text:p>0,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5-k15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gps</text:p>
          </table:table-cell>
          <table:table-cell office:value-type="float" office:value="968" calcext:value-type="float">
            <text:p>968</text:p>
          </table:table-cell>
          <table:table-cell office:value-type="float" office:value="856" calcext:value-type="float">
            <text:p>856</text:p>
          </table:table-cell>
          <table:table-cell table:formula="of:=([.D67]-[.E67])/[.E67]*100" office:value-type="float" office:value="13.0841121495327" calcext:value-type="float">
            <text:p>13,0841121495327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5-k7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cmt</text:p>
          </table:table-cell>
          <table:table-cell office:value-type="float" office:value="586" calcext:value-type="float">
            <text:p>586</text:p>
          </table:table-cell>
          <table:table-cell office:value-type="float" office:value="524" calcext:value-type="float">
            <text:p>524</text:p>
          </table:table-cell>
          <table:table-cell table:formula="of:=([.D68]-[.E68])/[.E68]*100" office:value-type="float" office:value="11.8320610687023" calcext:value-type="float">
            <text:p>11,8320610687023</text:p>
          </table:table-cell>
          <table:table-cell office:value-type="float" office:value="0.89" calcext:value-type="float">
            <text:p>0,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5-k8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cmt</text:p>
          </table:table-cell>
          <table:table-cell office:value-type="float" office:value="583" calcext:value-type="float">
            <text:p>583</text:p>
          </table:table-cell>
          <table:table-cell office:value-type="float" office:value="576" calcext:value-type="float">
            <text:p>576</text:p>
          </table:table-cell>
          <table:table-cell table:formula="of:=([.D69]-[.E69])/[.E69]*100" office:value-type="float" office:value="1.21527777777778" calcext:value-type="float">
            <text:p>1,21527777777778</text:p>
          </table:table-cell>
          <table:table-cell office:value-type="float" office:value="0.83" calcext:value-type="float">
            <text:p>0,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60-k10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gps</text:p>
          </table:table-cell>
          <table:table-cell office:value-type="float" office:value="770" calcext:value-type="float">
            <text:p>770</text:p>
          </table:table-cell>
          <table:table-cell office:value-type="float" office:value="706" calcext:value-type="float">
            <text:p>706</text:p>
          </table:table-cell>
          <table:table-cell table:formula="of:=([.D70]-[.E70])/[.E70]*100" office:value-type="float" office:value="9.06515580736544" calcext:value-type="float">
            <text:p>9,06515580736544</text:p>
          </table:table-cell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60-k15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gps</text:p>
          </table:table-cell>
          <table:table-cell office:value-type="float" office:value="1007" calcext:value-type="float">
            <text:p>1007</text:p>
          </table:table-cell>
          <table:table-cell office:value-type="float" office:value="905" calcext:value-type="float">
            <text:p>905</text:p>
          </table:table-cell>
          <table:table-cell table:formula="of:=([.D71]-[.E71])/[.E71]*100" office:value-type="float" office:value="11.2707182320442" calcext:value-type="float">
            <text:p>11,2707182320442</text:p>
          </table:table-cell>
          <table:table-cell office:value-type="float" office:value="0.99" calcext:value-type="float">
            <text:p>0,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65-k10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eRyPy-cmt</text:p>
          </table:table-cell>
          <table:table-cell office:value-type="float" office:value="814" calcext:value-type="float">
            <text:p>814</text:p>
          </table:table-cell>
          <table:table-cell office:value-type="float" office:value="792" calcext:value-type="float">
            <text:p>792</text:p>
          </table:table-cell>
          <table:table-cell table:formula="of:=([.D72]-[.E72])/[.E72]*100" office:value-type="float" office:value="2.77777777777778" calcext:value-type="float">
            <text:p>2,77777777777778</text:p>
          </table:table-cell>
          <table:table-cell office:value-type="float" office:value="1.17" calcext:value-type="float">
            <text:p>1,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70-k10.v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yPy-gps</text:p>
          </table:table-cell>
          <table:table-cell office:value-type="float" office:value="845" calcext:value-type="float">
            <text:p>845</text:p>
          </table:table-cell>
          <table:table-cell office:value-type="float" office:value="834" calcext:value-type="float">
            <text:p>834</text:p>
          </table:table-cell>
          <table:table-cell table:formula="of:=([.D73]-[.E73])/[.E73]*100" office:value-type="float" office:value="1.3189448441247" calcext:value-type="float">
            <text:p>1,3189448441247</text:p>
          </table:table-cell>
          <table:table-cell office:value-type="float" office:value="1.08" calcext:value-type="float">
            <text:p>1,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76-k4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RyPy-cmt</text:p>
          </table:table-cell>
          <table:table-cell office:value-type="float" office:value="613" calcext:value-type="float">
            <text:p>613</text:p>
          </table:table-cell>
          <table:table-cell office:value-type="float" office:value="589" calcext:value-type="float">
            <text:p>589</text:p>
          </table:table-cell>
          <table:table-cell table:formula="of:=([.D74]-[.E74])/[.E74]*100" office:value-type="float" office:value="4.07470288624788" calcext:value-type="float">
            <text:p>4,07470288624788</text:p>
          </table:table-cell>
          <table:table-cell office:value-type="float" office:value="2.76" calcext:value-type="float">
            <text:p>2,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76-k5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RyPy-cmt</text:p>
          </table:table-cell>
          <table:table-cell office:value-type="float" office:value="660" calcext:value-type="float">
            <text:p>660</text:p>
          </table:table-cell>
          <table:table-cell office:value-type="float" office:value="631" calcext:value-type="float">
            <text:p>631</text:p>
          </table:table-cell>
          <table:table-cell table:formula="of:=([.D75]-[.E75])/[.E75]*100" office:value-type="float" office:value="4.59587955625991" calcext:value-type="float">
            <text:p>4,59587955625991</text:p>
          </table:table-cell>
          <table:table-cell office:value-type="float" office:value="2.11" calcext:value-type="float">
            <text:p>2,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formula="of:=AVERAGE([.F2:.F75])" office:value-type="float" office:value="2.22902975101553" calcext:value-type="float">
            <text:p>2,22902975101553</text:p>
          </table:table-cell>
          <table:table-cell table:number-columns-repeated="2"/>
        </table:table-row>
      </table:table>
      <table:table table:name="VRPy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est known solutio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ecalc ga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rp</text:p>
          </table:table-cell>
          <table:table-cell office:value-type="string" calcext:value-type="string">
            <text:p>time limit (s)</text:p>
          </table:table-cell>
        </table:table-row>
        <table:table-row table:style-name="ro1">
          <table:table-cell office:value-type="string" calcext:value-type="string">
            <text:p>A-n32-k5.v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py</text:p>
          </table:table-cell>
          <table:table-cell office:value-type="float" office:value="847" calcext:value-type="float">
            <text:p>847</text:p>
          </table:table-cell>
          <table:table-cell office:value-type="float" office:value="784" calcext:value-type="float">
            <text:p>784</text:p>
          </table:table-cell>
          <table:table-cell office:value-type="float" office:value="10.7142857142857" calcext:value-type="float">
            <text:p>10,7142857142857</text:p>
          </table:table-cell>
          <table:table-cell table:formula="of:=([.D2]-[.E2])/[.E2]*100" office:value-type="float" office:value="8.03571428571429" calcext:value-type="float">
            <text:p>8,03571428571429</text:p>
          </table:table-cell>
          <table:table-cell office:value-type="float" office:value="0.627320289611816" calcext:value-type="float">
            <text:p>0,62732028961181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5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rpy</text:p>
          </table:table-cell>
          <table:table-cell office:value-type="float" office:value="675" calcext:value-type="float">
            <text:p>675</text:p>
          </table:table-cell>
          <table:table-cell office:value-type="float" office:value="661" calcext:value-type="float">
            <text:p>661</text:p>
          </table:table-cell>
          <table:table-cell office:value-type="float" office:value="5.29500756429652" calcext:value-type="float">
            <text:p>5,29500756429652</text:p>
          </table:table-cell>
          <table:table-cell table:formula="of:=([.D3]-[.E3])/[.E3]*100" office:value-type="float" office:value="2.11800302571861" calcext:value-type="float">
            <text:p>2,11800302571861</text:p>
          </table:table-cell>
          <table:table-cell office:value-type="float" office:value="0.731591701507568" calcext:value-type="float">
            <text:p>0,73159170150756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6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rpy</text:p>
          </table:table-cell>
          <table:table-cell office:value-type="float" office:value="766" calcext:value-type="float">
            <text:p>766</text:p>
          </table:table-cell>
          <table:table-cell office:value-type="float" office:value="742" calcext:value-type="float">
            <text:p>742</text:p>
          </table:table-cell>
          <table:table-cell office:value-type="float" office:value="4.71698113207547" calcext:value-type="float">
            <text:p>4,71698113207547</text:p>
          </table:table-cell>
          <table:table-cell table:formula="of:=([.D4]-[.E4])/[.E4]*100" office:value-type="float" office:value="3.23450134770889" calcext:value-type="float">
            <text:p>3,23450134770889</text:p>
          </table:table-cell>
          <table:table-cell office:value-type="float" office:value="0.428384304046631" calcext:value-type="float">
            <text:p>0,4283843040466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py</text:p>
          </table:table-cell>
          <table:table-cell office:value-type="float" office:value="789" calcext:value-type="float">
            <text:p>789</text:p>
          </table:table-cell>
          <table:table-cell office:value-type="float" office:value="778" calcext:value-type="float">
            <text:p>778</text:p>
          </table:table-cell>
          <table:table-cell office:value-type="float" office:value="1.41388174807198" calcext:value-type="float">
            <text:p>1,41388174807198</text:p>
          </table:table-cell>
          <table:table-cell table:formula="of:=([.D5]-[.E5])/[.E5]*100" office:value-type="float" office:value="1.41388174807198" calcext:value-type="float">
            <text:p>1,41388174807198</text:p>
          </table:table-cell>
          <table:table-cell office:value-type="float" office:value="0.53159499168396" calcext:value-type="float">
            <text:p>0,5315949916839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6-k5.vr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rpy</text:p>
          </table:table-cell>
          <table:table-cell office:value-type="float" office:value="806" calcext:value-type="float">
            <text:p>806</text:p>
          </table:table-cell>
          <table:table-cell office:value-type="float" office:value="799" calcext:value-type="float">
            <text:p>799</text:p>
          </table:table-cell>
          <table:table-cell office:value-type="float" office:value="0.876095118898623" calcext:value-type="float">
            <text:p>0,876095118898623</text:p>
          </table:table-cell>
          <table:table-cell table:formula="of:=([.D6]-[.E6])/[.E6]*100" office:value-type="float" office:value="0.876095118898623" calcext:value-type="float">
            <text:p>0,876095118898623</text:p>
          </table:table-cell>
          <table:table-cell office:value-type="float" office:value="0.525077104568481" calcext:value-type="float">
            <text:p>0,52507710456848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5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rpy</text:p>
          </table:table-cell>
          <table:table-cell office:value-type="float" office:value="680" calcext:value-type="float">
            <text:p>680</text:p>
          </table:table-cell>
          <table:table-cell office:value-type="float" office:value="669" calcext:value-type="float">
            <text:p>669</text:p>
          </table:table-cell>
          <table:table-cell office:value-type="float" office:value="5.82959641255605" calcext:value-type="float">
            <text:p>5,82959641255605</text:p>
          </table:table-cell>
          <table:table-cell table:formula="of:=([.D7]-[.E7])/[.E7]*100" office:value-type="float" office:value="1.64424514200299" calcext:value-type="float">
            <text:p>1,64424514200299</text:p>
          </table:table-cell>
          <table:table-cell office:value-type="float" office:value="0.568875789642334" calcext:value-type="float">
            <text:p>0,56887578964233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6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rpy</text:p>
          </table:table-cell>
          <table:table-cell office:value-type="float" office:value="977" calcext:value-type="float">
            <text:p>977</text:p>
          </table:table-cell>
          <table:table-cell office:value-type="float" office:value="949" calcext:value-type="float">
            <text:p>949</text:p>
          </table:table-cell>
          <table:table-cell office:value-type="float" office:value="6.00632244467861" calcext:value-type="float">
            <text:p>6,00632244467861</text:p>
          </table:table-cell>
          <table:table-cell table:formula="of:=([.D8]-[.E8])/[.E8]*100" office:value-type="float" office:value="2.9504741833509" calcext:value-type="float">
            <text:p>2,9504741833509</text:p>
          </table:table-cell>
          <table:table-cell office:value-type="float" office:value="0.68068528175354" calcext:value-type="float">
            <text:p>0,6806852817535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8-k5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rpy</text:p>
          </table:table-cell>
          <table:table-cell office:value-type="float" office:value="770" calcext:value-type="float">
            <text:p>770</text:p>
          </table:table-cell>
          <table:table-cell office:value-type="float" office:value="730" calcext:value-type="float">
            <text:p>730</text:p>
          </table:table-cell>
          <table:table-cell office:value-type="float" office:value="7.3972602739726" calcext:value-type="float">
            <text:p>7,3972602739726</text:p>
          </table:table-cell>
          <table:table-cell table:formula="of:=([.D9]-[.E9])/[.E9]*100" office:value-type="float" office:value="5.47945205479452" calcext:value-type="float">
            <text:p>5,47945205479452</text:p>
          </table:table-cell>
          <table:table-cell office:value-type="float" office:value="0.617838859558106" calcext:value-type="float">
            <text:p>0,61783885955810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rpy</text:p>
          </table:table-cell>
          <table:table-cell office:value-type="float" office:value="832" calcext:value-type="float">
            <text:p>832</text:p>
          </table:table-cell>
          <table:table-cell office:value-type="float" office:value="822" calcext:value-type="float">
            <text:p>822</text:p>
          </table:table-cell>
          <table:table-cell office:value-type="float" office:value="4.74452554744526" calcext:value-type="float">
            <text:p>4,74452554744526</text:p>
          </table:table-cell>
          <table:table-cell table:formula="of:=([.D10]-[.E10])/[.E10]*100" office:value-type="float" office:value="1.21654501216545" calcext:value-type="float">
            <text:p>1,21654501216545</text:p>
          </table:table-cell>
          <table:table-cell office:value-type="float" office:value="0.591273307800293" calcext:value-type="float">
            <text:p>0,59127330780029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6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rpy</text:p>
          </table:table-cell>
          <table:table-cell office:value-type="float" office:value="885" calcext:value-type="float">
            <text:p>885</text:p>
          </table:table-cell>
          <table:table-cell office:value-type="float" office:value="831" calcext:value-type="float">
            <text:p>831</text:p>
          </table:table-cell>
          <table:table-cell office:value-type="float" office:value="6.85920577617329" calcext:value-type="float">
            <text:p>6,85920577617329</text:p>
          </table:table-cell>
          <table:table-cell table:formula="of:=([.D11]-[.E11])/[.E11]*100" office:value-type="float" office:value="6.49819494584837" calcext:value-type="float">
            <text:p>6,49819494584837</text:p>
          </table:table-cell>
          <table:table-cell office:value-type="float" office:value="0.577922582626343" calcext:value-type="float">
            <text:p>0,57792258262634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rpy</text:p>
          </table:table-cell>
          <table:table-cell office:value-type="float" office:value="970" calcext:value-type="float">
            <text:p>970</text:p>
          </table:table-cell>
          <table:table-cell office:value-type="float" office:value="937" calcext:value-type="float">
            <text:p>937</text:p>
          </table:table-cell>
          <table:table-cell office:value-type="float" office:value="5.22945570971185" calcext:value-type="float">
            <text:p>5,22945570971185</text:p>
          </table:table-cell>
          <table:table-cell table:formula="of:=([.D12]-[.E12])/[.E12]*100" office:value-type="float" office:value="3.52187833511206" calcext:value-type="float">
            <text:p>3,52187833511206</text:p>
          </table:table-cell>
          <table:table-cell office:value-type="float" office:value="0.417763471603394" calcext:value-type="float">
            <text:p>0,41776347160339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975" calcext:value-type="float">
            <text:p>975</text:p>
          </table:table-cell>
          <table:table-cell office:value-type="float" office:value="944" calcext:value-type="float">
            <text:p>944</text:p>
          </table:table-cell>
          <table:table-cell office:value-type="float" office:value="3.38983050847458" calcext:value-type="float">
            <text:p>3,38983050847458</text:p>
          </table:table-cell>
          <table:table-cell table:formula="of:=([.D13]-[.E13])/[.E13]*100" office:value-type="float" office:value="3.28389830508475" calcext:value-type="float">
            <text:p>3,28389830508475</text:p>
          </table:table-cell>
          <table:table-cell office:value-type="float" office:value="0.751650810241699" calcext:value-type="float">
            <text:p>0,7516508102416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7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1191" calcext:value-type="float">
            <text:p>1191</text:p>
          </table:table-cell>
          <table:table-cell office:value-type="float" office:value="1146" calcext:value-type="float">
            <text:p>1146</text:p>
          </table:table-cell>
          <table:table-cell office:value-type="float" office:value="5.14834205933682" calcext:value-type="float">
            <text:p>5,14834205933682</text:p>
          </table:table-cell>
          <table:table-cell table:formula="of:=([.D14]-[.E14])/[.E14]*100" office:value-type="float" office:value="3.92670157068063" calcext:value-type="float">
            <text:p>3,92670157068063</text:p>
          </table:table-cell>
          <table:table-cell office:value-type="float" office:value="0.774425983428955" calcext:value-type="float">
            <text:p>0,77442598342895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6-k7.v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rpy</text:p>
          </table:table-cell>
          <table:table-cell office:value-type="float" office:value="930" calcext:value-type="float">
            <text:p>930</text:p>
          </table:table-cell>
          <table:table-cell office:value-type="float" office:value="914" calcext:value-type="float">
            <text:p>914</text:p>
          </table:table-cell>
          <table:table-cell office:value-type="float" office:value="1.75054704595186" calcext:value-type="float">
            <text:p>1,75054704595186</text:p>
          </table:table-cell>
          <table:table-cell table:formula="of:=([.D15]-[.E15])/[.E15]*100" office:value-type="float" office:value="1.75054704595186" calcext:value-type="float">
            <text:p>1,75054704595186</text:p>
          </table:table-cell>
          <table:table-cell office:value-type="float" office:value="0.796474933624268" calcext:value-type="float">
            <text:p>0,79647493362426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8-k7.vr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rpy</text:p>
          </table:table-cell>
          <table:table-cell office:value-type="float" office:value="1101" calcext:value-type="float">
            <text:p>1101</text:p>
          </table:table-cell>
          <table:table-cell office:value-type="float" office:value="1073" calcext:value-type="float">
            <text:p>1073</text:p>
          </table:table-cell>
          <table:table-cell office:value-type="float" office:value="5.03261882572227" calcext:value-type="float">
            <text:p>5,03261882572227</text:p>
          </table:table-cell>
          <table:table-cell table:formula="of:=([.D16]-[.E16])/[.E16]*100" office:value-type="float" office:value="2.60950605778192" calcext:value-type="float">
            <text:p>2,60950605778192</text:p>
          </table:table-cell>
          <table:table-cell office:value-type="float" office:value="0.8485107421875" calcext:value-type="float">
            <text:p>0,848510742187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3-k7.vr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rpy</text:p>
          </table:table-cell>
          <table:table-cell office:value-type="float" office:value="1081" calcext:value-type="float">
            <text:p>1081</text:p>
          </table:table-cell>
          <table:table-cell office:value-type="float" office:value="1010" calcext:value-type="float">
            <text:p>1010</text:p>
          </table:table-cell>
          <table:table-cell office:value-type="float" office:value="7.02970297029703" calcext:value-type="float">
            <text:p>7,02970297029703</text:p>
          </table:table-cell>
          <table:table-cell table:formula="of:=([.D17]-[.E17])/[.E17]*100" office:value-type="float" office:value="7.02970297029703" calcext:value-type="float">
            <text:p>7,02970297029703</text:p>
          </table:table-cell>
          <table:table-cell office:value-type="float" office:value="1.08332276344299" calcext:value-type="float">
            <text:p>1,083322763442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4-k7.v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rpy</text:p>
          </table:table-cell>
          <table:table-cell office:value-type="float" office:value="1179" calcext:value-type="float">
            <text:p>1179</text:p>
          </table:table-cell>
          <table:table-cell office:value-type="float" office:value="1167" calcext:value-type="float">
            <text:p>1167</text:p>
          </table:table-cell>
          <table:table-cell office:value-type="float" office:value="1.19965724078835" calcext:value-type="float">
            <text:p>1,19965724078835</text:p>
          </table:table-cell>
          <table:table-cell table:formula="of:=([.D18]-[.E18])/[.E18]*100" office:value-type="float" office:value="1.02827763496144" calcext:value-type="float">
            <text:p>1,02827763496144</text:p>
          </table:table-cell>
          <table:table-cell office:value-type="float" office:value="1.09907174110413" calcext:value-type="float">
            <text:p>1,099071741104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5-k9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1108" calcext:value-type="float">
            <text:p>1108</text:p>
          </table:table-cell>
          <table:table-cell office:value-type="float" office:value="1073" calcext:value-type="float">
            <text:p>1073</text:p>
          </table:table-cell>
          <table:table-cell office:value-type="float" office:value="6.61696178937558" calcext:value-type="float">
            <text:p>6,61696178937558</text:p>
          </table:table-cell>
          <table:table-cell table:formula="of:=([.D19]-[.E19])/[.E19]*100" office:value-type="float" office:value="3.2618825722274" calcext:value-type="float">
            <text:p>3,2618825722274</text:p>
          </table:table-cell>
          <table:table-cell office:value-type="float" office:value="1.1399347782135" calcext:value-type="float">
            <text:p>1,139934778213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0-k9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rpy</text:p>
          </table:table-cell>
          <table:table-cell office:value-type="float" office:value="1374" calcext:value-type="float">
            <text:p>1374</text:p>
          </table:table-cell>
          <table:table-cell office:value-type="float" office:value="1408" calcext:value-type="float">
            <text:p>1408</text:p>
          </table:table-cell>
          <table:table-cell office:value-type="float" office:value="1.7725258493353" calcext:value-type="float">
            <text:p>1,7725258493353</text:p>
          </table:table-cell>
          <table:table-cell table:formula="of:=([.D20]-[.E20])/[.E20]*100" office:value-type="float" office:value="-2.41477272727273" calcext:value-type="float">
            <text:p>-2,41477272727273</text:p>
          </table:table-cell>
          <table:table-cell office:value-type="float" office:value="1.3618495464325" calcext:value-type="float">
            <text:p>1,361849546432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1-k9.vr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rpy</text:p>
          </table:table-cell>
          <table:table-cell office:value-type="float" office:value="1056" calcext:value-type="float">
            <text:p>1056</text:p>
          </table:table-cell>
          <table:table-cell office:value-type="float" office:value="1035" calcext:value-type="float">
            <text:p>1035</text:p>
          </table:table-cell>
          <table:table-cell office:value-type="float" office:value="2.90135396518375" calcext:value-type="float">
            <text:p>2,90135396518375</text:p>
          </table:table-cell>
          <table:table-cell table:formula="of:=([.D21]-[.E21])/[.E21]*100" office:value-type="float" office:value="2.02898550724638" calcext:value-type="float">
            <text:p>2,02898550724638</text:p>
          </table:table-cell>
          <table:table-cell office:value-type="float" office:value="1.46349120140076" calcext:value-type="float">
            <text:p>1,4634912014007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2-k8.vr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rpy</text:p>
          </table:table-cell>
          <table:table-cell office:value-type="float" office:value="1338" calcext:value-type="float">
            <text:p>1338</text:p>
          </table:table-cell>
          <table:table-cell office:value-type="float" office:value="1290" calcext:value-type="float">
            <text:p>1290</text:p>
          </table:table-cell>
          <table:table-cell office:value-type="float" office:value="4.27018633540373" calcext:value-type="float">
            <text:p>4,27018633540373</text:p>
          </table:table-cell>
          <table:table-cell table:formula="of:=([.D22]-[.E22])/[.E22]*100" office:value-type="float" office:value="3.72093023255814" calcext:value-type="float">
            <text:p>3,72093023255814</text:p>
          </table:table-cell>
          <table:table-cell office:value-type="float" office:value="1.47827100753784" calcext:value-type="float">
            <text:p>1,4782710075378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rpy</text:p>
          </table:table-cell>
          <table:table-cell office:value-type="float" office:value="1373" calcext:value-type="float">
            <text:p>1373</text:p>
          </table:table-cell>
          <table:table-cell office:value-type="float" office:value="1315" calcext:value-type="float">
            <text:p>1315</text:p>
          </table:table-cell>
          <table:table-cell office:value-type="float" office:value="6.16438356164384" calcext:value-type="float">
            <text:p>6,16438356164384</text:p>
          </table:table-cell>
          <table:table-cell table:formula="of:=([.D23]-[.E23])/[.E23]*100" office:value-type="float" office:value="4.4106463878327" calcext:value-type="float">
            <text:p>4,4106463878327</text:p>
          </table:table-cell>
          <table:table-cell office:value-type="float" office:value="1.59858369827271" calcext:value-type="float">
            <text:p>1,5985836982727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9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rpy</text:p>
          </table:table-cell>
          <table:table-cell office:value-type="float" office:value="1646" calcext:value-type="float">
            <text:p>1646</text:p>
          </table:table-cell>
          <table:table-cell office:value-type="float" office:value="1634" calcext:value-type="float">
            <text:p>1634</text:p>
          </table:table-cell>
          <table:table-cell office:value-type="float" office:value="2.47524752475248" calcext:value-type="float">
            <text:p>2,47524752475248</text:p>
          </table:table-cell>
          <table:table-cell table:formula="of:=([.D24]-[.E24])/[.E24]*100" office:value-type="float" office:value="0.734394124847001" calcext:value-type="float">
            <text:p>0,734394124847001</text:p>
          </table:table-cell>
          <table:table-cell office:value-type="float" office:value="1.4794385433197" calcext:value-type="float">
            <text:p>1,479438543319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rpy</text:p>
          </table:table-cell>
          <table:table-cell office:value-type="float" office:value="1445" calcext:value-type="float">
            <text:p>1445</text:p>
          </table:table-cell>
          <table:table-cell office:value-type="float" office:value="1402" calcext:value-type="float">
            <text:p>1402</text:p>
          </table:table-cell>
          <table:table-cell office:value-type="float" office:value="7.13775874375446" calcext:value-type="float">
            <text:p>7,13775874375446</text:p>
          </table:table-cell>
          <table:table-cell table:formula="of:=([.D25]-[.E25])/[.E25]*100" office:value-type="float" office:value="3.06704707560628" calcext:value-type="float">
            <text:p>3,06704707560628</text:p>
          </table:table-cell>
          <table:table-cell office:value-type="float" office:value="1.75822353363037" calcext:value-type="float">
            <text:p>1,7582235336303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5-k9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rpy</text:p>
          </table:table-cell>
          <table:table-cell office:value-type="float" office:value="1211" calcext:value-type="float">
            <text:p>1211</text:p>
          </table:table-cell>
          <table:table-cell office:value-type="float" office:value="1177" calcext:value-type="float">
            <text:p>1177</text:p>
          </table:table-cell>
          <table:table-cell office:value-type="float" office:value="5.62180579216354" calcext:value-type="float">
            <text:p>5,62180579216354</text:p>
          </table:table-cell>
          <table:table-cell table:formula="of:=([.D26]-[.E26])/[.E26]*100" office:value-type="float" office:value="2.88870008496177" calcext:value-type="float">
            <text:p>2,88870008496177</text:p>
          </table:table-cell>
          <table:table-cell office:value-type="float" office:value="1.54639005661011" calcext:value-type="float">
            <text:p>1,546390056610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9-k9.vr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rpy</text:p>
          </table:table-cell>
          <table:table-cell office:value-type="float" office:value="1223" calcext:value-type="float">
            <text:p>1223</text:p>
          </table:table-cell>
          <table:table-cell office:value-type="float" office:value="1168" calcext:value-type="float">
            <text:p>1168</text:p>
          </table:table-cell>
          <table:table-cell office:value-type="float" office:value="6.64365832614323" calcext:value-type="float">
            <text:p>6,64365832614323</text:p>
          </table:table-cell>
          <table:table-cell table:formula="of:=([.D27]-[.E27])/[.E27]*100" office:value-type="float" office:value="4.70890410958904" calcext:value-type="float">
            <text:p>4,70890410958904</text:p>
          </table:table-cell>
          <table:table-cell office:value-type="float" office:value="1.85623359680176" calcext:value-type="float">
            <text:p>1,8562335968017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80-k10.vr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rpy</text:p>
          </table:table-cell>
          <table:table-cell office:value-type="float" office:value="1813" calcext:value-type="float">
            <text:p>1813</text:p>
          </table:table-cell>
          <table:table-cell office:value-type="float" office:value="1764" calcext:value-type="float">
            <text:p>1764</text:p>
          </table:table-cell>
          <table:table-cell office:value-type="float" office:value="4.99149177538287" calcext:value-type="float">
            <text:p>4,99149177538287</text:p>
          </table:table-cell>
          <table:table-cell table:formula="of:=([.D28]-[.E28])/[.E28]*100" office:value-type="float" office:value="2.77777777777778" calcext:value-type="float">
            <text:p>2,77777777777778</text:p>
          </table:table-cell>
          <table:table-cell office:value-type="float" office:value="2.47068667411804" calcext:value-type="float">
            <text:p>2,4706866741180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1-k5.vr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rpy</text:p>
          </table:table-cell>
          <table:table-cell office:value-type="float" office:value="710" calcext:value-type="float">
            <text:p>710</text:p>
          </table:table-cell>
          <table:table-cell office:value-type="float" office:value="672" calcext:value-type="float">
            <text:p>672</text:p>
          </table:table-cell>
          <table:table-cell office:value-type="float" office:value="9.82142857142857" calcext:value-type="float">
            <text:p>9,82142857142857</text:p>
          </table:table-cell>
          <table:table-cell table:formula="of:=([.D29]-[.E29])/[.E29]*100" office:value-type="float" office:value="5.65476190476191" calcext:value-type="float">
            <text:p>5,65476190476191</text:p>
          </table:table-cell>
          <table:table-cell office:value-type="float" office:value="0.501486301422119" calcext:value-type="float">
            <text:p>0,50148630142211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py</text:p>
          </table:table-cell>
          <table:table-cell office:value-type="float" office:value="830" calcext:value-type="float">
            <text:p>830</text:p>
          </table:table-cell>
          <table:table-cell office:value-type="float" office:value="788" calcext:value-type="float">
            <text:p>788</text:p>
          </table:table-cell>
          <table:table-cell office:value-type="float" office:value="5.32994923857868" calcext:value-type="float">
            <text:p>5,32994923857868</text:p>
          </table:table-cell>
          <table:table-cell table:formula="of:=([.D30]-[.E30])/[.E30]*100" office:value-type="float" office:value="5.32994923857868" calcext:value-type="float">
            <text:p>5,32994923857868</text:p>
          </table:table-cell>
          <table:table-cell office:value-type="float" office:value="0.457146167755127" calcext:value-type="float">
            <text:p>0,45714616775512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5-k5.v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rpy</text:p>
          </table:table-cell>
          <table:table-cell office:value-type="float" office:value="1061" calcext:value-type="float">
            <text:p>1061</text:p>
          </table:table-cell>
          <table:table-cell office:value-type="float" office:value="955" calcext:value-type="float">
            <text:p>955</text:p>
          </table:table-cell>
          <table:table-cell office:value-type="float" office:value="13.717277486911" calcext:value-type="float">
            <text:p>13,717277486911</text:p>
          </table:table-cell>
          <table:table-cell table:formula="of:=([.D31]-[.E31])/[.E31]*100" office:value-type="float" office:value="11.0994764397906" calcext:value-type="float">
            <text:p>11,0994764397906</text:p>
          </table:table-cell>
          <table:table-cell office:value-type="float" office:value="0.524820327758789" calcext:value-type="float">
            <text:p>0,52482032775878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8-k6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rpy</text:p>
          </table:table-cell>
          <table:table-cell office:value-type="float" office:value="827" calcext:value-type="float">
            <text:p>827</text:p>
          </table:table-cell>
          <table:table-cell office:value-type="float" office:value="805" calcext:value-type="float">
            <text:p>805</text:p>
          </table:table-cell>
          <table:table-cell office:value-type="float" office:value="3.22981366459627" calcext:value-type="float">
            <text:p>3,22981366459627</text:p>
          </table:table-cell>
          <table:table-cell table:formula="of:=([.D32]-[.E32])/[.E32]*100" office:value-type="float" office:value="2.73291925465838" calcext:value-type="float">
            <text:p>2,73291925465838</text:p>
          </table:table-cell>
          <table:table-cell office:value-type="float" office:value="0.661213636398315" calcext:value-type="float">
            <text:p>0,66121363639831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rpy</text:p>
          </table:table-cell>
          <table:table-cell office:value-type="float" office:value="601" calcext:value-type="float">
            <text:p>601</text:p>
          </table:table-cell>
          <table:table-cell office:value-type="float" office:value="549" calcext:value-type="float">
            <text:p>549</text:p>
          </table:table-cell>
          <table:table-cell office:value-type="float" office:value="11.2932604735883" calcext:value-type="float">
            <text:p>11,2932604735883</text:p>
          </table:table-cell>
          <table:table-cell table:formula="of:=([.D33]-[.E33])/[.E33]*100" office:value-type="float" office:value="9.47176684881603" calcext:value-type="float">
            <text:p>9,47176684881603</text:p>
          </table:table-cell>
          <table:table-cell office:value-type="float" office:value="0.61314058303833" calcext:value-type="float">
            <text:p>0,6131405830383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1-k6.vr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rpy</text:p>
          </table:table-cell>
          <table:table-cell office:value-type="float" office:value="851" calcext:value-type="float">
            <text:p>851</text:p>
          </table:table-cell>
          <table:table-cell office:value-type="float" office:value="829" calcext:value-type="float">
            <text:p>829</text:p>
          </table:table-cell>
          <table:table-cell office:value-type="float" office:value="5.42822677925211" calcext:value-type="float">
            <text:p>5,42822677925211</text:p>
          </table:table-cell>
          <table:table-cell table:formula="of:=([.D34]-[.E34])/[.E34]*100" office:value-type="float" office:value="2.65379975874548" calcext:value-type="float">
            <text:p>2,65379975874548</text:p>
          </table:table-cell>
          <table:table-cell office:value-type="float" office:value="0.728065729141235" calcext:value-type="float">
            <text:p>0,72806572914123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3-k6.vr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rpy</text:p>
          </table:table-cell>
          <table:table-cell office:value-type="float" office:value="776" calcext:value-type="float">
            <text:p>776</text:p>
          </table:table-cell>
          <table:table-cell office:value-type="float" office:value="742" calcext:value-type="float">
            <text:p>742</text:p>
          </table:table-cell>
          <table:table-cell office:value-type="float" office:value="4.5822102425876" calcext:value-type="float">
            <text:p>4,5822102425876</text:p>
          </table:table-cell>
          <table:table-cell table:formula="of:=([.D35]-[.E35])/[.E35]*100" office:value-type="float" office:value="4.5822102425876" calcext:value-type="float">
            <text:p>4,5822102425876</text:p>
          </table:table-cell>
          <table:table-cell office:value-type="float" office:value="0.666375160217285" calcext:value-type="float">
            <text:p>0,6663751602172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rpy</text:p>
          </table:table-cell>
          <table:table-cell office:value-type="float" office:value="933" calcext:value-type="float">
            <text:p>933</text:p>
          </table:table-cell>
          <table:table-cell office:value-type="float" office:value="909" calcext:value-type="float">
            <text:p>909</text:p>
          </table:table-cell>
          <table:table-cell office:value-type="float" office:value="2.97029702970297" calcext:value-type="float">
            <text:p>2,97029702970297</text:p>
          </table:table-cell>
          <table:table-cell table:formula="of:=([.D36]-[.E36])/[.E36]*100" office:value-type="float" office:value="2.64026402640264" calcext:value-type="float">
            <text:p>2,64026402640264</text:p>
          </table:table-cell>
          <table:table-cell office:value-type="float" office:value="0.762972831726074" calcext:value-type="float">
            <text:p>0,76297283172607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765" calcext:value-type="float">
            <text:p>765</text:p>
          </table:table-cell>
          <table:table-cell office:value-type="float" office:value="751" calcext:value-type="float">
            <text:p>751</text:p>
          </table:table-cell>
          <table:table-cell office:value-type="float" office:value="2.52996005326232" calcext:value-type="float">
            <text:p>2,52996005326232</text:p>
          </table:table-cell>
          <table:table-cell table:formula="of:=([.D37]-[.E37])/[.E37]*100" office:value-type="float" office:value="1.8641810918775" calcext:value-type="float">
            <text:p>1,8641810918775</text:p>
          </table:table-cell>
          <table:table-cell office:value-type="float" office:value="0.791166543960571" calcext:value-type="float">
            <text:p>0,79116654396057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739" calcext:value-type="float">
            <text:p>739</text:p>
          </table:table-cell>
          <table:table-cell office:value-type="float" office:value="678" calcext:value-type="float">
            <text:p>678</text:p>
          </table:table-cell>
          <table:table-cell office:value-type="float" office:value="9.14454277286136" calcext:value-type="float">
            <text:p>9,14454277286136</text:p>
          </table:table-cell>
          <table:table-cell table:formula="of:=([.D38]-[.E38])/[.E38]*100" office:value-type="float" office:value="8.99705014749263" calcext:value-type="float">
            <text:p>8,99705014749263</text:p>
          </table:table-cell>
          <table:table-cell office:value-type="float" office:value="0.804025411605835" calcext:value-type="float">
            <text:p>0,80402541160583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office:value-type="float" office:value="0.539811066126856" calcext:value-type="float">
            <text:p>0,539811066126856</text:p>
          </table:table-cell>
          <table:table-cell table:formula="of:=([.D39]-[.E39])/[.E39]*100" office:value-type="float" office:value="0.404858299595142" calcext:value-type="float">
            <text:p>0,404858299595142</text:p>
          </table:table-cell>
          <table:table-cell office:value-type="float" office:value="0.961430072784424" calcext:value-type="float">
            <text:p>0,96143007278442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1343" calcext:value-type="float">
            <text:p>1343</text:p>
          </table:table-cell>
          <table:table-cell office:value-type="float" office:value="1313" calcext:value-type="float">
            <text:p>1313</text:p>
          </table:table-cell>
          <table:table-cell office:value-type="float" office:value="2.66768292682927" calcext:value-type="float">
            <text:p>2,66768292682927</text:p>
          </table:table-cell>
          <table:table-cell table:formula="of:=([.D40]-[.E40])/[.E40]*100" office:value-type="float" office:value="2.28484386900229" calcext:value-type="float">
            <text:p>2,28484386900229</text:p>
          </table:table-cell>
          <table:table-cell office:value-type="float" office:value="1.42333436012268" calcext:value-type="float">
            <text:p>1,4233343601226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1-k7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rpy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.45348837209302" calcext:value-type="float">
            <text:p>1,45348837209302</text:p>
          </table:table-cell>
          <table:table-cell table:formula="of:=([.D41]-[.E41])/[.E41]*100" office:value-type="float" office:value="-0.581395348837209" calcext:value-type="float">
            <text:p>-0,581395348837209</text:p>
          </table:table-cell>
          <table:table-cell office:value-type="float" office:value="1.0020854473114" calcext:value-type="float">
            <text:p>1,00208544731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2-k7.vr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rpy</text:p>
          </table:table-cell>
          <table:table-cell office:value-type="float" office:value="795" calcext:value-type="float">
            <text:p>795</text:p>
          </table:table-cell>
          <table:table-cell office:value-type="float" office:value="747" calcext:value-type="float">
            <text:p>747</text:p>
          </table:table-cell>
          <table:table-cell office:value-type="float" office:value="10.1740294511379" calcext:value-type="float">
            <text:p>10,1740294511379</text:p>
          </table:table-cell>
          <table:table-cell table:formula="of:=([.D42]-[.E42])/[.E42]*100" office:value-type="float" office:value="6.42570281124498" calcext:value-type="float">
            <text:p>6,42570281124498</text:p>
          </table:table-cell>
          <table:table-cell office:value-type="float" office:value="1.06550121307373" calcext:value-type="float">
            <text:p>1,0655012130737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6-k7.vr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rpy</text:p>
          </table:table-cell>
          <table:table-cell office:value-type="float" office:value="719" calcext:value-type="float">
            <text:p>719</text:p>
          </table:table-cell>
          <table:table-cell office:value-type="float" office:value="707" calcext:value-type="float">
            <text:p>707</text:p>
          </table:table-cell>
          <table:table-cell office:value-type="float" office:value="4.95049504950495" calcext:value-type="float">
            <text:p>4,95049504950495</text:p>
          </table:table-cell>
          <table:table-cell table:formula="of:=([.D43]-[.E43])/[.E43]*100" office:value-type="float" office:value="1.6973125884017" calcext:value-type="float">
            <text:p>1,6973125884017</text:p>
          </table:table-cell>
          <table:table-cell office:value-type="float" office:value="1.32051563262939" calcext:value-type="float">
            <text:p>1,3205156326293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7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rpy</text:p>
          </table:table-cell>
          <table:table-cell office:value-type="float" office:value="1220" calcext:value-type="float">
            <text:p>1220</text:p>
          </table:table-cell>
          <table:table-cell office:value-type="float" office:value="1153" calcext:value-type="float">
            <text:p>1153</text:p>
          </table:table-cell>
          <table:table-cell office:value-type="float" office:value="7.54553339115351" calcext:value-type="float">
            <text:p>7,54553339115351</text:p>
          </table:table-cell>
          <table:table-cell table:formula="of:=([.D44]-[.E44])/[.E44]*100" office:value-type="float" office:value="5.81092801387684" calcext:value-type="float">
            <text:p>5,81092801387684</text:p>
          </table:table-cell>
          <table:table-cell office:value-type="float" office:value="0.741526603698731" calcext:value-type="float">
            <text:p>0,7415266036987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9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rpy</text:p>
          </table:table-cell>
          <table:table-cell office:value-type="float" office:value="1649" calcext:value-type="float">
            <text:p>1649</text:p>
          </table:table-cell>
          <table:table-cell office:value-type="float" office:value="1598" calcext:value-type="float">
            <text:p>1598</text:p>
          </table:table-cell>
          <table:table-cell office:value-type="float" office:value="3.56695869837297" calcext:value-type="float">
            <text:p>3,56695869837297</text:p>
          </table:table-cell>
          <table:table-cell table:formula="of:=([.D45]-[.E45])/[.E45]*100" office:value-type="float" office:value="3.19148936170213" calcext:value-type="float">
            <text:p>3,19148936170213</text:p>
          </table:table-cell>
          <table:table-cell office:value-type="float" office:value="1.28448152542114" calcext:value-type="float">
            <text:p>1,284481525421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rpy</text:p>
          </table:table-cell>
          <table:table-cell office:value-type="float" office:value="1570" calcext:value-type="float">
            <text:p>1570</text:p>
          </table:table-cell>
          <table:table-cell office:value-type="float" office:value="1537" calcext:value-type="float">
            <text:p>1537</text:p>
          </table:table-cell>
          <table:table-cell office:value-type="float" office:value="5.08021390374332" calcext:value-type="float">
            <text:p>5,08021390374332</text:p>
          </table:table-cell>
          <table:table-cell table:formula="of:=([.D46]-[.E46])/[.E46]*100" office:value-type="float" office:value="2.14703968770332" calcext:value-type="float">
            <text:p>2,14703968770332</text:p>
          </table:table-cell>
          <table:table-cell office:value-type="float" office:value="1.54535293579102" calcext:value-type="float">
            <text:p>1,5453529357910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rpy</text:p>
          </table:table-cell>
          <table:table-cell office:value-type="float" office:value="905" calcext:value-type="float">
            <text:p>905</text:p>
          </table:table-cell>
          <table:table-cell office:value-type="float" office:value="861" calcext:value-type="float">
            <text:p>861</text:p>
          </table:table-cell>
          <table:table-cell office:value-type="float" office:value="5.92334494773519" calcext:value-type="float">
            <text:p>5,92334494773519</text:p>
          </table:table-cell>
          <table:table-cell table:formula="of:=([.D47]-[.E47])/[.E47]*100" office:value-type="float" office:value="5.11033681765389" calcext:value-type="float">
            <text:p>5,11033681765389</text:p>
          </table:table-cell>
          <table:table-cell office:value-type="float" office:value="1.51383686065674" calcext:value-type="float">
            <text:p>1,5138368606567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6-k9.vr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rpy</text:p>
          </table:table-cell>
          <table:table-cell office:value-type="float" office:value="1404" calcext:value-type="float">
            <text:p>1404</text:p>
          </table:table-cell>
          <table:table-cell office:value-type="float" office:value="1374" calcext:value-type="float">
            <text:p>1374</text:p>
          </table:table-cell>
          <table:table-cell office:value-type="float" office:value="11.9300911854103" calcext:value-type="float">
            <text:p>11,9300911854103</text:p>
          </table:table-cell>
          <table:table-cell table:formula="of:=([.D48]-[.E48])/[.E48]*100" office:value-type="float" office:value="2.18340611353712" calcext:value-type="float">
            <text:p>2,18340611353712</text:p>
          </table:table-cell>
          <table:table-cell office:value-type="float" office:value="2.9804515838623" calcext:value-type="float">
            <text:p>2,980451583862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7-k10.vr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rpy</text:p>
          </table:table-cell>
          <table:table-cell office:value-type="float" office:value="1084" calcext:value-type="float">
            <text:p>1084</text:p>
          </table:table-cell>
          <table:table-cell office:value-type="float" office:value="1033" calcext:value-type="float">
            <text:p>1033</text:p>
          </table:table-cell>
          <table:table-cell office:value-type="float" office:value="6.87984496124031" calcext:value-type="float">
            <text:p>6,87984496124031</text:p>
          </table:table-cell>
          <table:table-cell table:formula="of:=([.D49]-[.E49])/[.E49]*100" office:value-type="float" office:value="4.93707647628267" calcext:value-type="float">
            <text:p>4,93707647628267</text:p>
          </table:table-cell>
          <table:table-cell office:value-type="float" office:value="1.82496356964111" calcext:value-type="float">
            <text:p>1,824963569641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8-k9.vr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rpy</text:p>
          </table:table-cell>
          <table:table-cell office:value-type="float" office:value="1313" calcext:value-type="float">
            <text:p>1313</text:p>
          </table:table-cell>
          <table:table-cell office:value-type="float" office:value="1304" calcext:value-type="float">
            <text:p>1304</text:p>
          </table:table-cell>
          <table:table-cell office:value-type="float" office:value="5.11006289308176" calcext:value-type="float">
            <text:p>5,11006289308176</text:p>
          </table:table-cell>
          <table:table-cell table:formula="of:=([.D50]-[.E50])/[.E50]*100" office:value-type="float" office:value="0.690184049079755" calcext:value-type="float">
            <text:p>0,690184049079755</text:p>
          </table:table-cell>
          <table:table-cell office:value-type="float" office:value="1.72327923774719" calcext:value-type="float">
            <text:p>1,7232792377471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78-k10.vr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rpy</text:p>
          </table:table-cell>
          <table:table-cell office:value-type="float" office:value="1297" calcext:value-type="float">
            <text:p>1297</text:p>
          </table:table-cell>
          <table:table-cell office:value-type="float" office:value="1266" calcext:value-type="float">
            <text:p>1266</text:p>
          </table:table-cell>
          <table:table-cell office:value-type="float" office:value="10.8108108108108" calcext:value-type="float">
            <text:p>10,8108108108108</text:p>
          </table:table-cell>
          <table:table-cell table:formula="of:=([.D51]-[.E51])/[.E51]*100" office:value-type="float" office:value="2.44865718799368" calcext:value-type="float">
            <text:p>2,44865718799368</text:p>
          </table:table-cell>
          <table:table-cell office:value-type="float" office:value="1.20226240158081" calcext:value-type="float">
            <text:p>1,2022624015808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01-k4.vr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rpy</text:p>
          </table:table-cell>
          <table:table-cell office:value-type="float" office:value="815" calcext:value-type="float">
            <text:p>815</text:p>
          </table:table-cell>
          <table:table-cell office:value-type="float" office:value="681" calcext:value-type="float">
            <text:p>681</text:p>
          </table:table-cell>
          <table:table-cell office:value-type="float" office:value="21.8795888399413" calcext:value-type="float">
            <text:p>21,8795888399413</text:p>
          </table:table-cell>
          <table:table-cell table:formula="of:=([.D52]-[.E52])/[.E52]*100" office:value-type="float" office:value="19.6769456681351" calcext:value-type="float">
            <text:p>19,6769456681351</text:p>
          </table:table-cell>
          <table:table-cell office:value-type="float" office:value="2.49956583976746" calcext:value-type="float">
            <text:p>2,499565839767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6-k8.vr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rpy</text:p>
          </table:table-cell>
          <table:table-cell office:value-type="float" office:value="450" calcext:value-type="float">
            <text:p>450</text:p>
          </table:table-cell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table:formula="of:=([.D53]-[.E53])/[.E53]*100" office:value-type="float" office:value="3.44827586206897" calcext:value-type="float">
            <text:p>3,44827586206897</text:p>
          </table:table-cell>
          <table:table-cell office:value-type="float" office:value="0.166212320327759" calcext:value-type="float">
            <text:p>0,16621232032775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9-k2.vr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rpy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3.30188679245283" calcext:value-type="float">
            <text:p>3,30188679245283</text:p>
          </table:table-cell>
          <table:table-cell table:formula="of:=([.D54]-[.E54])/[.E54]*100" office:value-type="float" office:value="3.30188679245283" calcext:value-type="float">
            <text:p>3,30188679245283</text:p>
          </table:table-cell>
          <table:table-cell office:value-type="float" office:value="0.209726333618164" calcext:value-type="float">
            <text:p>0,20972633361816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0-k2.vr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rpy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.77777777777778" calcext:value-type="float">
            <text:p>2,77777777777778</text:p>
          </table:table-cell>
          <table:table-cell table:formula="of:=([.D55]-[.E55])/[.E55]*100" office:value-type="float" office:value="0.909090909090909" calcext:value-type="float">
            <text:p>0,909090909090909</text:p>
          </table:table-cell>
          <table:table-cell office:value-type="float" office:value="0.203568696975708" calcext:value-type="float">
            <text:p>0,20356869697570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1-k2.vr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rpy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6.16113744075829" calcext:value-type="float">
            <text:p>6,16113744075829</text:p>
          </table:table-cell>
          <table:table-cell table:formula="of:=([.D56]-[.E56])/[.E56]*100" office:value-type="float" office:value="6.16113744075829" calcext:value-type="float">
            <text:p>6,16113744075829</text:p>
          </table:table-cell>
          <table:table-cell office:value-type="float" office:value="0.124351739883423" calcext:value-type="float">
            <text:p>0,12435173988342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2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rpy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7.40740740740741" calcext:value-type="float">
            <text:p>7,40740740740741</text:p>
          </table:table-cell>
          <table:table-cell table:formula="of:=([.D57]-[.E57])/[.E57]*100" office:value-type="float" office:value="7.40740740740741" calcext:value-type="float">
            <text:p>7,40740740740741</text:p>
          </table:table-cell>
          <table:table-cell office:value-type="float" office:value="0.252520561218262" calcext:value-type="float">
            <text:p>0,25252056121826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8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rpy</text:p>
          </table:table-cell>
          <table:table-cell office:value-type="float" office:value="590" calcext:value-type="float">
            <text:p>590</text:p>
          </table:table-cell>
          <table:table-cell office:value-type="float" office:value="603" calcext:value-type="float">
            <text:p>603</text:p>
          </table:table-cell>
          <table:table-cell office:value-type="float" office:value="-2.1558872305141" calcext:value-type="float">
            <text:p>-2,1558872305141</text:p>
          </table:table-cell>
          <table:table-cell table:formula="of:=([.D58]-[.E58])/[.E58]*100" office:value-type="float" office:value="-2.1558872305141" calcext:value-type="float">
            <text:p>-2,1558872305141</text:p>
          </table:table-cell>
          <table:table-cell office:value-type="float" office:value="0.252469301223755" calcext:value-type="float">
            <text:p>0,25246930122375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3-k8.vr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rpy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office:value-type="float" office:value="0.945179584120983" calcext:value-type="float">
            <text:p>0,945179584120983</text:p>
          </table:table-cell>
          <table:table-cell table:formula="of:=([.D59]-[.E59])/[.E59]*100" office:value-type="float" office:value="-4.51263537906137" calcext:value-type="float">
            <text:p>-4,51263537906137</text:p>
          </table:table-cell>
          <table:table-cell office:value-type="float" office:value="0.260241746902466" calcext:value-type="float">
            <text:p>0,2602417469024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0-k5.vr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rpy</text:p>
          </table:table-cell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9.1703056768559" calcext:value-type="float">
            <text:p>9,1703056768559</text:p>
          </table:table-cell>
          <table:table-cell table:formula="of:=([.D60]-[.E60])/[.E60]*100" office:value-type="float" office:value="2.83842794759825" calcext:value-type="float">
            <text:p>2,83842794759825</text:p>
          </table:table-cell>
          <table:table-cell office:value-type="float" office:value="0.317032814025879" calcext:value-type="float">
            <text:p>0,31703281402587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  <table:table-cell office:value-type="float" office:value="8.03921568627451" calcext:value-type="float">
            <text:p>8,03921568627451</text:p>
          </table:table-cell>
          <table:table-cell table:formula="of:=([.D61]-[.E61])/[.E61]*100" office:value-type="float" office:value="4.70588235294118" calcext:value-type="float">
            <text:p>4,70588235294118</text:p>
          </table:table-cell>
          <table:table-cell office:value-type="float" office:value="0.763275384902954" calcext:value-type="float">
            <text:p>0,76327538490295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10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office:value-type="float" office:value="5.45977011494253" calcext:value-type="float">
            <text:p>5,45977011494253</text:p>
          </table:table-cell>
          <table:table-cell table:formula="of:=([.D62]-[.E62])/[.E62]*100" office:value-type="float" office:value="1.4367816091954" calcext:value-type="float">
            <text:p>1,4367816091954</text:p>
          </table:table-cell>
          <table:table-cell office:value-type="float" office:value="1.03723788261414" calcext:value-type="float">
            <text:p>1,037237882614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573" calcext:value-type="float">
            <text:p>573</text:p>
          </table:table-cell>
          <table:table-cell office:value-type="float" office:value="554" calcext:value-type="float">
            <text:p>554</text:p>
          </table:table-cell>
          <table:table-cell office:value-type="float" office:value="5.5956678700361" calcext:value-type="float">
            <text:p>5,5956678700361</text:p>
          </table:table-cell>
          <table:table-cell table:formula="of:=([.D63]-[.E63])/[.E63]*100" office:value-type="float" office:value="3.42960288808664" calcext:value-type="float">
            <text:p>3,42960288808664</text:p>
          </table:table-cell>
          <table:table-cell office:value-type="float" office:value="0.941074848175049" calcext:value-type="float">
            <text:p>0,94107484817504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641" calcext:value-type="float">
            <text:p>641</text:p>
          </table:table-cell>
          <table:table-cell office:value-type="float" office:value="649" calcext:value-type="float">
            <text:p>649</text:p>
          </table:table-cell>
          <table:table-cell office:value-type="float" office:value="2.21870047543582" calcext:value-type="float">
            <text:p>2,21870047543582</text:p>
          </table:table-cell>
          <table:table-cell table:formula="of:=([.D64]-[.E64])/[.E64]*100" office:value-type="float" office:value="-1.2326656394453" calcext:value-type="float">
            <text:p>-1,2326656394453</text:p>
          </table:table-cell>
          <table:table-cell office:value-type="float" office:value="0.932344913482666" calcext:value-type="float">
            <text:p>0,9323449134826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1-k10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rpy</text:p>
          </table:table-cell>
          <table:table-cell office:value-type="float" office:value="748" calcext:value-type="float">
            <text:p>748</text:p>
          </table:table-cell>
          <table:table-cell office:value-type="float" office:value="745" calcext:value-type="float">
            <text:p>745</text:p>
          </table:table-cell>
          <table:table-cell office:value-type="float" office:value="2.83400809716599" calcext:value-type="float">
            <text:p>2,83400809716599</text:p>
          </table:table-cell>
          <table:table-cell table:formula="of:=([.D65]-[.E65])/[.E65]*100" office:value-type="float" office:value="0.402684563758389" calcext:value-type="float">
            <text:p>0,402684563758389</text:p>
          </table:table-cell>
          <table:table-cell office:value-type="float" office:value="1.02766585350037" calcext:value-type="float">
            <text:p>1,0276658535003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0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704" calcext:value-type="float">
            <text:p>704</text:p>
          </table:table-cell>
          <table:table-cell office:value-type="float" office:value="669" calcext:value-type="float">
            <text:p>669</text:p>
          </table:table-cell>
          <table:table-cell office:value-type="float" office:value="4.32276657060519" calcext:value-type="float">
            <text:p>4,32276657060519</text:p>
          </table:table-cell>
          <table:table-cell table:formula="of:=([.D66]-[.E66])/[.E66]*100" office:value-type="float" office:value="5.23168908819133" calcext:value-type="float">
            <text:p>5,23168908819133</text:p>
          </table:table-cell>
          <table:table-cell office:value-type="float" office:value="1.12186694145203" calcext:value-type="float">
            <text:p>1,1218669414520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5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958" calcext:value-type="float">
            <text:p>958</text:p>
          </table:table-cell>
          <table:table-cell office:value-type="float" office:value="856" calcext:value-type="float">
            <text:p>856</text:p>
          </table:table-cell>
          <table:table-cell office:value-type="float" office:value="-2.32558139534884" calcext:value-type="float">
            <text:p>-2,32558139534884</text:p>
          </table:table-cell>
          <table:table-cell table:formula="of:=([.D67]-[.E67])/[.E67]*100" office:value-type="float" office:value="11.9158878504673" calcext:value-type="float">
            <text:p>11,9158878504673</text:p>
          </table:table-cell>
          <table:table-cell office:value-type="float" office:value="1.09516930580139" calcext:value-type="float">
            <text:p>1,0951693058013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7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587" calcext:value-type="float">
            <text:p>587</text:p>
          </table:table-cell>
          <table:table-cell office:value-type="float" office:value="524" calcext:value-type="float">
            <text:p>524</text:p>
          </table:table-cell>
          <table:table-cell office:value-type="float" office:value="7.21830985915493" calcext:value-type="float">
            <text:p>7,21830985915493</text:p>
          </table:table-cell>
          <table:table-cell table:formula="of:=([.D68]-[.E68])/[.E68]*100" office:value-type="float" office:value="12.0229007633588" calcext:value-type="float">
            <text:p>12,0229007633588</text:p>
          </table:table-cell>
          <table:table-cell office:value-type="float" office:value="1.14335918426514" calcext:value-type="float">
            <text:p>1,143359184265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8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587" calcext:value-type="float">
            <text:p>587</text:p>
          </table:table-cell>
          <table:table-cell office:value-type="float" office:value="576" calcext:value-type="float">
            <text:p>576</text:p>
          </table:table-cell>
          <table:table-cell office:value-type="float" office:value="5.95238095238095" calcext:value-type="float">
            <text:p>5,95238095238095</text:p>
          </table:table-cell>
          <table:table-cell table:formula="of:=([.D69]-[.E69])/[.E69]*100" office:value-type="float" office:value="1.90972222222222" calcext:value-type="float">
            <text:p>1,90972222222222</text:p>
          </table:table-cell>
          <table:table-cell office:value-type="float" office:value="1.11352133750916" calcext:value-type="float">
            <text:p>1,1135213375091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0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rpy</text:p>
          </table:table-cell>
          <table:table-cell office:value-type="float" office:value="774" calcext:value-type="float">
            <text:p>774</text:p>
          </table:table-cell>
          <table:table-cell office:value-type="float" office:value="706" calcext:value-type="float">
            <text:p>706</text:p>
          </table:table-cell>
          <table:table-cell office:value-type="float" office:value="4.70430107526882" calcext:value-type="float">
            <text:p>4,70430107526882</text:p>
          </table:table-cell>
          <table:table-cell table:formula="of:=([.D70]-[.E70])/[.E70]*100" office:value-type="float" office:value="9.63172804532578" calcext:value-type="float">
            <text:p>9,63172804532578</text:p>
          </table:table-cell>
          <table:table-cell office:value-type="float" office:value="1.55574727058411" calcext:value-type="float">
            <text:p>1,555747270584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5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rpy</text:p>
          </table:table-cell>
          <table:table-cell office:value-type="float" office:value="979" calcext:value-type="float">
            <text:p>979</text:p>
          </table:table-cell>
          <table:table-cell office:value-type="float" office:value="905" calcext:value-type="float">
            <text:p>905</text:p>
          </table:table-cell>
          <table:table-cell office:value-type="float" office:value="3.40909090909091" calcext:value-type="float">
            <text:p>3,40909090909091</text:p>
          </table:table-cell>
          <table:table-cell table:formula="of:=([.D71]-[.E71])/[.E71]*100" office:value-type="float" office:value="8.1767955801105" calcext:value-type="float">
            <text:p>8,1767955801105</text:p>
          </table:table-cell>
          <table:table-cell office:value-type="float" office:value="1.56613731384277" calcext:value-type="float">
            <text:p>1,5661373138427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5-k10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rpy</text:p>
          </table:table-cell>
          <table:table-cell office:value-type="float" office:value="805" calcext:value-type="float">
            <text:p>805</text:p>
          </table:table-cell>
          <table:table-cell office:value-type="float" office:value="792" calcext:value-type="float">
            <text:p>792</text:p>
          </table:table-cell>
          <table:table-cell office:value-type="float" office:value="5.42929292929293" calcext:value-type="float">
            <text:p>5,42929292929293</text:p>
          </table:table-cell>
          <table:table-cell table:formula="of:=([.D72]-[.E72])/[.E72]*100" office:value-type="float" office:value="1.64141414141414" calcext:value-type="float">
            <text:p>1,64141414141414</text:p>
          </table:table-cell>
          <table:table-cell office:value-type="float" office:value="1.45155644416809" calcext:value-type="float">
            <text:p>1,4515564441680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0-k10.v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rpy</text:p>
          </table:table-cell>
          <table:table-cell office:value-type="float" office:value="841" calcext:value-type="float">
            <text:p>841</text:p>
          </table:table-cell>
          <table:table-cell office:value-type="float" office:value="834" calcext:value-type="float">
            <text:p>834</text:p>
          </table:table-cell>
          <table:table-cell office:value-type="float" office:value="4.59492140266022" calcext:value-type="float">
            <text:p>4,59492140266022</text:p>
          </table:table-cell>
          <table:table-cell table:formula="of:=([.D73]-[.E73])/[.E73]*100" office:value-type="float" office:value="0.839328537170264" calcext:value-type="float">
            <text:p>0,839328537170264</text:p>
          </table:table-cell>
          <table:table-cell office:value-type="float" office:value="1.89463305473328" calcext:value-type="float">
            <text:p>1,8946330547332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4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rpy</text:p>
          </table:table-cell>
          <table:table-cell office:value-type="float" office:value="677" calcext:value-type="float">
            <text:p>677</text:p>
          </table:table-cell>
          <table:table-cell office:value-type="float" office:value="589" calcext:value-type="float">
            <text:p>589</text:p>
          </table:table-cell>
          <table:table-cell office:value-type="float" office:value="16.3575042158516" calcext:value-type="float">
            <text:p>16,3575042158516</text:p>
          </table:table-cell>
          <table:table-cell table:formula="of:=([.D74]-[.E74])/[.E74]*100" office:value-type="float" office:value="14.9405772495756" calcext:value-type="float">
            <text:p>14,9405772495756</text:p>
          </table:table-cell>
          <table:table-cell office:value-type="float" office:value="2.23481678962708" calcext:value-type="float">
            <text:p>2,2348167896270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5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rpy</text:p>
          </table:table-cell>
          <table:table-cell office:value-type="float" office:value="693" calcext:value-type="float">
            <text:p>693</text:p>
          </table:table-cell>
          <table:table-cell office:value-type="float" office:value="631" calcext:value-type="float">
            <text:p>631</text:p>
          </table:table-cell>
          <table:table-cell office:value-type="float" office:value="11.8022328548644" calcext:value-type="float">
            <text:p>11,8022328548644</text:p>
          </table:table-cell>
          <table:table-cell table:formula="of:=([.D75]-[.E75])/[.E75]*100" office:value-type="float" office:value="9.8256735340729" calcext:value-type="float">
            <text:p>9,8256735340729</text:p>
          </table:table-cell>
          <table:table-cell office:value-type="float" office:value="2.21990251541138" calcext:value-type="float">
            <text:p>2,2199025154113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formula="of:=AVERAGE([.F2:.F75])" office:value-type="float" office:value="5.60821623827515" calcext:value-type="float">
            <text:p>5,60821623827515</text:p>
          </table:table-cell>
          <table:table-cell table:formula="of:=AVERAGE([.G2:.G75])" office:value-type="float" office:value="3.99367006776821" calcext:value-type="float">
            <text:p>3,99367006776821</text:p>
          </table:table-cell>
          <table:table-cell table:number-columns-repeated="3"/>
        </table:table-row>
      </table:table>
      <table:table table:name="ORtool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est known solutio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ecalc ga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vrp</text:p>
          </table:table-cell>
          <table:table-cell office:value-type="string" calcext:value-type="string">
            <text:p>time limit (s)</text:p>
          </table:table-cell>
        </table:table-row>
        <table:table-row table:style-name="ro1">
          <table:table-cell office:value-type="string" calcext:value-type="string">
            <text:p>A-n32-k5.v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rtools</text:p>
          </table:table-cell>
          <table:table-cell office:value-type="float" office:value="782" calcext:value-type="float">
            <text:p>782</text:p>
          </table:table-cell>
          <table:table-cell office:value-type="float" office:value="784" calcext:value-type="float">
            <text:p>784</text:p>
          </table:table-cell>
          <table:table-cell office:value-type="float" office:value="-0.255102041" calcext:value-type="float">
            <text:p>-0,255102041</text:p>
          </table:table-cell>
          <table:table-cell table:formula="of:=([.D2]-[.E2])/[.E2]*100" office:value-type="float" office:value="-0.255102040816327" calcext:value-type="float">
            <text:p>-0,255102040816327</text:p>
          </table:table-cell>
          <table:table-cell office:value-type="float" office:value="0.169011831" calcext:value-type="float">
            <text:p>0,1690118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5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tools</text:p>
          </table:table-cell>
          <table:table-cell office:value-type="float" office:value="761" calcext:value-type="float">
            <text:p>761</text:p>
          </table:table-cell>
          <table:table-cell office:value-type="float" office:value="661" calcext:value-type="float">
            <text:p>661</text:p>
          </table:table-cell>
          <table:table-cell office:value-type="float" office:value="15.12859304" calcext:value-type="float">
            <text:p>15,12859304</text:p>
          </table:table-cell>
          <table:table-cell table:formula="of:=([.D3]-[.E3])/[.E3]*100" office:value-type="float" office:value="15.1285930408472" calcext:value-type="float">
            <text:p>15,1285930408472</text:p>
          </table:table-cell>
          <table:table-cell office:value-type="float" office:value="0.106993437" calcext:value-type="float">
            <text:p>0,10699343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6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tools</text:p>
          </table:table-cell>
          <table:table-cell office:value-type="float" office:value="797" calcext:value-type="float">
            <text:p>797</text:p>
          </table:table-cell>
          <table:table-cell office:value-type="float" office:value="742" calcext:value-type="float">
            <text:p>742</text:p>
          </table:table-cell>
          <table:table-cell office:value-type="float" office:value="7.412398922" calcext:value-type="float">
            <text:p>7,412398922</text:p>
          </table:table-cell>
          <table:table-cell table:formula="of:=([.D4]-[.E4])/[.E4]*100" office:value-type="float" office:value="7.41239892183288" calcext:value-type="float">
            <text:p>7,41239892183288</text:p>
          </table:table-cell>
          <table:table-cell office:value-type="float" office:value="0.218011856" calcext:value-type="float">
            <text:p>0,21801185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tools</text:p>
          </table:table-cell>
          <table:table-cell office:value-type="float" office:value="842" calcext:value-type="float">
            <text:p>842</text:p>
          </table:table-cell>
          <table:table-cell office:value-type="float" office:value="778" calcext:value-type="float">
            <text:p>778</text:p>
          </table:table-cell>
          <table:table-cell office:value-type="float" office:value="8.22622108" calcext:value-type="float">
            <text:p>8,22622108</text:p>
          </table:table-cell>
          <table:table-cell table:formula="of:=([.D5]-[.E5])/[.E5]*100" office:value-type="float" office:value="8.22622107969152" calcext:value-type="float">
            <text:p>8,22622107969152</text:p>
          </table:table-cell>
          <table:table-cell office:value-type="float" office:value="0.203013897" calcext:value-type="float">
            <text:p>0,20301389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6-k5.vr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rtools</text:p>
          </table:table-cell>
          <table:table-cell office:value-type="float" office:value="853" calcext:value-type="float">
            <text:p>853</text:p>
          </table:table-cell>
          <table:table-cell office:value-type="float" office:value="799" calcext:value-type="float">
            <text:p>799</text:p>
          </table:table-cell>
          <table:table-cell office:value-type="float" office:value="6.75844806" calcext:value-type="float">
            <text:p>6,75844806</text:p>
          </table:table-cell>
          <table:table-cell table:formula="of:=([.D6]-[.E6])/[.E6]*100" office:value-type="float" office:value="6.75844806007509" calcext:value-type="float">
            <text:p>6,75844806007509</text:p>
          </table:table-cell>
          <table:table-cell office:value-type="float" office:value="0.254014492" calcext:value-type="float">
            <text:p>0,25401449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5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rtools</text:p>
          </table:table-cell>
          <table:table-cell office:value-type="float" office:value="721" calcext:value-type="float">
            <text:p>721</text:p>
          </table:table-cell>
          <table:table-cell office:value-type="float" office:value="669" calcext:value-type="float">
            <text:p>669</text:p>
          </table:table-cell>
          <table:table-cell office:value-type="float" office:value="7.772795217" calcext:value-type="float">
            <text:p>7,772795217</text:p>
          </table:table-cell>
          <table:table-cell table:formula="of:=([.D7]-[.E7])/[.E7]*100" office:value-type="float" office:value="7.77279521674141" calcext:value-type="float">
            <text:p>7,77279521674141</text:p>
          </table:table-cell>
          <table:table-cell office:value-type="float" office:value="0.256997585" calcext:value-type="float">
            <text:p>0,2569975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6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rtools</text:p>
          </table:table-cell>
          <table:table-cell office:value-type="float" office:value="1011" calcext:value-type="float">
            <text:p>1011</text:p>
          </table:table-cell>
          <table:table-cell office:value-type="float" office:value="949" calcext:value-type="float">
            <text:p>949</text:p>
          </table:table-cell>
          <table:table-cell office:value-type="float" office:value="6.533192835" calcext:value-type="float">
            <text:p>6,533192835</text:p>
          </table:table-cell>
          <table:table-cell table:formula="of:=([.D8]-[.E8])/[.E8]*100" office:value-type="float" office:value="6.5331928345627" calcext:value-type="float">
            <text:p>6,5331928345627</text:p>
          </table:table-cell>
          <table:table-cell office:value-type="float" office:value="0.348014832" calcext:value-type="float">
            <text:p>0,34801483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8-k5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rtools</text:p>
          </table:table-cell>
          <table:table-cell office:value-type="float" office:value="821" calcext:value-type="float">
            <text:p>821</text:p>
          </table:table-cell>
          <table:table-cell office:value-type="float" office:value="730" calcext:value-type="float">
            <text:p>730</text:p>
          </table:table-cell>
          <table:table-cell office:value-type="float" office:value="12.46575342" calcext:value-type="float">
            <text:p>12,46575342</text:p>
          </table:table-cell>
          <table:table-cell table:formula="of:=([.D9]-[.E9])/[.E9]*100" office:value-type="float" office:value="12.4657534246575" calcext:value-type="float">
            <text:p>12,4657534246575</text:p>
          </table:table-cell>
          <table:table-cell office:value-type="float" office:value="0.30001688" calcext:value-type="float">
            <text:p>0,3000168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rtools</text:p>
          </table:table-cell>
          <table:table-cell office:value-type="float" office:value="861" calcext:value-type="float">
            <text:p>861</text:p>
          </table:table-cell>
          <table:table-cell office:value-type="float" office:value="822" calcext:value-type="float">
            <text:p>822</text:p>
          </table:table-cell>
          <table:table-cell office:value-type="float" office:value="4.744525547" calcext:value-type="float">
            <text:p>4,744525547</text:p>
          </table:table-cell>
          <table:table-cell table:formula="of:=([.D10]-[.E10])/[.E10]*100" office:value-type="float" office:value="4.74452554744526" calcext:value-type="float">
            <text:p>4,74452554744526</text:p>
          </table:table-cell>
          <table:table-cell office:value-type="float" office:value="0.260013819" calcext:value-type="float">
            <text:p>0,26001381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6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rtools</text:p>
          </table:table-cell>
          <table:table-cell office:value-type="float" office:value="883" calcext:value-type="float">
            <text:p>883</text:p>
          </table:table-cell>
          <table:table-cell office:value-type="float" office:value="831" calcext:value-type="float">
            <text:p>831</text:p>
          </table:table-cell>
          <table:table-cell office:value-type="float" office:value="6.257521059" calcext:value-type="float">
            <text:p>6,257521059</text:p>
          </table:table-cell>
          <table:table-cell table:formula="of:=([.D11]-[.E11])/[.E11]*100" office:value-type="float" office:value="6.2575210589651" calcext:value-type="float">
            <text:p>6,2575210589651</text:p>
          </table:table-cell>
          <table:table-cell office:value-type="float" office:value="0.284397125" calcext:value-type="float">
            <text:p>0,28439712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rtools</text:p>
          </table:table-cell>
          <table:table-cell office:value-type="float" office:value="995" calcext:value-type="float">
            <text:p>995</text:p>
          </table:table-cell>
          <table:table-cell office:value-type="float" office:value="937" calcext:value-type="float">
            <text:p>937</text:p>
          </table:table-cell>
          <table:table-cell office:value-type="float" office:value="6.189967983" calcext:value-type="float">
            <text:p>6,189967983</text:p>
          </table:table-cell>
          <table:table-cell table:formula="of:=([.D12]-[.E12])/[.E12]*100" office:value-type="float" office:value="6.18996798292423" calcext:value-type="float">
            <text:p>6,18996798292423</text:p>
          </table:table-cell>
          <table:table-cell office:value-type="float" office:value="0.420037746" calcext:value-type="float">
            <text:p>0,4200377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1049" calcext:value-type="float">
            <text:p>1049</text:p>
          </table:table-cell>
          <table:table-cell office:value-type="float" office:value="944" calcext:value-type="float">
            <text:p>944</text:p>
          </table:table-cell>
          <table:table-cell office:value-type="float" office:value="11.12288136" calcext:value-type="float">
            <text:p>11,12288136</text:p>
          </table:table-cell>
          <table:table-cell table:formula="of:=([.D13]-[.E13])/[.E13]*100" office:value-type="float" office:value="11.1228813559322" calcext:value-type="float">
            <text:p>11,1228813559322</text:p>
          </table:table-cell>
          <table:table-cell office:value-type="float" office:value="0.528039932" calcext:value-type="float">
            <text:p>0,52803993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7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1148" calcext:value-type="float">
            <text:p>1148</text:p>
          </table:table-cell>
          <table:table-cell office:value-type="float" office:value="1146" calcext:value-type="float">
            <text:p>1146</text:p>
          </table:table-cell>
          <table:table-cell office:value-type="float" office:value="0.17452007" calcext:value-type="float">
            <text:p>0,17452007</text:p>
          </table:table-cell>
          <table:table-cell table:formula="of:=([.D14]-[.E14])/[.E14]*100" office:value-type="float" office:value="0.174520069808028" calcext:value-type="float">
            <text:p>0,174520069808028</text:p>
          </table:table-cell>
          <table:table-cell office:value-type="float" office:value="0.374011517" calcext:value-type="float">
            <text:p>0,37401151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6-k7.v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rtools</text:p>
          </table:table-cell>
          <table:table-cell office:value-type="float" office:value="1038" calcext:value-type="float">
            <text:p>1038</text:p>
          </table:table-cell>
          <table:table-cell office:value-type="float" office:value="914" calcext:value-type="float">
            <text:p>914</text:p>
          </table:table-cell>
          <table:table-cell office:value-type="float" office:value="13.56673961" calcext:value-type="float">
            <text:p>13,56673961</text:p>
          </table:table-cell>
          <table:table-cell table:formula="of:=([.D15]-[.E15])/[.E15]*100" office:value-type="float" office:value="13.5667396061269" calcext:value-type="float">
            <text:p>13,5667396061269</text:p>
          </table:table-cell>
          <table:table-cell office:value-type="float" office:value="0.377031565" calcext:value-type="float">
            <text:p>0,37703156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8-k7.vr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tools</text:p>
          </table:table-cell>
          <table:table-cell office:value-type="float" office:value="1145" calcext:value-type="float">
            <text:p>1145</text:p>
          </table:table-cell>
          <table:table-cell office:value-type="float" office:value="1073" calcext:value-type="float">
            <text:p>1073</text:p>
          </table:table-cell>
          <table:table-cell office:value-type="float" office:value="6.710158434" calcext:value-type="float">
            <text:p>6,710158434</text:p>
          </table:table-cell>
          <table:table-cell table:formula="of:=([.D16]-[.E16])/[.E16]*100" office:value-type="float" office:value="6.71015843429637" calcext:value-type="float">
            <text:p>6,71015843429637</text:p>
          </table:table-cell>
          <table:table-cell office:value-type="float" office:value="0.436040401" calcext:value-type="float">
            <text:p>0,43604040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3-k7.vr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rtools</text:p>
          </table:table-cell>
          <table:table-cell office:value-type="float" office:value="1098" calcext:value-type="float">
            <text:p>1098</text:p>
          </table:table-cell>
          <table:table-cell office:value-type="float" office:value="1010" calcext:value-type="float">
            <text:p>1010</text:p>
          </table:table-cell>
          <table:table-cell office:value-type="float" office:value="8.712871287" calcext:value-type="float">
            <text:p>8,712871287</text:p>
          </table:table-cell>
          <table:table-cell table:formula="of:=([.D17]-[.E17])/[.E17]*100" office:value-type="float" office:value="8.71287128712871" calcext:value-type="float">
            <text:p>8,71287128712871</text:p>
          </table:table-cell>
          <table:table-cell office:value-type="float" office:value="0.743042469" calcext:value-type="float">
            <text:p>0,74304246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4-k7.v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rtools</text:p>
          </table:table-cell>
          <table:table-cell office:value-type="float" office:value="1226" calcext:value-type="float">
            <text:p>1226</text:p>
          </table:table-cell>
          <table:table-cell office:value-type="float" office:value="1167" calcext:value-type="float">
            <text:p>1167</text:p>
          </table:table-cell>
          <table:table-cell office:value-type="float" office:value="5.055698372" calcext:value-type="float">
            <text:p>5,055698372</text:p>
          </table:table-cell>
          <table:table-cell table:formula="of:=([.D18]-[.E18])/[.E18]*100" office:value-type="float" office:value="5.05569837189375" calcext:value-type="float">
            <text:p>5,05569837189375</text:p>
          </table:table-cell>
          <table:table-cell office:value-type="float" office:value="0.657027006" calcext:value-type="float">
            <text:p>0,65702700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5-k9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1148" calcext:value-type="float">
            <text:p>1148</text:p>
          </table:table-cell>
          <table:table-cell office:value-type="float" office:value="1073" calcext:value-type="float">
            <text:p>1073</text:p>
          </table:table-cell>
          <table:table-cell office:value-type="float" office:value="6.989748369" calcext:value-type="float">
            <text:p>6,989748369</text:p>
          </table:table-cell>
          <table:table-cell table:formula="of:=([.D19]-[.E19])/[.E19]*100" office:value-type="float" office:value="6.98974836905871" calcext:value-type="float">
            <text:p>6,98974836905871</text:p>
          </table:table-cell>
          <table:table-cell office:value-type="float" office:value="0.703034878" calcext:value-type="float">
            <text:p>0,70303487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0-k9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tools</text:p>
          </table:table-cell>
          <table:table-cell office:value-type="float" office:value="1494" calcext:value-type="float">
            <text:p>1494</text:p>
          </table:table-cell>
          <table:table-cell office:value-type="float" office:value="1408" calcext:value-type="float">
            <text:p>1408</text:p>
          </table:table-cell>
          <table:table-cell office:value-type="float" office:value="6.107954545" calcext:value-type="float">
            <text:p>6,107954545</text:p>
          </table:table-cell>
          <table:table-cell table:formula="of:=([.D20]-[.E20])/[.E20]*100" office:value-type="float" office:value="6.10795454545455" calcext:value-type="float">
            <text:p>6,10795454545455</text:p>
          </table:table-cell>
          <table:table-cell office:value-type="float" office:value="0.337989569" calcext:value-type="float">
            <text:p>0,33798956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1-k9.vr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tools</text:p>
          </table:table-cell>
          <table:table-cell office:value-type="float" office:value="1189" calcext:value-type="float">
            <text:p>1189</text:p>
          </table:table-cell>
          <table:table-cell office:value-type="float" office:value="1035" calcext:value-type="float">
            <text:p>1035</text:p>
          </table:table-cell>
          <table:table-cell office:value-type="float" office:value="14.87922705" calcext:value-type="float">
            <text:p>14,87922705</text:p>
          </table:table-cell>
          <table:table-cell table:formula="of:=([.D21]-[.E21])/[.E21]*100" office:value-type="float" office:value="14.8792270531401" calcext:value-type="float">
            <text:p>14,8792270531401</text:p>
          </table:table-cell>
          <table:table-cell office:value-type="float" office:value="0.525032759" calcext:value-type="float">
            <text:p>0,52503275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2-k8.vr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rtools</text:p>
          </table:table-cell>
          <table:table-cell office:value-type="float" office:value="1491" calcext:value-type="float">
            <text:p>1491</text:p>
          </table:table-cell>
          <table:table-cell office:value-type="float" office:value="1290" calcext:value-type="float">
            <text:p>1290</text:p>
          </table:table-cell>
          <table:table-cell office:value-type="float" office:value="15.58139535" calcext:value-type="float">
            <text:p>15,58139535</text:p>
          </table:table-cell>
          <table:table-cell table:formula="of:=([.D22]-[.E22])/[.E22]*100" office:value-type="float" office:value="15.5813953488372" calcext:value-type="float">
            <text:p>15,5813953488372</text:p>
          </table:table-cell>
          <table:table-cell office:value-type="float" office:value="0.60416913" calcext:value-type="float">
            <text:p>0,604169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rtools</text:p>
          </table:table-cell>
          <table:table-cell office:value-type="float" office:value="1400" calcext:value-type="float">
            <text:p>1400</text:p>
          </table:table-cell>
          <table:table-cell office:value-type="float" office:value="1315" calcext:value-type="float">
            <text:p>1315</text:p>
          </table:table-cell>
          <table:table-cell office:value-type="float" office:value="6.463878327" calcext:value-type="float">
            <text:p>6,463878327</text:p>
          </table:table-cell>
          <table:table-cell table:formula="of:=([.D23]-[.E23])/[.E23]*100" office:value-type="float" office:value="6.4638783269962" calcext:value-type="float">
            <text:p>6,4638783269962</text:p>
          </table:table-cell>
          <table:table-cell office:value-type="float" office:value="0.683035374" calcext:value-type="float">
            <text:p>0,68303537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9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rtools</text:p>
          </table:table-cell>
          <table:table-cell office:value-type="float" office:value="1799" calcext:value-type="float">
            <text:p>1799</text:p>
          </table:table-cell>
          <table:table-cell office:value-type="float" office:value="1634" calcext:value-type="float">
            <text:p>1634</text:p>
          </table:table-cell>
          <table:table-cell office:value-type="float" office:value="10.09791922" calcext:value-type="float">
            <text:p>10,09791922</text:p>
          </table:table-cell>
          <table:table-cell table:formula="of:=([.D24]-[.E24])/[.E24]*100" office:value-type="float" office:value="10.0979192166463" calcext:value-type="float">
            <text:p>10,0979192166463</text:p>
          </table:table-cell>
          <table:table-cell office:value-type="float" office:value="0.814043999" calcext:value-type="float">
            <text:p>0,8140439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tools</text:p>
          </table:table-cell>
          <table:table-cell office:value-type="float" office:value="1477" calcext:value-type="float">
            <text:p>1477</text:p>
          </table:table-cell>
          <table:table-cell office:value-type="float" office:value="1402" calcext:value-type="float">
            <text:p>1402</text:p>
          </table:table-cell>
          <table:table-cell office:value-type="float" office:value="5.349500713" calcext:value-type="float">
            <text:p>5,349500713</text:p>
          </table:table-cell>
          <table:table-cell table:formula="of:=([.D25]-[.E25])/[.E25]*100" office:value-type="float" office:value="5.34950071326676" calcext:value-type="float">
            <text:p>5,34950071326676</text:p>
          </table:table-cell>
          <table:table-cell office:value-type="float" office:value="0.81704998" calcext:value-type="float">
            <text:p>0,8170499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5-k9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tools</text:p>
          </table:table-cell>
          <table:table-cell office:value-type="float" office:value="1258" calcext:value-type="float">
            <text:p>1258</text:p>
          </table:table-cell>
          <table:table-cell office:value-type="float" office:value="1177" calcext:value-type="float">
            <text:p>1177</text:p>
          </table:table-cell>
          <table:table-cell office:value-type="float" office:value="6.881903144" calcext:value-type="float">
            <text:p>6,881903144</text:p>
          </table:table-cell>
          <table:table-cell table:formula="of:=([.D26]-[.E26])/[.E26]*100" office:value-type="float" office:value="6.88190314358539" calcext:value-type="float">
            <text:p>6,88190314358539</text:p>
          </table:table-cell>
          <table:table-cell office:value-type="float" office:value="0.854038239" calcext:value-type="float">
            <text:p>0,85403823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9-k9.vr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rtools</text:p>
          </table:table-cell>
          <table:table-cell office:value-type="float" office:value="1203" calcext:value-type="float">
            <text:p>1203</text:p>
          </table:table-cell>
          <table:table-cell office:value-type="float" office:value="1168" calcext:value-type="float">
            <text:p>1168</text:p>
          </table:table-cell>
          <table:table-cell office:value-type="float" office:value="2.996575342" calcext:value-type="float">
            <text:p>2,996575342</text:p>
          </table:table-cell>
          <table:table-cell table:formula="of:=([.D27]-[.E27])/[.E27]*100" office:value-type="float" office:value="2.99657534246575" calcext:value-type="float">
            <text:p>2,99657534246575</text:p>
          </table:table-cell>
          <table:table-cell office:value-type="float" office:value="0.557014227" calcext:value-type="float">
            <text:p>0,55701422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80-k10.vr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tools</text:p>
          </table:table-cell>
          <table:table-cell office:value-type="float" office:value="1915" calcext:value-type="float">
            <text:p>1915</text:p>
          </table:table-cell>
          <table:table-cell office:value-type="float" office:value="1764" calcext:value-type="float">
            <text:p>1764</text:p>
          </table:table-cell>
          <table:table-cell office:value-type="float" office:value="8.560090703" calcext:value-type="float">
            <text:p>8,560090703</text:p>
          </table:table-cell>
          <table:table-cell table:formula="of:=([.D28]-[.E28])/[.E28]*100" office:value-type="float" office:value="8.56009070294784" calcext:value-type="float">
            <text:p>8,56009070294784</text:p>
          </table:table-cell>
          <table:table-cell office:value-type="float" office:value="0.647035599" calcext:value-type="float">
            <text:p>0,6470355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1-k5.vr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tools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 office:value-type="float" office:value="-0.595238095" calcext:value-type="float">
            <text:p>-0,595238095</text:p>
          </table:table-cell>
          <table:table-cell table:formula="of:=([.D29]-[.E29])/[.E29]*100" office:value-type="float" office:value="-0.595238095238095" calcext:value-type="float">
            <text:p>-0,595238095238095</text:p>
          </table:table-cell>
          <table:table-cell office:value-type="float" office:value="0.073003292" calcext:value-type="float">
            <text:p>0,07300329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tools</text:p>
          </table:table-cell>
          <table:table-cell office:value-type="float" office:value="811" calcext:value-type="float">
            <text:p>811</text:p>
          </table:table-cell>
          <table:table-cell office:value-type="float" office:value="788" calcext:value-type="float">
            <text:p>788</text:p>
          </table:table-cell>
          <table:table-cell office:value-type="float" office:value="2.918781726" calcext:value-type="float">
            <text:p>2,918781726</text:p>
          </table:table-cell>
          <table:table-cell table:formula="of:=([.D30]-[.E30])/[.E30]*100" office:value-type="float" office:value="2.91878172588832" calcext:value-type="float">
            <text:p>2,91878172588832</text:p>
          </table:table-cell>
          <table:table-cell office:value-type="float" office:value="0.082006931" calcext:value-type="float">
            <text:p>0,0820069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5-k5.v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tools</text:p>
          </table:table-cell>
          <table:table-cell office:value-type="float" office:value="983" calcext:value-type="float">
            <text:p>983</text:p>
          </table:table-cell>
          <table:table-cell office:value-type="float" office:value="955" calcext:value-type="float">
            <text:p>955</text:p>
          </table:table-cell>
          <table:table-cell office:value-type="float" office:value="2.931937173" calcext:value-type="float">
            <text:p>2,931937173</text:p>
          </table:table-cell>
          <table:table-cell table:formula="of:=([.D31]-[.E31])/[.E31]*100" office:value-type="float" office:value="2.93193717277487" calcext:value-type="float">
            <text:p>2,93193717277487</text:p>
          </table:table-cell>
          <table:table-cell office:value-type="float" office:value="0.121006012" calcext:value-type="float">
            <text:p>0,12100601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8-k6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rtools</text:p>
          </table:table-cell>
          <table:table-cell office:value-type="float" office:value="866" calcext:value-type="float">
            <text:p>866</text:p>
          </table:table-cell>
          <table:table-cell office:value-type="float" office:value="805" calcext:value-type="float">
            <text:p>805</text:p>
          </table:table-cell>
          <table:table-cell office:value-type="float" office:value="7.577639752" calcext:value-type="float">
            <text:p>7,577639752</text:p>
          </table:table-cell>
          <table:table-cell table:formula="of:=([.D32]-[.E32])/[.E32]*100" office:value-type="float" office:value="7.5776397515528" calcext:value-type="float">
            <text:p>7,5776397515528</text:p>
          </table:table-cell>
          <table:table-cell office:value-type="float" office:value="0.10969615" calcext:value-type="float">
            <text:p>0,1096961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rtools</text:p>
          </table:table-cell>
          <table:table-cell office:value-type="float" office:value="601" calcext:value-type="float">
            <text:p>601</text:p>
          </table:table-cell>
          <table:table-cell office:value-type="float" office:value="549" calcext:value-type="float">
            <text:p>549</text:p>
          </table:table-cell>
          <table:table-cell office:value-type="float" office:value="9.471766849" calcext:value-type="float">
            <text:p>9,471766849</text:p>
          </table:table-cell>
          <table:table-cell table:formula="of:=([.D33]-[.E33])/[.E33]*100" office:value-type="float" office:value="9.47176684881603" calcext:value-type="float">
            <text:p>9,47176684881603</text:p>
          </table:table-cell>
          <table:table-cell office:value-type="float" office:value="0.215022326" calcext:value-type="float">
            <text:p>0,21502232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1-k6.vr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rtools</text:p>
          </table:table-cell>
          <table:table-cell office:value-type="float" office:value="854" calcext:value-type="float">
            <text:p>854</text:p>
          </table:table-cell>
          <table:table-cell office:value-type="float" office:value="829" calcext:value-type="float">
            <text:p>829</text:p>
          </table:table-cell>
          <table:table-cell office:value-type="float" office:value="3.015681544" calcext:value-type="float">
            <text:p>3,015681544</text:p>
          </table:table-cell>
          <table:table-cell table:formula="of:=([.D34]-[.E34])/[.E34]*100" office:value-type="float" office:value="3.01568154402895" calcext:value-type="float">
            <text:p>3,01568154402895</text:p>
          </table:table-cell>
          <table:table-cell office:value-type="float" office:value="0.304020643" calcext:value-type="float">
            <text:p>0,30402064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3-k6.vr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rtools</text:p>
          </table:table-cell>
          <table:table-cell office:value-type="float" office:value="755" calcext:value-type="float">
            <text:p>755</text:p>
          </table:table-cell>
          <table:table-cell office:value-type="float" office:value="742" calcext:value-type="float">
            <text:p>742</text:p>
          </table:table-cell>
          <table:table-cell office:value-type="float" office:value="1.752021563" calcext:value-type="float">
            <text:p>1,752021563</text:p>
          </table:table-cell>
          <table:table-cell table:formula="of:=([.D35]-[.E35])/[.E35]*100" office:value-type="float" office:value="1.75202156334232" calcext:value-type="float">
            <text:p>1,75202156334232</text:p>
          </table:table-cell>
          <table:table-cell office:value-type="float" office:value="0.581030607" calcext:value-type="float">
            <text:p>0,58103060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rtools</text:p>
          </table:table-cell>
          <table:table-cell office:value-type="float" office:value="929" calcext:value-type="float">
            <text:p>929</text:p>
          </table:table-cell>
          <table:table-cell office:value-type="float" office:value="909" calcext:value-type="float">
            <text:p>909</text:p>
          </table:table-cell>
          <table:table-cell office:value-type="float" office:value="2.200220022" calcext:value-type="float">
            <text:p>2,200220022</text:p>
          </table:table-cell>
          <table:table-cell table:formula="of:=([.D36]-[.E36])/[.E36]*100" office:value-type="float" office:value="2.2002200220022" calcext:value-type="float">
            <text:p>2,2002200220022</text:p>
          </table:table-cell>
          <table:table-cell office:value-type="float" office:value="0.453023195" calcext:value-type="float">
            <text:p>0,45302319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790" calcext:value-type="float">
            <text:p>790</text:p>
          </table:table-cell>
          <table:table-cell office:value-type="float" office:value="751" calcext:value-type="float">
            <text:p>751</text:p>
          </table:table-cell>
          <table:table-cell office:value-type="float" office:value="5.193075899" calcext:value-type="float">
            <text:p>5,193075899</text:p>
          </table:table-cell>
          <table:table-cell table:formula="of:=([.D37]-[.E37])/[.E37]*100" office:value-type="float" office:value="5.1930758988016" calcext:value-type="float">
            <text:p>5,1930758988016</text:p>
          </table:table-cell>
          <table:table-cell office:value-type="float" office:value="0.466017246" calcext:value-type="float">
            <text:p>0,4660172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700" calcext:value-type="float">
            <text:p>700</text:p>
          </table:table-cell>
          <table:table-cell office:value-type="float" office:value="678" calcext:value-type="float">
            <text:p>678</text:p>
          </table:table-cell>
          <table:table-cell office:value-type="float" office:value="3.244837758" calcext:value-type="float">
            <text:p>3,244837758</text:p>
          </table:table-cell>
          <table:table-cell table:formula="of:=([.D38]-[.E38])/[.E38]*100" office:value-type="float" office:value="3.24483775811209" calcext:value-type="float">
            <text:p>3,24483775811209</text:p>
          </table:table-cell>
          <table:table-cell office:value-type="float" office:value="0.371014357" calcext:value-type="float">
            <text:p>0,37101435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742" calcext:value-type="float">
            <text:p>742</text:p>
          </table:table-cell>
          <table:table-cell office:value-type="float" office:value="741" calcext:value-type="float">
            <text:p>741</text:p>
          </table:table-cell>
          <table:table-cell office:value-type="float" office:value="0.134952767" calcext:value-type="float">
            <text:p>0,134952767</text:p>
          </table:table-cell>
          <table:table-cell table:formula="of:=([.D39]-[.E39])/[.E39]*100" office:value-type="float" office:value="0.134952766531714" calcext:value-type="float">
            <text:p>0,134952766531714</text:p>
          </table:table-cell>
          <table:table-cell office:value-type="float" office:value="0.487018347" calcext:value-type="float">
            <text:p>0,48701834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1311" calcext:value-type="float">
            <text:p>1311</text:p>
          </table:table-cell>
          <table:table-cell office:value-type="float" office:value="1313" calcext:value-type="float">
            <text:p>1313</text:p>
          </table:table-cell>
          <table:table-cell office:value-type="float" office:value="-0.152322925" calcext:value-type="float">
            <text:p>-0,152322925</text:p>
          </table:table-cell>
          <table:table-cell table:formula="of:=([.D40]-[.E40])/[.E40]*100" office:value-type="float" office:value="-0.152322924600152" calcext:value-type="float">
            <text:p>-0,152322924600152</text:p>
          </table:table-cell>
          <table:table-cell office:value-type="float" office:value="0.728041887" calcext:value-type="float">
            <text:p>0,72804188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1-k7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rtools</text:p>
          </table:table-cell>
          <table:table-cell office:value-type="float" office:value="1135" calcext:value-type="float">
            <text:p>1135</text:p>
          </table:table-cell>
          <table:table-cell office:value-type="float" office:value="1032" calcext:value-type="float">
            <text:p>1032</text:p>
          </table:table-cell>
          <table:table-cell office:value-type="float" office:value="9.980620155" calcext:value-type="float">
            <text:p>9,980620155</text:p>
          </table:table-cell>
          <table:table-cell table:formula="of:=([.D41]-[.E41])/[.E41]*100" office:value-type="float" office:value="9.98062015503876" calcext:value-type="float">
            <text:p>9,98062015503876</text:p>
          </table:table-cell>
          <table:table-cell office:value-type="float" office:value="0.400040388" calcext:value-type="float">
            <text:p>0,40004038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2-k7.vr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rtools</text:p>
          </table:table-cell>
          <table:table-cell office:value-type="float" office:value="741" calcext:value-type="float">
            <text:p>741</text:p>
          </table:table-cell>
          <table:table-cell office:value-type="float" office:value="747" calcext:value-type="float">
            <text:p>747</text:p>
          </table:table-cell>
          <table:table-cell office:value-type="float" office:value="-0.803212851" calcext:value-type="float">
            <text:p>-0,803212851</text:p>
          </table:table-cell>
          <table:table-cell table:formula="of:=([.D42]-[.E42])/[.E42]*100" office:value-type="float" office:value="-0.803212851405622" calcext:value-type="float">
            <text:p>-0,803212851405622</text:p>
          </table:table-cell>
          <table:table-cell office:value-type="float" office:value="0.801954985" calcext:value-type="float">
            <text:p>0,8019549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6-k7.vr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tools</text:p>
          </table:table-cell>
          <table:table-cell office:value-type="float" office:value="756" calcext:value-type="float">
            <text:p>756</text:p>
          </table:table-cell>
          <table:table-cell office:value-type="float" office:value="707" calcext:value-type="float">
            <text:p>707</text:p>
          </table:table-cell>
          <table:table-cell office:value-type="float" office:value="6.930693069" calcext:value-type="float">
            <text:p>6,930693069</text:p>
          </table:table-cell>
          <table:table-cell table:formula="of:=([.D43]-[.E43])/[.E43]*100" office:value-type="float" office:value="6.93069306930693" calcext:value-type="float">
            <text:p>6,93069306930693</text:p>
          </table:table-cell>
          <table:table-cell office:value-type="float" office:value="0.400008678" calcext:value-type="float">
            <text:p>0,40000867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7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tools</text:p>
          </table:table-cell>
          <table:table-cell office:value-type="float" office:value="1129" calcext:value-type="float">
            <text:p>1129</text:p>
          </table:table-cell>
          <table:table-cell office:value-type="float" office:value="1153" calcext:value-type="float">
            <text:p>1153</text:p>
          </table:table-cell>
          <table:table-cell office:value-type="float" office:value="-2.081526453" calcext:value-type="float">
            <text:p>-2,081526453</text:p>
          </table:table-cell>
          <table:table-cell table:formula="of:=([.D44]-[.E44])/[.E44]*100" office:value-type="float" office:value="-2.081526452732" calcext:value-type="float">
            <text:p>-2,081526452732</text:p>
          </table:table-cell>
          <table:table-cell office:value-type="float" office:value="0.432023048" calcext:value-type="float">
            <text:p>0,43202304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9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tools</text:p>
          </table:table-cell>
          <table:table-cell office:value-type="float" office:value="1662" calcext:value-type="float">
            <text:p>1662</text:p>
          </table:table-cell>
          <table:table-cell office:value-type="float" office:value="1598" calcext:value-type="float">
            <text:p>1598</text:p>
          </table:table-cell>
          <table:table-cell office:value-type="float" office:value="4.005006258" calcext:value-type="float">
            <text:p>4,005006258</text:p>
          </table:table-cell>
          <table:table-cell table:formula="of:=([.D45]-[.E45])/[.E45]*100" office:value-type="float" office:value="4.00500625782228" calcext:value-type="float">
            <text:p>4,00500625782228</text:p>
          </table:table-cell>
          <table:table-cell office:value-type="float" office:value="0.42700386" calcext:value-type="float">
            <text:p>0,4270038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rtools</text:p>
          </table:table-cell>
          <table:table-cell office:value-type="float" office:value="1600" calcext:value-type="float">
            <text:p>1600</text:p>
          </table:table-cell>
          <table:table-cell office:value-type="float" office:value="1537" calcext:value-type="float">
            <text:p>1537</text:p>
          </table:table-cell>
          <table:table-cell office:value-type="float" office:value="4.098893949" calcext:value-type="float">
            <text:p>4,098893949</text:p>
          </table:table-cell>
          <table:table-cell table:formula="of:=([.D46]-[.E46])/[.E46]*100" office:value-type="float" office:value="4.09889394925179" calcext:value-type="float">
            <text:p>4,09889394925179</text:p>
          </table:table-cell>
          <table:table-cell office:value-type="float" office:value="1.102616787" calcext:value-type="float">
            <text:p>1,10261678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tools</text:p>
          </table:table-cell>
          <table:table-cell office:value-type="float" office:value="1078" calcext:value-type="float">
            <text:p>1078</text:p>
          </table:table-cell>
          <table:table-cell office:value-type="float" office:value="861" calcext:value-type="float">
            <text:p>861</text:p>
          </table:table-cell>
          <table:table-cell office:value-type="float" office:value="25.20325203" calcext:value-type="float">
            <text:p>25,20325203</text:p>
          </table:table-cell>
          <table:table-cell table:formula="of:=([.D47]-[.E47])/[.E47]*100" office:value-type="float" office:value="25.2032520325203" calcext:value-type="float">
            <text:p>25,2032520325203</text:p>
          </table:table-cell>
          <table:table-cell office:value-type="float" office:value="0.980070591" calcext:value-type="float">
            <text:p>0,98007059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6-k9.vr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tools</text:p>
          </table:table-cell>
          <table:table-cell office:value-type="float" office:value="1366" calcext:value-type="float">
            <text:p>1366</text:p>
          </table:table-cell>
          <table:table-cell office:value-type="float" office:value="1374" calcext:value-type="float">
            <text:p>1374</text:p>
          </table:table-cell>
          <table:table-cell office:value-type="float" office:value="-0.58224163" calcext:value-type="float">
            <text:p>-0,58224163</text:p>
          </table:table-cell>
          <table:table-cell table:formula="of:=([.D48]-[.E48])/[.E48]*100" office:value-type="float" office:value="-0.582241630276565" calcext:value-type="float">
            <text:p>-0,582241630276565</text:p>
          </table:table-cell>
          <table:table-cell office:value-type="float" office:value="0.622032881" calcext:value-type="float">
            <text:p>0,62203288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7-k10.vr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rtools</text:p>
          </table:table-cell>
          <table:table-cell office:value-type="float" office:value="1084" calcext:value-type="float">
            <text:p>1084</text:p>
          </table:table-cell>
          <table:table-cell office:value-type="float" office:value="1033" calcext:value-type="float">
            <text:p>1033</text:p>
          </table:table-cell>
          <table:table-cell office:value-type="float" office:value="4.937076476" calcext:value-type="float">
            <text:p>4,937076476</text:p>
          </table:table-cell>
          <table:table-cell table:formula="of:=([.D49]-[.E49])/[.E49]*100" office:value-type="float" office:value="4.93707647628267" calcext:value-type="float">
            <text:p>4,93707647628267</text:p>
          </table:table-cell>
          <table:table-cell office:value-type="float" office:value="1.050239086" calcext:value-type="float">
            <text:p>1,05023908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8-k9.vr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rtools</text:p>
          </table:table-cell>
          <table:table-cell office:value-type="float" office:value="1356" calcext:value-type="float">
            <text:p>1356</text:p>
          </table:table-cell>
          <table:table-cell office:value-type="float" office:value="1304" calcext:value-type="float">
            <text:p>1304</text:p>
          </table:table-cell>
          <table:table-cell office:value-type="float" office:value="3.987730061" calcext:value-type="float">
            <text:p>3,987730061</text:p>
          </table:table-cell>
          <table:table-cell table:formula="of:=([.D50]-[.E50])/[.E50]*100" office:value-type="float" office:value="3.98773006134969" calcext:value-type="float">
            <text:p>3,98773006134969</text:p>
          </table:table-cell>
          <table:table-cell office:value-type="float" office:value="0.844043732" calcext:value-type="float">
            <text:p>0,84404373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78-k10.vr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tools</text:p>
          </table:table-cell>
          <table:table-cell office:value-type="float" office:value="1272" calcext:value-type="float">
            <text:p>1272</text:p>
          </table:table-cell>
          <table:table-cell office:value-type="float" office:value="1266" calcext:value-type="float">
            <text:p>1266</text:p>
          </table:table-cell>
          <table:table-cell office:value-type="float" office:value="0.473933649" calcext:value-type="float">
            <text:p>0,473933649</text:p>
          </table:table-cell>
          <table:table-cell table:formula="of:=([.D51]-[.E51])/[.E51]*100" office:value-type="float" office:value="0.4739336492891" calcext:value-type="float">
            <text:p>0,4739336492891</text:p>
          </table:table-cell>
          <table:table-cell office:value-type="float" office:value="0.651040316" calcext:value-type="float">
            <text:p>0,65104031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01-k4.vr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rtools</text:p>
          </table:table-cell>
          <table:table-cell office:value-type="float" office:value="767" calcext:value-type="float">
            <text:p>767</text:p>
          </table:table-cell>
          <table:table-cell office:value-type="float" office:value="681" calcext:value-type="float">
            <text:p>681</text:p>
          </table:table-cell>
          <table:table-cell office:value-type="float" office:value="12.62848752" calcext:value-type="float">
            <text:p>12,62848752</text:p>
          </table:table-cell>
          <table:table-cell table:formula="of:=([.D52]-[.E52])/[.E52]*100" office:value-type="float" office:value="12.6284875183554" calcext:value-type="float">
            <text:p>12,6284875183554</text:p>
          </table:table-cell>
          <table:table-cell office:value-type="float" office:value="1.032053471" calcext:value-type="float">
            <text:p>1,03205347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6-k8.vr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tools</text:p>
          </table:table-cell>
          <table:table-cell office:value-type="float" office:value="445" calcext:value-type="float">
            <text:p>445</text:p>
          </table:table-cell>
          <table:table-cell office:value-type="float" office:value="435" calcext:value-type="float">
            <text:p>435</text:p>
          </table:table-cell>
          <table:table-cell office:value-type="float" office:value="2.298850575" calcext:value-type="float">
            <text:p>2,298850575</text:p>
          </table:table-cell>
          <table:table-cell table:formula="of:=([.D53]-[.E53])/[.E53]*100" office:value-type="float" office:value="2.29885057471264" calcext:value-type="float">
            <text:p>2,29885057471264</text:p>
          </table:table-cell>
          <table:table-cell office:value-type="float" office:value="0.028003931" calcext:value-type="float">
            <text:p>0,0280039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9-k2.vr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tools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4.716981132" calcext:value-type="float">
            <text:p>4,716981132</text:p>
          </table:table-cell>
          <table:table-cell table:formula="of:=([.D54]-[.E54])/[.E54]*100" office:value-type="float" office:value="4.71698113207547" calcext:value-type="float">
            <text:p>4,71698113207547</text:p>
          </table:table-cell>
          <table:table-cell office:value-type="float" office:value="0.031010866" calcext:value-type="float">
            <text:p>0,0310108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0-k2.vr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tools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0.909090909" calcext:value-type="float">
            <text:p>0,909090909</text:p>
          </table:table-cell>
          <table:table-cell table:formula="of:=([.D55]-[.E55])/[.E55]*100" office:value-type="float" office:value="0.909090909090909" calcext:value-type="float">
            <text:p>0,909090909090909</text:p>
          </table:table-cell>
          <table:table-cell office:value-type="float" office:value="0.031036377" calcext:value-type="float">
            <text:p>0,03103637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1-k2.vr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rtools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-1.421800948" calcext:value-type="float">
            <text:p>-1,421800948</text:p>
          </table:table-cell>
          <table:table-cell table:formula="of:=([.D56]-[.E56])/[.E56]*100" office:value-type="float" office:value="-1.4218009478673" calcext:value-type="float">
            <text:p>-1,4218009478673</text:p>
          </table:table-cell>
          <table:table-cell office:value-type="float" office:value="0.038001299" calcext:value-type="float">
            <text:p>0,0380012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2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tools</text:p>
          </table:table-cell>
          <table:table-cell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office:value-type="float" office:value="-1.851851852" calcext:value-type="float">
            <text:p>-1,851851852</text:p>
          </table:table-cell>
          <table:table-cell table:formula="of:=([.D57]-[.E57])/[.E57]*100" office:value-type="float" office:value="-1.85185185185185" calcext:value-type="float">
            <text:p>-1,85185185185185</text:p>
          </table:table-cell>
          <table:table-cell office:value-type="float" office:value="0.044001579" calcext:value-type="float">
            <text:p>0,04400157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8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tools</text:p>
          </table:table-cell>
          <table:table-cell office:value-type="float" office:value="583" calcext:value-type="float">
            <text:p>583</text:p>
          </table:table-cell>
          <table:table-cell office:value-type="float" office:value="603" calcext:value-type="float">
            <text:p>603</text:p>
          </table:table-cell>
          <table:table-cell office:value-type="float" office:value="-3.316749585" calcext:value-type="float">
            <text:p>-3,316749585</text:p>
          </table:table-cell>
          <table:table-cell table:formula="of:=([.D58]-[.E58])/[.E58]*100" office:value-type="float" office:value="-3.3167495854063" calcext:value-type="float">
            <text:p>-3,3167495854063</text:p>
          </table:table-cell>
          <table:table-cell office:value-type="float" office:value="0.091082811" calcext:value-type="float">
            <text:p>0,0910828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3-k8.vr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rtools</text:p>
          </table:table-cell>
          <table:table-cell office:value-type="float" office:value="530" calcext:value-type="float">
            <text:p>530</text:p>
          </table:table-cell>
          <table:table-cell office:value-type="float" office:value="554" calcext:value-type="float">
            <text:p>554</text:p>
          </table:table-cell>
          <table:table-cell office:value-type="float" office:value="-4.332129964" calcext:value-type="float">
            <text:p>-4,332129964</text:p>
          </table:table-cell>
          <table:table-cell table:formula="of:=([.D59]-[.E59])/[.E59]*100" office:value-type="float" office:value="-4.33212996389892" calcext:value-type="float">
            <text:p>-4,33212996389892</text:p>
          </table:table-cell>
          <table:table-cell office:value-type="float" office:value="0.115002394" calcext:value-type="float">
            <text:p>0,11500239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0-k5.vr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tools</text:p>
          </table:table-cell>
          <table:table-cell office:value-type="float" office:value="449" calcext:value-type="float">
            <text:p>449</text:p>
          </table:table-cell>
          <table:table-cell office:value-type="float" office:value="458" calcext:value-type="float">
            <text:p>458</text:p>
          </table:table-cell>
          <table:table-cell office:value-type="float" office:value="-1.965065502" calcext:value-type="float">
            <text:p>-1,965065502</text:p>
          </table:table-cell>
          <table:table-cell table:formula="of:=([.D60]-[.E60])/[.E60]*100" office:value-type="float" office:value="-1.96506550218341" calcext:value-type="float">
            <text:p>-1,96506550218341</text:p>
          </table:table-cell>
          <table:table-cell office:value-type="float" office:value="0.339028597" calcext:value-type="float">
            <text:p>0,33902859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533" calcext:value-type="float">
            <text:p>533</text:p>
          </table:table-cell>
          <table:table-cell office:value-type="float" office:value="510" calcext:value-type="float">
            <text:p>510</text:p>
          </table:table-cell>
          <table:table-cell office:value-type="float" office:value="4.509803922" calcext:value-type="float">
            <text:p>4,509803922</text:p>
          </table:table-cell>
          <table:table-cell table:formula="of:=([.D61]-[.E61])/[.E61]*100" office:value-type="float" office:value="4.50980392156863" calcext:value-type="float">
            <text:p>4,50980392156863</text:p>
          </table:table-cell>
          <table:table-cell office:value-type="float" office:value="0.367005825" calcext:value-type="float">
            <text:p>0,36700582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10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759" calcext:value-type="float">
            <text:p>759</text:p>
          </table:table-cell>
          <table:table-cell office:value-type="float" office:value="696" calcext:value-type="float">
            <text:p>696</text:p>
          </table:table-cell>
          <table:table-cell office:value-type="float" office:value="9.051724138" calcext:value-type="float">
            <text:p>9,051724138</text:p>
          </table:table-cell>
          <table:table-cell table:formula="of:=([.D62]-[.E62])/[.E62]*100" office:value-type="float" office:value="9.05172413793103" calcext:value-type="float">
            <text:p>9,05172413793103</text:p>
          </table:table-cell>
          <table:table-cell office:value-type="float" office:value="0.59505558" calcext:value-type="float">
            <text:p>0,5950555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559" calcext:value-type="float">
            <text:p>559</text:p>
          </table:table-cell>
          <table:table-cell office:value-type="float" office:value="554" calcext:value-type="float">
            <text:p>554</text:p>
          </table:table-cell>
          <table:table-cell office:value-type="float" office:value="0.902527076" calcext:value-type="float">
            <text:p>0,902527076</text:p>
          </table:table-cell>
          <table:table-cell table:formula="of:=([.D63]-[.E63])/[.E63]*100" office:value-type="float" office:value="0.902527075812274" calcext:value-type="float">
            <text:p>0,902527075812274</text:p>
          </table:table-cell>
          <table:table-cell office:value-type="float" office:value="0.583590508" calcext:value-type="float">
            <text:p>0,58359050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665" calcext:value-type="float">
            <text:p>665</text:p>
          </table:table-cell>
          <table:table-cell office:value-type="float" office:value="649" calcext:value-type="float">
            <text:p>649</text:p>
          </table:table-cell>
          <table:table-cell office:value-type="float" office:value="2.465331279" calcext:value-type="float">
            <text:p>2,465331279</text:p>
          </table:table-cell>
          <table:table-cell table:formula="of:=([.D64]-[.E64])/[.E64]*100" office:value-type="float" office:value="2.4653312788906" calcext:value-type="float">
            <text:p>2,4653312788906</text:p>
          </table:table-cell>
          <table:table-cell office:value-type="float" office:value="0.480026484" calcext:value-type="float">
            <text:p>0,48002648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1-k10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rtools</text:p>
          </table:table-cell>
          <table:table-cell office:value-type="float" office:value="818" calcext:value-type="float">
            <text:p>818</text:p>
          </table:table-cell>
          <table:table-cell office:value-type="float" office:value="745" calcext:value-type="float">
            <text:p>745</text:p>
          </table:table-cell>
          <table:table-cell office:value-type="float" office:value="9.798657718" calcext:value-type="float">
            <text:p>9,798657718</text:p>
          </table:table-cell>
          <table:table-cell table:formula="of:=([.D65]-[.E65])/[.E65]*100" office:value-type="float" office:value="9.79865771812081" calcext:value-type="float">
            <text:p>9,79865771812081</text:p>
          </table:table-cell>
          <table:table-cell office:value-type="float" office:value="0.652024984" calcext:value-type="float">
            <text:p>0,65202498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0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720" calcext:value-type="float">
            <text:p>720</text:p>
          </table:table-cell>
          <table:table-cell office:value-type="float" office:value="669" calcext:value-type="float">
            <text:p>669</text:p>
          </table:table-cell>
          <table:table-cell office:value-type="float" office:value="7.623318386" calcext:value-type="float">
            <text:p>7,623318386</text:p>
          </table:table-cell>
          <table:table-cell table:formula="of:=([.D66]-[.E66])/[.E66]*100" office:value-type="float" office:value="7.62331838565022" calcext:value-type="float">
            <text:p>7,62331838565022</text:p>
          </table:table-cell>
          <table:table-cell office:value-type="float" office:value="0.479022026" calcext:value-type="float">
            <text:p>0,47902202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5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958" calcext:value-type="float">
            <text:p>958</text:p>
          </table:table-cell>
          <table:table-cell office:value-type="float" office:value="856" calcext:value-type="float">
            <text:p>856</text:p>
          </table:table-cell>
          <table:table-cell office:value-type="float" office:value="11.91588785" calcext:value-type="float">
            <text:p>11,91588785</text:p>
          </table:table-cell>
          <table:table-cell table:formula="of:=([.D67]-[.E67])/[.E67]*100" office:value-type="float" office:value="11.9158878504673" calcext:value-type="float">
            <text:p>11,9158878504673</text:p>
          </table:table-cell>
          <table:table-cell office:value-type="float" office:value="0.566030264" calcext:value-type="float">
            <text:p>0,56603026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7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561" calcext:value-type="float">
            <text:p>561</text:p>
          </table:table-cell>
          <table:table-cell office:value-type="float" office:value="524" calcext:value-type="float">
            <text:p>524</text:p>
          </table:table-cell>
          <table:table-cell office:value-type="float" office:value="7.061068702" calcext:value-type="float">
            <text:p>7,061068702</text:p>
          </table:table-cell>
          <table:table-cell table:formula="of:=([.D68]-[.E68])/[.E68]*100" office:value-type="float" office:value="7.06106870229008" calcext:value-type="float">
            <text:p>7,06106870229008</text:p>
          </table:table-cell>
          <table:table-cell office:value-type="float" office:value="0.601030111" calcext:value-type="float">
            <text:p>0,6010301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8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607" calcext:value-type="float">
            <text:p>607</text:p>
          </table:table-cell>
          <table:table-cell office:value-type="float" office:value="576" calcext:value-type="float">
            <text:p>576</text:p>
          </table:table-cell>
          <table:table-cell office:value-type="float" office:value="5.381944444" calcext:value-type="float">
            <text:p>5,381944444</text:p>
          </table:table-cell>
          <table:table-cell table:formula="of:=([.D69]-[.E69])/[.E69]*100" office:value-type="float" office:value="5.38194444444444" calcext:value-type="float">
            <text:p>5,38194444444444</text:p>
          </table:table-cell>
          <table:table-cell office:value-type="float" office:value="0.496920347" calcext:value-type="float">
            <text:p>0,49692034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0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tools</text:p>
          </table:table-cell>
          <table:table-cell office:value-type="float" office:value="824" calcext:value-type="float">
            <text:p>824</text:p>
          </table:table-cell>
          <table:table-cell office:value-type="float" office:value="706" calcext:value-type="float">
            <text:p>706</text:p>
          </table:table-cell>
          <table:table-cell office:value-type="float" office:value="16.71388102" calcext:value-type="float">
            <text:p>16,71388102</text:p>
          </table:table-cell>
          <table:table-cell table:formula="of:=([.D70]-[.E70])/[.E70]*100" office:value-type="float" office:value="16.71388101983" calcext:value-type="float">
            <text:p>16,71388101983</text:p>
          </table:table-cell>
          <table:table-cell office:value-type="float" office:value="0.662961245" calcext:value-type="float">
            <text:p>0,66296124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5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tools</text:p>
          </table:table-cell>
          <table:table-cell office:value-type="float" office:value="1003" calcext:value-type="float">
            <text:p>1003</text:p>
          </table:table-cell>
          <table:table-cell office:value-type="float" office:value="905" calcext:value-type="float">
            <text:p>905</text:p>
          </table:table-cell>
          <table:table-cell office:value-type="float" office:value="10.82872928" calcext:value-type="float">
            <text:p>10,82872928</text:p>
          </table:table-cell>
          <table:table-cell table:formula="of:=([.D71]-[.E71])/[.E71]*100" office:value-type="float" office:value="10.828729281768" calcext:value-type="float">
            <text:p>10,828729281768</text:p>
          </table:table-cell>
          <table:table-cell office:value-type="float" office:value="0.627239943" calcext:value-type="float">
            <text:p>0,62723994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5-k10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tools</text:p>
          </table:table-cell>
          <table:table-cell office:value-type="float" office:value="826" calcext:value-type="float">
            <text:p>826</text:p>
          </table:table-cell>
          <table:table-cell office:value-type="float" office:value="792" calcext:value-type="float">
            <text:p>792</text:p>
          </table:table-cell>
          <table:table-cell office:value-type="float" office:value="4.292929293" calcext:value-type="float">
            <text:p>4,292929293</text:p>
          </table:table-cell>
          <table:table-cell table:formula="of:=([.D72]-[.E72])/[.E72]*100" office:value-type="float" office:value="4.29292929292929" calcext:value-type="float">
            <text:p>4,29292929292929</text:p>
          </table:table-cell>
          <table:table-cell office:value-type="float" office:value="0.812048197" calcext:value-type="float">
            <text:p>0,81204819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0-k10.v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rtools</text:p>
          </table:table-cell>
          <table:table-cell office:value-type="float" office:value="898" calcext:value-type="float">
            <text:p>898</text:p>
          </table:table-cell>
          <table:table-cell office:value-type="float" office:value="834" calcext:value-type="float">
            <text:p>834</text:p>
          </table:table-cell>
          <table:table-cell office:value-type="float" office:value="7.673860911" calcext:value-type="float">
            <text:p>7,673860911</text:p>
          </table:table-cell>
          <table:table-cell table:formula="of:=([.D73]-[.E73])/[.E73]*100" office:value-type="float" office:value="7.67386091127098" calcext:value-type="float">
            <text:p>7,67386091127098</text:p>
          </table:table-cell>
          <table:table-cell office:value-type="float" office:value="1.010015249" calcext:value-type="float">
            <text:p>1,01001524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4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rtools</text:p>
          </table:table-cell>
          <table:table-cell office:value-type="float" office:value="655" calcext:value-type="float">
            <text:p>655</text:p>
          </table:table-cell>
          <table:table-cell office:value-type="float" office:value="589" calcext:value-type="float">
            <text:p>589</text:p>
          </table:table-cell>
          <table:table-cell office:value-type="float" office:value="11.20543294" calcext:value-type="float">
            <text:p>11,20543294</text:p>
          </table:table-cell>
          <table:table-cell table:formula="of:=([.D74]-[.E74])/[.E74]*100" office:value-type="float" office:value="11.2054329371817" calcext:value-type="float">
            <text:p>11,2054329371817</text:p>
          </table:table-cell>
          <table:table-cell office:value-type="float" office:value="1.062059402" calcext:value-type="float">
            <text:p>1,06205940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5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rtools</text:p>
          </table:table-cell>
          <table:table-cell office:value-type="float" office:value="687" calcext:value-type="float">
            <text:p>687</text:p>
          </table:table-cell>
          <table:table-cell office:value-type="float" office:value="631" calcext:value-type="float">
            <text:p>631</text:p>
          </table:table-cell>
          <table:table-cell office:value-type="float" office:value="8.874801902" calcext:value-type="float">
            <text:p>8,874801902</text:p>
          </table:table-cell>
          <table:table-cell table:formula="of:=([.D75]-[.E75])/[.E75]*100" office:value-type="float" office:value="8.87480190174326" calcext:value-type="float">
            <text:p>8,87480190174326</text:p>
          </table:table-cell>
          <table:table-cell office:value-type="float" office:value="0.639037609" calcext:value-type="float">
            <text:p>0,63903760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formula="of:=AVERAGE([.F2:.F75])" office:value-type="float" office:value="5.81479279608108" calcext:value-type="float">
            <text:p>5,81479279608108</text:p>
          </table:table-cell>
          <table:table-cell table:formula="of:=AVERAGE([.G2:.G75])" office:value-type="float" office:value="5.81479279602563" calcext:value-type="float">
            <text:p>5,81479279602563</text:p>
          </table:table-cell>
          <table:table-cell table:number-columns-repeated="3"/>
        </table:table-row>
      </table:table>
      <table:table table:name="VeryPy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est known solutio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vrp</text:p>
          </table:table-cell>
          <table:table-cell office:value-type="string" calcext:value-type="string">
            <text:p>time limit (s)</text:p>
          </table:table-cell>
        </table:table-row>
        <table:table-row table:style-name="ro1">
          <table:table-cell table:style-name="ce1" office:value-type="string" calcext:value-type="string">
            <text:p>A-n32-k5.v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yPy-lr3o</text:p>
          </table:table-cell>
          <table:table-cell office:value-type="float" office:value="785" calcext:value-type="float">
            <text:p>785</text:p>
          </table:table-cell>
          <table:table-cell office:value-type="float" office:value="784" calcext:value-type="float">
            <text:p>784</text:p>
          </table:table-cell>
          <table:table-cell table:formula="of:=([.D2]-[.E2])/[.E2]*100" office:value-type="float" office:value="0.127551020408163" calcext:value-type="float">
            <text:p>0,127551020408163</text:p>
          </table:table-cell>
          <table:table-cell office:value-type="float" office:value="9.66" calcext:value-type="float">
            <text:p>9,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5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yPy-gap</text:p>
          </table:table-cell>
          <table:table-cell table:number-columns-repeated="2" office:value-type="float" office:value="661" calcext:value-type="float">
            <text:p>661</text:p>
          </table:table-cell>
          <table:table-cell table:formula="of:=([.D3]-[.E3])/[.E3]*100" office:value-type="float" office:value="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6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yPy-gap</text:p>
          </table:table-cell>
          <table:table-cell table:number-columns-repeated="2" office:value-type="float" office:value="742" calcext:value-type="float">
            <text:p>742</text:p>
          </table:table-cell>
          <table:table-cell table:formula="of:=([.D4]-[.E4])/[.E4]*100" office:value-type="float" office:value="0" calcext:value-type="float">
            <text:p>0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yPy-wh</text:p>
          </table:table-cell>
          <table:table-cell office:value-type="float" office:value="785" calcext:value-type="float">
            <text:p>785</text:p>
          </table:table-cell>
          <table:table-cell office:value-type="float" office:value="778" calcext:value-type="float">
            <text:p>778</text:p>
          </table:table-cell>
          <table:table-cell table:formula="of:=([.D5]-[.E5])/[.E5]*100" office:value-type="float" office:value="0.89974293059126" calcext:value-type="float">
            <text:p>0,89974293059126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6-k5.vr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799" calcext:value-type="float">
            <text:p>799</text:p>
          </table:table-cell>
          <table:table-cell table:formula="of:=([.D6]-[.E6])/[.E6]*100" office:value-type="float" office:value="0" calcext:value-type="float">
            <text:p>0</text:p>
          </table:table-cell>
          <table:table-cell office:value-type="float" office:value="14.23" calcext:value-type="float">
            <text:p>14,2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5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yPy-rfcs</text:p>
          </table:table-cell>
          <table:table-cell office:value-type="float" office:value="688" calcext:value-type="float">
            <text:p>688</text:p>
          </table:table-cell>
          <table:table-cell office:value-type="float" office:value="669" calcext:value-type="float">
            <text:p>669</text:p>
          </table:table-cell>
          <table:table-cell table:formula="of:=([.D7]-[.E7])/[.E7]*100" office:value-type="float" office:value="2.84005979073244" calcext:value-type="float">
            <text:p>2,84005979073244</text:p>
          </table:table-cell>
          <table:table-cell office:value-type="float" office:value="14.29" calcext:value-type="float">
            <text:p>14,2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6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yPy-lr3o</text:p>
          </table:table-cell>
          <table:table-cell office:value-type="float" office:value="953" calcext:value-type="float">
            <text:p>953</text:p>
          </table:table-cell>
          <table:table-cell office:value-type="float" office:value="949" calcext:value-type="float">
            <text:p>949</text:p>
          </table:table-cell>
          <table:table-cell table:formula="of:=([.D8]-[.E8])/[.E8]*100" office:value-type="float" office:value="0.421496311907271" calcext:value-type="float">
            <text:p>0,421496311907271</text:p>
          </table:table-cell>
          <table:table-cell office:value-type="float" office:value="18.13" calcext:value-type="float">
            <text:p>18,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8-k5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yPy-lr3o</text:p>
          </table:table-cell>
          <table:table-cell office:value-type="float" office:value="732" calcext:value-type="float">
            <text:p>732</text:p>
          </table:table-cell>
          <table:table-cell office:value-type="float" office:value="730" calcext:value-type="float">
            <text:p>730</text:p>
          </table:table-cell>
          <table:table-cell table:formula="of:=([.D9]-[.E9])/[.E9]*100" office:value-type="float" office:value="0.273972602739726" calcext:value-type="float">
            <text:p>0,273972602739726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ap</text:p>
          </table:table-cell>
          <table:table-cell office:value-type="float" office:value="836" calcext:value-type="float">
            <text:p>836</text:p>
          </table:table-cell>
          <table:table-cell office:value-type="float" office:value="822" calcext:value-type="float">
            <text:p>822</text:p>
          </table:table-cell>
          <table:table-cell table:formula="of:=([.D10]-[.E10])/[.E10]*100" office:value-type="float" office:value="1.70316301703163" calcext:value-type="float">
            <text:p>1,70316301703163</text:p>
          </table:table-cell>
          <table:table-cell office:value-type="float" office:value="19.99" calcext:value-type="float">
            <text:p>19,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6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ps</text:p>
          </table:table-cell>
          <table:table-cell office:value-type="float" office:value="846" calcext:value-type="float">
            <text:p>846</text:p>
          </table:table-cell>
          <table:table-cell office:value-type="float" office:value="831" calcext:value-type="float">
            <text:p>831</text:p>
          </table:table-cell>
          <table:table-cell table:formula="of:=([.D11]-[.E11])/[.E11]*100" office:value-type="float" office:value="1.80505415162455" calcext:value-type="float">
            <text:p>1,80505415162455</text:p>
          </table:table-cell>
          <table:table-cell office:value-type="float" office:value="17.14" calcext:value-type="float">
            <text:p>17,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4-k6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yPy-lr3o</text:p>
          </table:table-cell>
          <table:table-cell office:value-type="float" office:value="951" calcext:value-type="float">
            <text:p>951</text:p>
          </table:table-cell>
          <table:table-cell office:value-type="float" office:value="937" calcext:value-type="float">
            <text:p>937</text:p>
          </table:table-cell>
          <table:table-cell table:formula="of:=([.D12]-[.E12])/[.E12]*100" office:value-type="float" office:value="1.49413020277481" calcext:value-type="float">
            <text:p>1,49413020277481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gap</text:p>
          </table:table-cell>
          <table:table-cell office:value-type="float" office:value="961" calcext:value-type="float">
            <text:p>961</text:p>
          </table:table-cell>
          <table:table-cell office:value-type="float" office:value="944" calcext:value-type="float">
            <text:p>944</text:p>
          </table:table-cell>
          <table:table-cell table:formula="of:=([.D13]-[.E13])/[.E13]*100" office:value-type="float" office:value="1.80084745762712" calcext:value-type="float">
            <text:p>1,80084745762712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7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rfcs</text:p>
          </table:table-cell>
          <table:table-cell office:value-type="float" office:value="1178" calcext:value-type="float">
            <text:p>1178</text:p>
          </table:table-cell>
          <table:table-cell office:value-type="float" office:value="1146" calcext:value-type="float">
            <text:p>1146</text:p>
          </table:table-cell>
          <table:table-cell table:formula="of:=([.D14]-[.E14])/[.E14]*100" office:value-type="float" office:value="2.79232111692845" calcext:value-type="float">
            <text:p>2,79232111692845</text:p>
          </table:table-cell>
          <table:table-cell office:value-type="float" office:value="47.81" calcext:value-type="float">
            <text:p>47,8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6-k7.v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eRyPy-gap</text:p>
          </table:table-cell>
          <table:table-cell table:number-columns-repeated="2" office:value-type="float" office:value="914" calcext:value-type="float">
            <text:p>914</text:p>
          </table:table-cell>
          <table:table-cell table:formula="of:=([.D15]-[.E15])/[.E15]*100" office:value-type="float" office:value="0" calcext:value-type="float">
            <text:p>0</text:p>
          </table:table-cell>
          <table:table-cell office:value-type="float" office:value="26.78" calcext:value-type="float">
            <text:p>26,7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8-k7.vr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RyPy-gps</text:p>
          </table:table-cell>
          <table:table-cell office:value-type="float" office:value="1100" calcext:value-type="float">
            <text:p>1100</text:p>
          </table:table-cell>
          <table:table-cell office:value-type="float" office:value="1073" calcext:value-type="float">
            <text:p>1073</text:p>
          </table:table-cell>
          <table:table-cell table:formula="of:=([.D16]-[.E16])/[.E16]*100" office:value-type="float" office:value="2.51630941286114" calcext:value-type="float">
            <text:p>2,51630941286114</text:p>
          </table:table-cell>
          <table:table-cell office:value-type="float" office:value="34.05" calcext:value-type="float">
            <text:p>34,0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3-k7.vr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eRyPy-lr3o</text:p>
          </table:table-cell>
          <table:table-cell office:value-type="float" office:value="1021" calcext:value-type="float">
            <text:p>1021</text:p>
          </table:table-cell>
          <table:table-cell office:value-type="float" office:value="1010" calcext:value-type="float">
            <text:p>1010</text:p>
          </table:table-cell>
          <table:table-cell table:formula="of:=([.D17]-[.E17])/[.E17]*100" office:value-type="float" office:value="1.08910891089109" calcext:value-type="float">
            <text:p>1,08910891089109</text:p>
          </table:table-cell>
          <table:table-cell office:value-type="float" office:value="45.02" calcext:value-type="float">
            <text:p>45,0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4-k7.v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eRyPy-gps</text:p>
          </table:table-cell>
          <table:table-cell office:value-type="float" office:value="1175" calcext:value-type="float">
            <text:p>1175</text:p>
          </table:table-cell>
          <table:table-cell office:value-type="float" office:value="1167" calcext:value-type="float">
            <text:p>1167</text:p>
          </table:table-cell>
          <table:table-cell table:formula="of:=([.D18]-[.E18])/[.E18]*100" office:value-type="float" office:value="0.685518423307626" calcext:value-type="float">
            <text:p>0,685518423307626</text:p>
          </table:table-cell>
          <table:table-cell office:value-type="float" office:value="70.76" calcext:value-type="float">
            <text:p>70,7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5-k9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lr3o</text:p>
          </table:table-cell>
          <table:table-cell office:value-type="float" office:value="1081" calcext:value-type="float">
            <text:p>1081</text:p>
          </table:table-cell>
          <table:table-cell office:value-type="float" office:value="1073" calcext:value-type="float">
            <text:p>1073</text:p>
          </table:table-cell>
          <table:table-cell table:formula="of:=([.D19]-[.E19])/[.E19]*100" office:value-type="float" office:value="0.745573159366263" calcext:value-type="float">
            <text:p>0,745573159366263</text:p>
          </table:table-cell>
          <table:table-cell office:value-type="float" office:value="63.75" calcext:value-type="float">
            <text:p>63,7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0-k9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mj</text:p>
          </table:table-cell>
          <table:table-cell office:value-type="float" office:value="1386" calcext:value-type="float">
            <text:p>1386</text:p>
          </table:table-cell>
          <table:table-cell office:value-type="float" office:value="1408" calcext:value-type="float">
            <text:p>1408</text:p>
          </table:table-cell>
          <table:table-cell table:formula="of:=([.D20]-[.E20])/[.E20]*100" office:value-type="float" office:value="-1.5625" calcext:value-type="float">
            <text:p>-1,5625</text:p>
          </table:table-cell>
          <table:table-cell office:value-type="float" office:value="78.08" calcext:value-type="float">
            <text:p>78,0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1-k9.vr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eRyPy-ps</text:p>
          </table:table-cell>
          <table:table-cell office:value-type="float" office:value="1053" calcext:value-type="float">
            <text:p>1053</text:p>
          </table:table-cell>
          <table:table-cell office:value-type="float" office:value="1035" calcext:value-type="float">
            <text:p>1035</text:p>
          </table:table-cell>
          <table:table-cell table:formula="of:=([.D21]-[.E21])/[.E21]*100" office:value-type="float" office:value="1.73913043478261" calcext:value-type="float">
            <text:p>1,73913043478261</text:p>
          </table:table-cell>
          <table:table-cell office:value-type="float" office:value="119.87" calcext:value-type="float">
            <text:p>119,8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2-k8.vr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eRyPy-gap</text:p>
          </table:table-cell>
          <table:table-cell office:value-type="float" office:value="1307" calcext:value-type="float">
            <text:p>1307</text:p>
          </table:table-cell>
          <table:table-cell office:value-type="float" office:value="1290" calcext:value-type="float">
            <text:p>1290</text:p>
          </table:table-cell>
          <table:table-cell table:formula="of:=([.D22]-[.E22])/[.E22]*100" office:value-type="float" office:value="1.31782945736434" calcext:value-type="float">
            <text:p>1,31782945736434</text:p>
          </table:table-cell>
          <table:table-cell office:value-type="float" office:value="77.77" calcext:value-type="float">
            <text:p>77,7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gap</text:p>
          </table:table-cell>
          <table:table-cell office:value-type="float" office:value="1323" calcext:value-type="float">
            <text:p>1323</text:p>
          </table:table-cell>
          <table:table-cell office:value-type="float" office:value="1315" calcext:value-type="float">
            <text:p>1315</text:p>
          </table:table-cell>
          <table:table-cell table:formula="of:=([.D23]-[.E23])/[.E23]*100" office:value-type="float" office:value="0.608365019011407" calcext:value-type="float">
            <text:p>0,608365019011407</text:p>
          </table:table-cell>
          <table:table-cell office:value-type="float" office:value="113.59" calcext:value-type="float">
            <text:p>113,5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9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gap</text:p>
          </table:table-cell>
          <table:table-cell office:value-type="float" office:value="1650" calcext:value-type="float">
            <text:p>1650</text:p>
          </table:table-cell>
          <table:table-cell office:value-type="float" office:value="1634" calcext:value-type="float">
            <text:p>1634</text:p>
          </table:table-cell>
          <table:table-cell table:formula="of:=([.D24]-[.E24])/[.E24]*100" office:value-type="float" office:value="0.979192166462668" calcext:value-type="float">
            <text:p>0,979192166462668</text:p>
          </table:table-cell>
          <table:table-cell office:value-type="float" office:value="150.46" calcext:value-type="float">
            <text:p>150,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eRyPy-lr3o</text:p>
          </table:table-cell>
          <table:table-cell office:value-type="float" office:value="1440" calcext:value-type="float">
            <text:p>1440</text:p>
          </table:table-cell>
          <table:table-cell office:value-type="float" office:value="1402" calcext:value-type="float">
            <text:p>1402</text:p>
          </table:table-cell>
          <table:table-cell table:formula="of:=([.D25]-[.E25])/[.E25]*100" office:value-type="float" office:value="2.71041369472183" calcext:value-type="float">
            <text:p>2,71041369472183</text:p>
          </table:table-cell>
          <table:table-cell office:value-type="float" office:value="119.29" calcext:value-type="float">
            <text:p>119,2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5-k9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eRyPy-gap</text:p>
          </table:table-cell>
          <table:table-cell office:value-type="float" office:value="1185" calcext:value-type="float">
            <text:p>1185</text:p>
          </table:table-cell>
          <table:table-cell office:value-type="float" office:value="1177" calcext:value-type="float">
            <text:p>1177</text:p>
          </table:table-cell>
          <table:table-cell table:formula="of:=([.D26]-[.E26])/[.E26]*100" office:value-type="float" office:value="0.679694137638063" calcext:value-type="float">
            <text:p>0,679694137638063</text:p>
          </table:table-cell>
          <table:table-cell office:value-type="float" office:value="104.42" calcext:value-type="float">
            <text:p>104,4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9-k9.vr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eRyPy-gps</text:p>
          </table:table-cell>
          <table:table-cell office:value-type="float" office:value="1175" calcext:value-type="float">
            <text:p>1175</text:p>
          </table:table-cell>
          <table:table-cell office:value-type="float" office:value="1168" calcext:value-type="float">
            <text:p>1168</text:p>
          </table:table-cell>
          <table:table-cell table:formula="of:=([.D27]-[.E27])/[.E27]*100" office:value-type="float" office:value="0.599315068493151" calcext:value-type="float">
            <text:p>0,599315068493151</text:p>
          </table:table-cell>
          <table:table-cell office:value-type="float" office:value="101.54" calcext:value-type="float">
            <text:p>101,5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80-k10.vr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Py-rfcs</text:p>
          </table:table-cell>
          <table:table-cell office:value-type="float" office:value="1821" calcext:value-type="float">
            <text:p>1821</text:p>
          </table:table-cell>
          <table:table-cell office:value-type="float" office:value="1764" calcext:value-type="float">
            <text:p>1764</text:p>
          </table:table-cell>
          <table:table-cell table:formula="of:=([.D28]-[.E28])/[.E28]*100" office:value-type="float" office:value="3.2312925170068" calcext:value-type="float">
            <text:p>3,2312925170068</text:p>
          </table:table-cell>
          <table:table-cell office:value-type="float" office:value="374.13" calcext:value-type="float">
            <text:p>374,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1-k5.vr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yPy-rfcs</text:p>
          </table:table-cell>
          <table:table-cell table:number-columns-repeated="2" office:value-type="float" office:value="672" calcext:value-type="float">
            <text:p>672</text:p>
          </table:table-cell>
          <table:table-cell table:formula="of:=([.D29]-[.E29])/[.E29]*100" office:value-type="float" office:value="0" calcext:value-type="float">
            <text:p>0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yPy-gpl</text:p>
          </table:table-cell>
          <table:table-cell table:number-columns-repeated="2" office:value-type="float" office:value="788" calcext:value-type="float">
            <text:p>788</text:p>
          </table:table-cell>
          <table:table-cell table:formula="of:=([.D30]-[.E30])/[.E30]*100" office:value-type="float" office:value="0" calcext:value-type="float">
            <text:p>0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5-k5.v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955" calcext:value-type="float">
            <text:p>955</text:p>
          </table:table-cell>
          <table:table-cell table:formula="of:=([.D31]-[.E31])/[.E31]*100"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8-k6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yPy-ptl</text:p>
          </table:table-cell>
          <table:table-cell office:value-type="float" office:value="808" calcext:value-type="float">
            <text:p>808</text:p>
          </table:table-cell>
          <table:table-cell office:value-type="float" office:value="805" calcext:value-type="float">
            <text:p>805</text:p>
          </table:table-cell>
          <table:table-cell table:formula="of:=([.D32]-[.E32])/[.E32]*100" office:value-type="float" office:value="0.372670807453416" calcext:value-type="float">
            <text:p>0,372670807453416</text:p>
          </table:table-cell>
          <table:table-cell office:value-type="float" office:value="24.55" calcext:value-type="float">
            <text:p>24,5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lr3o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table:formula="of:=([.D33]-[.E33])/[.E33]*100" office:value-type="float" office:value="0.182149362477231" calcext:value-type="float">
            <text:p>0,182149362477231</text:p>
          </table:table-cell>
          <table:table-cell office:value-type="float" office:value="16.83" calcext:value-type="float">
            <text:p>16,8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1-k6.vr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829" calcext:value-type="float">
            <text:p>829</text:p>
          </table:table-cell>
          <table:table-cell table:formula="of:=([.D34]-[.E34])/[.E34]*100" office:value-type="float" office:value="0" calcext:value-type="float">
            <text:p>0</text:p>
          </table:table-cell>
          <table:table-cell office:value-type="float" office:value="20.25" calcext:value-type="float">
            <text:p>20,2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3-k6.vr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RyPy-ptl</text:p>
          </table:table-cell>
          <table:table-cell office:value-type="float" office:value="745" calcext:value-type="float">
            <text:p>745</text:p>
          </table:table-cell>
          <table:table-cell office:value-type="float" office:value="742" calcext:value-type="float">
            <text:p>742</text:p>
          </table:table-cell>
          <table:table-cell table:formula="of:=([.D35]-[.E35])/[.E35]*100" office:value-type="float" office:value="0.404312668463612" calcext:value-type="float">
            <text:p>0,404312668463612</text:p>
          </table:table-cell>
          <table:table-cell office:value-type="float" office:value="28.89" calcext:value-type="float">
            <text:p>28,8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909" calcext:value-type="float">
            <text:p>909</text:p>
          </table:table-cell>
          <table:table-cell table:formula="of:=([.D36]-[.E36])/[.E36]*100" office:value-type="float" office:value="0" calcext:value-type="float">
            <text:p>0</text:p>
          </table:table-cell>
          <table:table-cell office:value-type="float" office:value="40.13" calcext:value-type="float">
            <text:p>40,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ps</text:p>
          </table:table-cell>
          <table:table-cell table:number-columns-repeated="2" office:value-type="float" office:value="751" calcext:value-type="float">
            <text:p>751</text:p>
          </table:table-cell>
          <table:table-cell table:formula="of:=([.D37]-[.E37])/[.E37]*100" office:value-type="float" office:value="0" calcext:value-type="float">
            <text:p>0</text:p>
          </table:table-cell>
          <table:table-cell office:value-type="float" office:value="30.46" calcext:value-type="float">
            <text:p>30,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gap</text:p>
          </table:table-cell>
          <table:table-cell table:number-columns-repeated="2" office:value-type="float" office:value="678" calcext:value-type="float">
            <text:p>678</text:p>
          </table:table-cell>
          <table:table-cell table:formula="of:=([.D38]-[.E38])/[.E38]*100" office:value-type="float" office:value="0" calcext:value-type="float">
            <text:p>0</text:p>
          </table:table-cell>
          <table:table-cell office:value-type="float" office:value="60.66" calcext:value-type="float">
            <text:p>60,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741" calcext:value-type="float">
            <text:p>741</text:p>
          </table:table-cell>
          <table:table-cell table:formula="of:=([.D39]-[.E39])/[.E39]*100" office:value-type="float" office:value="0" calcext:value-type="float">
            <text:p>0</text:p>
          </table:table-cell>
          <table:table-cell office:value-type="float" office:value="39.85" calcext:value-type="float">
            <text:p>39,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gap</text:p>
          </table:table-cell>
          <table:table-cell office:value-type="float" office:value="1328" calcext:value-type="float">
            <text:p>1328</text:p>
          </table:table-cell>
          <table:table-cell office:value-type="float" office:value="1313" calcext:value-type="float">
            <text:p>1313</text:p>
          </table:table-cell>
          <table:table-cell table:formula="of:=([.D40]-[.E40])/[.E40]*100" office:value-type="float" office:value="1.14242193450114" calcext:value-type="float">
            <text:p>1,14242193450114</text:p>
          </table:table-cell>
          <table:table-cell office:value-type="float" office:value="69.44" calcext:value-type="float">
            <text:p>69,4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1-k7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eRyPy-gps</text:p>
          </table:table-cell>
          <table:table-cell office:value-type="float" office:value="1019" calcext:value-type="float">
            <text:p>1019</text:p>
          </table:table-cell>
          <table:table-cell office:value-type="float" office:value="1032" calcext:value-type="float">
            <text:p>1032</text:p>
          </table:table-cell>
          <table:table-cell table:formula="of:=([.D41]-[.E41])/[.E41]*100" office:value-type="float" office:value="-1.25968992248062" calcext:value-type="float">
            <text:p>-1,25968992248062</text:p>
          </table:table-cell>
          <table:table-cell office:value-type="float" office:value="39.3" calcext:value-type="float">
            <text:p>39,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2-k7.vr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eRyPy-wh</text:p>
          </table:table-cell>
          <table:table-cell office:value-type="float" office:value="753" calcext:value-type="float">
            <text:p>753</text:p>
          </table:table-cell>
          <table:table-cell office:value-type="float" office:value="747" calcext:value-type="float">
            <text:p>747</text:p>
          </table:table-cell>
          <table:table-cell table:formula="of:=([.D42]-[.E42])/[.E42]*100" office:value-type="float" office:value="0.803212851405622" calcext:value-type="float">
            <text:p>0,803212851405622</text:p>
          </table:table-cell>
          <table:table-cell office:value-type="float" office:value="45.51" calcext:value-type="float">
            <text:p>45,5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6-k7.vr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eRyPy-gap</text:p>
          </table:table-cell>
          <table:table-cell office:value-type="float" office:value="713" calcext:value-type="float">
            <text:p>713</text:p>
          </table:table-cell>
          <table:table-cell office:value-type="float" office:value="707" calcext:value-type="float">
            <text:p>707</text:p>
          </table:table-cell>
          <table:table-cell table:formula="of:=([.D43]-[.E43])/[.E43]*100" office:value-type="float" office:value="0.848656294200849" calcext:value-type="float">
            <text:p>0,848656294200849</text:p>
          </table:table-cell>
          <table:table-cell office:value-type="float" office:value="67.78" calcext:value-type="float">
            <text:p>67,7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7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eRyPy-wh</text:p>
          </table:table-cell>
          <table:table-cell office:value-type="float" office:value="1140" calcext:value-type="float">
            <text:p>1140</text:p>
          </table:table-cell>
          <table:table-cell office:value-type="float" office:value="1153" calcext:value-type="float">
            <text:p>1153</text:p>
          </table:table-cell>
          <table:table-cell table:formula="of:=([.D44]-[.E44])/[.E44]*100" office:value-type="float" office:value="-1.12749349522984" calcext:value-type="float">
            <text:p>-1,12749349522984</text:p>
          </table:table-cell>
          <table:table-cell office:value-type="float" office:value="80.86" calcext:value-type="float">
            <text:p>80,8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9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eRyPy-gap</text:p>
          </table:table-cell>
          <table:table-cell office:value-type="float" office:value="1617" calcext:value-type="float">
            <text:p>1617</text:p>
          </table:table-cell>
          <table:table-cell office:value-type="float" office:value="1598" calcext:value-type="float">
            <text:p>1598</text:p>
          </table:table-cell>
          <table:table-cell table:formula="of:=([.D45]-[.E45])/[.E45]*100" office:value-type="float" office:value="1.18898623279099" calcext:value-type="float">
            <text:p>1,18898623279099</text:p>
          </table:table-cell>
          <table:table-cell office:value-type="float" office:value="259.22" calcext:value-type="float">
            <text:p>259,2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lr3o</text:p>
          </table:table-cell>
          <table:table-cell office:value-type="float" office:value="1506" calcext:value-type="float">
            <text:p>1506</text:p>
          </table:table-cell>
          <table:table-cell office:value-type="float" office:value="1537" calcext:value-type="float">
            <text:p>1537</text:p>
          </table:table-cell>
          <table:table-cell table:formula="of:=([.D46]-[.E46])/[.E46]*100" office:value-type="float" office:value="-2.01691607026675" calcext:value-type="float">
            <text:p>-2,01691607026675</text:p>
          </table:table-cell>
          <table:table-cell office:value-type="float" office:value="193.42" calcext:value-type="float">
            <text:p>193,4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eRyPy-gap</text:p>
          </table:table-cell>
          <table:table-cell office:value-type="float" office:value="883" calcext:value-type="float">
            <text:p>883</text:p>
          </table:table-cell>
          <table:table-cell office:value-type="float" office:value="861" calcext:value-type="float">
            <text:p>861</text:p>
          </table:table-cell>
          <table:table-cell table:formula="of:=([.D47]-[.E47])/[.E47]*100" office:value-type="float" office:value="2.55516840882695" calcext:value-type="float">
            <text:p>2,55516840882695</text:p>
          </table:table-cell>
          <table:table-cell office:value-type="float" office:value="97.66" calcext:value-type="float">
            <text:p>97,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6-k9.vr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eRyPy-gap</text:p>
          </table:table-cell>
          <table:table-cell office:value-type="float" office:value="1333" calcext:value-type="float">
            <text:p>1333</text:p>
          </table:table-cell>
          <table:table-cell office:value-type="float" office:value="1374" calcext:value-type="float">
            <text:p>1374</text:p>
          </table:table-cell>
          <table:table-cell table:formula="of:=([.D48]-[.E48])/[.E48]*100" office:value-type="float" office:value="-2.98398835516739" calcext:value-type="float">
            <text:p>-2,98398835516739</text:p>
          </table:table-cell>
          <table:table-cell office:value-type="float" office:value="326.86" calcext:value-type="float">
            <text:p>326,8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7-k10.vr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eRyPy-lr3o</text:p>
          </table:table-cell>
          <table:table-cell office:value-type="float" office:value="1043" calcext:value-type="float">
            <text:p>1043</text:p>
          </table:table-cell>
          <table:table-cell office:value-type="float" office:value="1033" calcext:value-type="float">
            <text:p>1033</text:p>
          </table:table-cell>
          <table:table-cell table:formula="of:=([.D49]-[.E49])/[.E49]*100" office:value-type="float" office:value="0.968054211035818" calcext:value-type="float">
            <text:p>0,968054211035818</text:p>
          </table:table-cell>
          <table:table-cell office:value-type="float" office:value="120.73" calcext:value-type="float">
            <text:p>120,7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8-k9.vr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eRyPy-lr3o</text:p>
          </table:table-cell>
          <table:table-cell office:value-type="float" office:value="1283" calcext:value-type="float">
            <text:p>1283</text:p>
          </table:table-cell>
          <table:table-cell office:value-type="float" office:value="1304" calcext:value-type="float">
            <text:p>1304</text:p>
          </table:table-cell>
          <table:table-cell table:formula="of:=([.D50]-[.E50])/[.E50]*100" office:value-type="float" office:value="-1.61042944785276" calcext:value-type="float">
            <text:p>-1,61042944785276</text:p>
          </table:table-cell>
          <table:table-cell office:value-type="float" office:value="169.7" calcext:value-type="float">
            <text:p>169,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78-k10.vr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eRyPy-gps</text:p>
          </table:table-cell>
          <table:table-cell office:value-type="float" office:value="1251" calcext:value-type="float">
            <text:p>1251</text:p>
          </table:table-cell>
          <table:table-cell office:value-type="float" office:value="1266" calcext:value-type="float">
            <text:p>1266</text:p>
          </table:table-cell>
          <table:table-cell table:formula="of:=([.D51]-[.E51])/[.E51]*100" office:value-type="float" office:value="-1.18483412322275" calcext:value-type="float">
            <text:p>-1,18483412322275</text:p>
          </table:table-cell>
          <table:table-cell office:value-type="float" office:value="358.01" calcext:value-type="float">
            <text:p>358,0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01-k4.vr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eRyPy-lr3o</text:p>
          </table:table-cell>
          <table:table-cell office:value-type="float" office:value="682" calcext:value-type="float">
            <text:p>682</text:p>
          </table:table-cell>
          <table:table-cell office:value-type="float" office:value="681" calcext:value-type="float">
            <text:p>681</text:p>
          </table:table-cell>
          <table:table-cell table:formula="of:=([.D52]-[.E52])/[.E52]*100" office:value-type="float" office:value="0.146842878120411" calcext:value-type="float">
            <text:p>0,14684287812041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6-k8.vr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yPy-ptl</text:p>
          </table:table-cell>
          <table:table-cell office:value-type="float" office:value="450" calcext:value-type="float">
            <text:p>450</text:p>
          </table:table-cell>
          <table:table-cell office:value-type="float" office:value="435" calcext:value-type="float">
            <text:p>435</text:p>
          </table:table-cell>
          <table:table-cell table:formula="of:=([.D53]-[.E53])/[.E53]*100" office:value-type="float" office:value="3.44827586206897" calcext:value-type="float">
            <text:p>3,44827586206897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9-k2.vr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212" calcext:value-type="float">
            <text:p>212</text:p>
          </table:table-cell>
          <table:table-cell table:formula="of:=([.D54]-[.E54])/[.E54]*100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0-k2.vr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Py-lr3o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table:formula="of:=([.D55]-[.E55])/[.E55]*100" office:value-type="float" office:value="-1.81818181818182" calcext:value-type="float">
            <text:p>-1,8181818181818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1-k2.vr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RyPy-cmt</text:p>
          </table:table-cell>
          <table:table-cell table:number-columns-repeated="2" office:value-type="float" office:value="211" calcext:value-type="float">
            <text:p>211</text:p>
          </table:table-cell>
          <table:table-cell table:formula="of:=([.D56]-[.E56])/[.E56]*100" office:value-type="float" office:value="0" calcext:value-type="float">
            <text:p>0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2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yPy-cmt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([.D57]-[.E57])/[.E57]*100" office:value-type="float" office:value="0" calcext:value-type="float">
            <text:p>0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8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yPy-gps</text:p>
          </table:table-cell>
          <table:table-cell office:value-type="float" office:value="590" calcext:value-type="float">
            <text:p>590</text:p>
          </table:table-cell>
          <table:table-cell office:value-type="float" office:value="603" calcext:value-type="float">
            <text:p>603</text:p>
          </table:table-cell>
          <table:table-cell table:formula="of:=([.D58]-[.E58])/[.E58]*100" office:value-type="float" office:value="-2.1558872305141" calcext:value-type="float">
            <text:p>-2,1558872305141</text:p>
          </table:table-cell>
          <table:table-cell office:value-type="float" office:value="4.66" calcext:value-type="float">
            <text:p>4,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3-k8.vr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yPy-gap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table:formula="of:=([.D59]-[.E59])/[.E59]*100" office:value-type="float" office:value="-4.51263537906137" calcext:value-type="float">
            <text:p>-4,51263537906137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0-k5.vr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RyPy-wh</text:p>
          </table:table-cell>
          <table:table-cell table:number-columns-repeated="2" office:value-type="float" office:value="458" calcext:value-type="float">
            <text:p>458</text:p>
          </table:table-cell>
          <table:table-cell table:formula="of:=([.D60]-[.E60])/[.E60]*100" office:value-type="float" office:value="0" calcext:value-type="float">
            <text:p>0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wh</text:p>
          </table:table-cell>
          <table:table-cell table:number-columns-repeated="2" office:value-type="float" office:value="510" calcext:value-type="float">
            <text:p>510</text:p>
          </table:table-cell>
          <table:table-cell table:formula="of:=([.D61]-[.E61])/[.E61]*100" office:value-type="float" office:value="0" calcext:value-type="float">
            <text:p>0</text:p>
          </table:table-cell>
          <table:table-cell office:value-type="float" office:value="22.63" calcext:value-type="float">
            <text:p>22,6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10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lr3o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table:formula="of:=([.D62]-[.E62])/[.E62]*100" office:value-type="float" office:value="1.4367816091954" calcext:value-type="float">
            <text:p>1,4367816091954</text:p>
          </table:table-cell>
          <table:table-cell office:value-type="float" office:value="60.1" calcext:value-type="float">
            <text:p>60,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gap</text:p>
          </table:table-cell>
          <table:table-cell office:value-type="float" office:value="557" calcext:value-type="float">
            <text:p>557</text:p>
          </table:table-cell>
          <table:table-cell office:value-type="float" office:value="554" calcext:value-type="float">
            <text:p>554</text:p>
          </table:table-cell>
          <table:table-cell table:formula="of:=([.D63]-[.E63])/[.E63]*100" office:value-type="float" office:value="0.541516245487365" calcext:value-type="float">
            <text:p>0,541516245487365</text:p>
          </table:table-cell>
          <table:table-cell office:value-type="float" office:value="36.83" calcext:value-type="float">
            <text:p>36,8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lr3o</text:p>
          </table:table-cell>
          <table:table-cell office:value-type="float" office:value="635" calcext:value-type="float">
            <text:p>635</text:p>
          </table:table-cell>
          <table:table-cell office:value-type="float" office:value="649" calcext:value-type="float">
            <text:p>649</text:p>
          </table:table-cell>
          <table:table-cell table:formula="of:=([.D64]-[.E64])/[.E64]*100" office:value-type="float" office:value="-2.15716486902928" calcext:value-type="float">
            <text:p>-2,15716486902928</text:p>
          </table:table-cell>
          <table:table-cell office:value-type="float" office:value="73.06" calcext:value-type="float">
            <text:p>73,0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1-k10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eRyPy-gps</text:p>
          </table:table-cell>
          <table:table-cell office:value-type="float" office:value="749" calcext:value-type="float">
            <text:p>749</text:p>
          </table:table-cell>
          <table:table-cell office:value-type="float" office:value="745" calcext:value-type="float">
            <text:p>745</text:p>
          </table:table-cell>
          <table:table-cell table:formula="of:=([.D65]-[.E65])/[.E65]*100" office:value-type="float" office:value="0.536912751677852" calcext:value-type="float">
            <text:p>0,536912751677852</text:p>
          </table:table-cell>
          <table:table-cell office:value-type="float" office:value="69.09" calcext:value-type="float">
            <text:p>69,0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0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lr3o</text:p>
          </table:table-cell>
          <table:table-cell office:value-type="float" office:value="702" calcext:value-type="float">
            <text:p>702</text:p>
          </table:table-cell>
          <table:table-cell office:value-type="float" office:value="669" calcext:value-type="float">
            <text:p>669</text:p>
          </table:table-cell>
          <table:table-cell table:formula="of:=([.D66]-[.E66])/[.E66]*100" office:value-type="float" office:value="4.93273542600897" calcext:value-type="float">
            <text:p>4,93273542600897</text:p>
          </table:table-cell>
          <table:table-cell office:value-type="float" office:value="56.13" calcext:value-type="float">
            <text:p>56,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5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gap</text:p>
          </table:table-cell>
          <table:table-cell office:value-type="float" office:value="959" calcext:value-type="float">
            <text:p>959</text:p>
          </table:table-cell>
          <table:table-cell office:value-type="float" office:value="856" calcext:value-type="float">
            <text:p>856</text:p>
          </table:table-cell>
          <table:table-cell table:formula="of:=([.D67]-[.E67])/[.E67]*100" office:value-type="float" office:value="12.0327102803738" calcext:value-type="float">
            <text:p>12,0327102803738</text:p>
          </table:table-cell>
          <table:table-cell office:value-type="float" office:value="2245.01" calcext:value-type="float">
            <text:p>2245,0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7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lr3o</text:p>
          </table:table-cell>
          <table:table-cell office:value-type="float" office:value="575" calcext:value-type="float">
            <text:p>575</text:p>
          </table:table-cell>
          <table:table-cell office:value-type="float" office:value="524" calcext:value-type="float">
            <text:p>524</text:p>
          </table:table-cell>
          <table:table-cell table:formula="of:=([.D68]-[.E68])/[.E68]*100" office:value-type="float" office:value="9.73282442748092" calcext:value-type="float">
            <text:p>9,73282442748092</text:p>
          </table:table-cell>
          <table:table-cell office:value-type="float" office:value="40.34" calcext:value-type="float">
            <text:p>40,3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8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ptl</text:p>
          </table:table-cell>
          <table:table-cell office:value-type="float" office:value="581" calcext:value-type="float">
            <text:p>581</text:p>
          </table:table-cell>
          <table:table-cell office:value-type="float" office:value="576" calcext:value-type="float">
            <text:p>576</text:p>
          </table:table-cell>
          <table:table-cell table:formula="of:=([.D69]-[.E69])/[.E69]*100" office:value-type="float" office:value="0.868055555555556" calcext:value-type="float">
            <text:p>0,868055555555556</text:p>
          </table:table-cell>
          <table:table-cell office:value-type="float" office:value="42.71" calcext:value-type="float">
            <text:p>42,7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0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lr3o</text:p>
          </table:table-cell>
          <table:table-cell office:value-type="float" office:value="762" calcext:value-type="float">
            <text:p>762</text:p>
          </table:table-cell>
          <table:table-cell office:value-type="float" office:value="706" calcext:value-type="float">
            <text:p>706</text:p>
          </table:table-cell>
          <table:table-cell table:formula="of:=([.D70]-[.E70])/[.E70]*100" office:value-type="float" office:value="7.93201133144476" calcext:value-type="float">
            <text:p>7,93201133144476</text:p>
          </table:table-cell>
          <table:table-cell office:value-type="float" office:value="110.27" calcext:value-type="float">
            <text:p>110,2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5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gap</text:p>
          </table:table-cell>
          <table:table-cell office:value-type="float" office:value="987" calcext:value-type="float">
            <text:p>987</text:p>
          </table:table-cell>
          <table:table-cell office:value-type="float" office:value="905" calcext:value-type="float">
            <text:p>905</text:p>
          </table:table-cell>
          <table:table-cell table:formula="of:=([.D71]-[.E71])/[.E71]*100" office:value-type="float" office:value="9.06077348066298" calcext:value-type="float">
            <text:p>9,06077348066298</text:p>
          </table:table-cell>
          <table:table-cell office:value-type="float" office:value="109.09" calcext:value-type="float">
            <text:p>109,0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5-k10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eRyPy-wh</text:p>
          </table:table-cell>
          <table:table-cell office:value-type="float" office:value="811" calcext:value-type="float">
            <text:p>811</text:p>
          </table:table-cell>
          <table:table-cell office:value-type="float" office:value="792" calcext:value-type="float">
            <text:p>792</text:p>
          </table:table-cell>
          <table:table-cell table:formula="of:=([.D72]-[.E72])/[.E72]*100" office:value-type="float" office:value="2.3989898989899" calcext:value-type="float">
            <text:p>2,3989898989899</text:p>
          </table:table-cell>
          <table:table-cell office:value-type="float" office:value="96.24" calcext:value-type="float">
            <text:p>96,2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0-k10.v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yPy-gap</text:p>
          </table:table-cell>
          <table:table-cell office:value-type="float" office:value="840" calcext:value-type="float">
            <text:p>840</text:p>
          </table:table-cell>
          <table:table-cell office:value-type="float" office:value="834" calcext:value-type="float">
            <text:p>834</text:p>
          </table:table-cell>
          <table:table-cell table:formula="of:=([.D73]-[.E73])/[.E73]*100" office:value-type="float" office:value="0.719424460431655" calcext:value-type="float">
            <text:p>0,719424460431655</text:p>
          </table:table-cell>
          <table:table-cell office:value-type="float" office:value="142.16" calcext:value-type="float">
            <text:p>142,1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4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RyPy-ptl</text:p>
          </table:table-cell>
          <table:table-cell office:value-type="float" office:value="601" calcext:value-type="float">
            <text:p>601</text:p>
          </table:table-cell>
          <table:table-cell office:value-type="float" office:value="589" calcext:value-type="float">
            <text:p>589</text:p>
          </table:table-cell>
          <table:table-cell table:formula="of:=([.D74]-[.E74])/[.E74]*100" office:value-type="float" office:value="2.03735144312394" calcext:value-type="float">
            <text:p>2,03735144312394</text:p>
          </table:table-cell>
          <table:table-cell office:value-type="float" office:value="114.05" calcext:value-type="float">
            <text:p>114,0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5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RyPy-ptl</text:p>
          </table:table-cell>
          <table:table-cell office:value-type="float" office:value="636" calcext:value-type="float">
            <text:p>636</text:p>
          </table:table-cell>
          <table:table-cell office:value-type="float" office:value="631" calcext:value-type="float">
            <text:p>631</text:p>
          </table:table-cell>
          <table:table-cell table:formula="of:=([.D75]-[.E75])/[.E75]*100" office:value-type="float" office:value="0.792393026941363" calcext:value-type="float">
            <text:p>0,792393026941363</text:p>
          </table:table-cell>
          <table:table-cell office:value-type="float" office:value="120.85" calcext:value-type="float">
            <text:p>120,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3.193cm" svg:height="13.068cm" svg:x="27.716cm" svg:y="1.48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055cm" svg:height="10.225cm" svg:x="29.799cm" svg:y="15.381cm">
            <draw:object draw:notify-on-update-of-ranges="Results.B3:Results.B33 Results.C2:Results.C2 Results.C3:Results.C33 Results.B3:Results.B33 Results.E2:Results.E2 Results.E3:Results.E33 Results.B3:Results.B33 Results.G2:Results.G2 Results.G3:Results.G33 Results.B3:Results.B33 Results.I2:Results.I2 Results.I3:Results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Relative Gap (%)</text:p>
          </table:table-cell>
          <table:table-cell table:style-name="ce2" office:value-type="string" calcext:value-type="string">
            <text:p>VeRyPy-10-fastest</text:p>
          </table:table-cell>
          <table:table-cell table:style-name="ce2" office:value-type="string" calcext:value-type="string">
            <text:p>VeRyPy-10f (t)</text:p>
          </table:table-cell>
          <table:table-cell table:style-name="ce2" office:value-type="string" calcext:value-type="string">
            <text:p>VRPy</text:p>
          </table:table-cell>
          <table:table-cell table:style-name="ce2" office:value-type="string" calcext:value-type="string">
            <text:p>VRPy (t)</text:p>
          </table:table-cell>
          <table:table-cell table:style-name="ce2" office:value-type="string" calcext:value-type="string">
            <text:p>Ortools</text:p>
          </table:table-cell>
          <table:table-cell table:style-name="ce2" office:value-type="string" calcext:value-type="string">
            <text:p>Ortools (t)</text:p>
          </table:table-cell>
          <table:table-cell table:style-name="Default" office:value-type="string" calcext:value-type="string">
            <text:p>VeRyPyAll</text:p>
          </table:table-cell>
          <table:table-cell table:style-name="Default" office:value-type="string" calcext:value-type="string">
            <text:p>VeRyPyAll (t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COUNTIF([$VeRyPy.F$2:.F$75]; &quot;&lt;&quot;&amp;[.B3])/COUNT([$VeRyPy.F$2:.F$75])" office:value-type="percentage" office:value="0.0945945945945946" calcext:value-type="percentage">
            <text:p>9,46 %</text:p>
          </table:table-cell>
          <table:table-cell table:formula="of:=SUMIF([$VeRyPy.F$2:.F$75]; &quot;&lt;&quot;&amp;[.$B3]; [$VeRyPy.G$2:.G$75])" office:value-type="float" office:value="5.09" calcext:value-type="float">
            <text:p>5,09</text:p>
          </table:table-cell>
          <table:table-cell table:formula="of:=COUNTIF([$VRPy.G$2:.G$75]; &quot;&lt;&quot;&amp;[.$B3])/COUNT([$VRPy.G$2:.G$75])" office:value-type="percentage" office:value="0.0675675675675676" calcext:value-type="percentage">
            <text:p>6,76 %</text:p>
          </table:table-cell>
          <table:table-cell table:formula="of:=SUMIF([$VRPy.G$2:.G$75]; &quot;&lt;&quot;&amp;[.$B3]; [$VRPy.H$2:.H$75])" office:value-type="float" office:value="3.80899095535279" calcext:value-type="float">
            <text:p>3,81</text:p>
          </table:table-cell>
          <table:table-cell table:formula="of:=COUNTIF([$ORtools.F$2:.F$75]; &quot;&lt;&quot;&amp;[.$B3])/COUNT([$ORtools.F$2:.F$75])" office:value-type="percentage" office:value="0.148648648648649" calcext:value-type="percentage">
            <text:p>14,86 %</text:p>
          </table:table-cell>
          <table:table-cell table:formula="of:=SUMIF([$ORtools.F$2:.F$75]; &quot;&lt;&quot;&amp;[.$B3]; [$ORtools.H$2:.H$75])" office:value-type="float" office:value="3.453184604" calcext:value-type="float">
            <text:p>3,45</text:p>
          </table:table-cell>
          <table:table-cell table:formula="of:=COUNTIF([$VeryPyAll.F$2:.F$75]; &quot;&lt;&quot;&amp;[.B3])/COUNT([$VeryPyAll.F$2:.F$75])" office:value-type="percentage" office:value="0.148648648648649" calcext:value-type="percentage">
            <text:p>14,86 %</text:p>
          </table:table-cell>
          <table:table-cell table:formula="of:=SUMIF([$VeryPyAll.F$2:.F$75]; &quot;&lt;&quot;&amp;[.$B3]; [$VeryPyAll.G$2:.G$75])" office:value-type="float" office:value="1337.75" calcext:value-type="float">
            <text:p>1337,75</text:p>
          </table:table-cell>
        </table:table-row>
        <table:table-row table:style-name="ro1">
          <table:table-cell/>
          <table:table-cell table:formula="of:=[.B3]+1" office:value-type="float" office:value="1" calcext:value-type="float">
            <text:p>1</text:p>
          </table:table-cell>
          <table:table-cell table:formula="of:=COUNTIF([$VeRyPy.F$2:.F$75]; &quot;&lt;&quot;&amp;[.B4])/COUNT([$VeRyPy.F$2:.F$75])" office:value-type="percentage" office:value="0.310810810810811" calcext:value-type="percentage">
            <text:p>31,08 %</text:p>
          </table:table-cell>
          <table:table-cell table:formula="of:=SUMIF([$VeRyPy.F$2:.F$75]; &quot;&lt;&quot;&amp;[.$B4]; [$VeRyPy.G$2:.G$75])" office:value-type="float" office:value="15.45" calcext:value-type="float">
            <text:p>15,45</text:p>
          </table:table-cell>
          <table:table-cell table:formula="of:=COUNTIF([$VRPy.G$2:.G$75]; &quot;&lt;&quot;&amp;[.$B4])/COUNT([$VRPy.G$2:.G$75])" office:value-type="percentage" office:value="0.162162162162162" calcext:value-type="percentage">
            <text:p>16,22 %</text:p>
          </table:table-cell>
          <table:table-cell table:formula="of:=SUMIF([$VRPy.G$2:.G$75]; &quot;&lt;&quot;&amp;[.$B4]; [$VRPy.H$2:.H$75])" office:value-type="float" office:value="11.6240835189819" calcext:value-type="float">
            <text:p>11,62</text:p>
          </table:table-cell>
          <table:table-cell table:formula="of:=COUNTIF([$ORtools.F$2:.F$75]; &quot;&lt;&quot;&amp;[.$B4])/COUNT([$ORtools.F$2:.F$75])" office:value-type="percentage" office:value="0.216216216216216" calcext:value-type="percentage">
            <text:p>21,62 %</text:p>
          </table:table-cell>
          <table:table-cell table:formula="of:=SUMIF([$ORtools.F$2:.F$75]; &quot;&lt;&quot;&amp;[.$B4]; [$ORtools.H$2:.H$75])" office:value-type="float" office:value="5.579881669" calcext:value-type="float">
            <text:p>5,58</text:p>
          </table:table-cell>
          <table:table-cell table:formula="of:=COUNTIF([$VeryPyAll.F$2:.F$75]; &quot;&lt;&quot;&amp;[.B4])/COUNT([$VeryPyAll.F$2:.F$75])" office:value-type="percentage" office:value="0.675675675675676" calcext:value-type="percentage">
            <text:p>67,57 %</text:p>
          </table:table-cell>
          <table:table-cell table:formula="of:=SUMIF([$VeryPyAll.F$2:.F$75]; &quot;&lt;&quot;&amp;[.$B4]; [$VeryPyAll.G$2:.G$75])" office:value-type="float" office:value="3338.13" calcext:value-type="float">
            <text:p>3338,13</text:p>
          </table:table-cell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table:formula="of:=COUNTIF([$VeRyPy.F$2:.F$75]; &quot;&lt;&quot;&amp;[.B5])/COUNT([$VeRyPy.F$2:.F$75])" office:value-type="percentage" office:value="0.527027027027027" calcext:value-type="percentage">
            <text:p>52,70 %</text:p>
          </table:table-cell>
          <table:table-cell table:formula="of:=SUMIF([$VeRyPy.F$2:.F$75]; &quot;&lt;&quot;&amp;[.$B5]; [$VeRyPy.G$2:.G$75])" office:value-type="float" office:value="33.17" calcext:value-type="float">
            <text:p>33,17</text:p>
          </table:table-cell>
          <table:table-cell table:formula="of:=COUNTIF([$VRPy.G$2:.G$75]; &quot;&lt;&quot;&amp;[.$B5])/COUNT([$VRPy.G$2:.G$75])" office:value-type="percentage" office:value="0.297297297297297" calcext:value-type="percentage">
            <text:p>29,73 %</text:p>
          </table:table-cell>
          <table:table-cell table:formula="of:=SUMIF([$VRPy.G$2:.G$75]; &quot;&lt;&quot;&amp;[.$B5]; [$VRPy.H$2:.H$75])" office:value-type="float" office:value="20.9253721237183" calcext:value-type="float">
            <text:p>20,93</text:p>
          </table:table-cell>
          <table:table-cell table:formula="of:=COUNTIF([$ORtools.F$2:.F$75]; &quot;&lt;&quot;&amp;[.$B5])/COUNT([$ORtools.F$2:.F$75])" office:value-type="percentage" office:value="0.22972972972973" calcext:value-type="percentage">
            <text:p>22,97 %</text:p>
          </table:table-cell>
          <table:table-cell table:formula="of:=SUMIF([$ORtools.F$2:.F$75]; &quot;&lt;&quot;&amp;[.$B5]; [$ORtools.H$2:.H$75])" office:value-type="float" office:value="6.160912276" calcext:value-type="float">
            <text:p>6,16</text:p>
          </table:table-cell>
          <table:table-cell table:formula="of:=COUNTIF([$VeryPyAll.F$2:.F$75]; &quot;&lt;&quot;&amp;[.B5])/COUNT([$VeryPyAll.F$2:.F$75])" office:value-type="percentage" office:value="0.810810810810811" calcext:value-type="percentage">
            <text:p>81,08 %</text:p>
          </table:table-cell>
          <table:table-cell table:formula="of:=SUMIF([$VeryPyAll.F$2:.F$75]; &quot;&lt;&quot;&amp;[.$B5]; [$VeryPyAll.G$2:.G$75])" office:value-type="float" office:value="4069.98" calcext:value-type="float">
            <text:p>4069,98</text:p>
          </table:table-cell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table:formula="of:=COUNTIF([$VeRyPy.F$2:.F$75]; &quot;&lt;&quot;&amp;[.B6])/COUNT([$VeRyPy.F$2:.F$75])" office:value-type="percentage" office:value="0.756756756756757" calcext:value-type="percentage">
            <text:p>75,68 %</text:p>
          </table:table-cell>
          <table:table-cell table:formula="of:=SUMIF([$VeRyPy.F$2:.F$75]; &quot;&lt;&quot;&amp;[.$B6]; [$VeRyPy.G$2:.G$75])" office:value-type="float" office:value="43.2" calcext:value-type="float">
            <text:p>43,20</text:p>
          </table:table-cell>
          <table:table-cell table:formula="of:=COUNTIF([$VRPy.G$2:.G$75]; &quot;&lt;&quot;&amp;[.$B6])/COUNT([$VRPy.G$2:.G$75])" office:value-type="percentage" office:value="0.486486486486487" calcext:value-type="percentage">
            <text:p>48,65 %</text:p>
          </table:table-cell>
          <table:table-cell table:formula="of:=SUMIF([$VRPy.G$2:.G$75]; &quot;&lt;&quot;&amp;[.$B6]; [$VRPy.H$2:.H$75])" office:value-type="float" office:value="38.2874140739441" calcext:value-type="float">
            <text:p>38,29</text:p>
          </table:table-cell>
          <table:table-cell table:formula="of:=COUNTIF([$ORtools.F$2:.F$75]; &quot;&lt;&quot;&amp;[.$B6])/COUNT([$ORtools.F$2:.F$75])" office:value-type="percentage" office:value="0.310810810810811" calcext:value-type="percentage">
            <text:p>31,08 %</text:p>
          </table:table-cell>
          <table:table-cell table:formula="of:=SUMIF([$ORtools.F$2:.F$75]; &quot;&lt;&quot;&amp;[.$B6]; [$ORtools.H$2:.H$75])" office:value-type="float" office:value="7.881993056" calcext:value-type="float">
            <text:p>7,88</text:p>
          </table:table-cell>
          <table:table-cell table:formula="of:=COUNTIF([$VeryPyAll.F$2:.F$75]; &quot;&lt;&quot;&amp;[.B6])/COUNT([$VeryPyAll.F$2:.F$75])" office:value-type="percentage" office:value="0.905405405405405" calcext:value-type="percentage">
            <text:p>90,54 %</text:p>
          </table:table-cell>
          <table:table-cell table:formula="of:=SUMIF([$VeryPyAll.F$2:.F$75]; &quot;&lt;&quot;&amp;[.$B6]; [$VeryPyAll.G$2:.G$75])" office:value-type="float" office:value="4593.37" calcext:value-type="float">
            <text:p>4593,37</text:p>
          </table:table-cell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table:formula="of:=COUNTIF([$VeRyPy.F$2:.F$75]; &quot;&lt;&quot;&amp;[.B7])/COUNT([$VeRyPy.F$2:.F$75])" office:value-type="percentage" office:value="0.837837837837838" calcext:value-type="percentage">
            <text:p>83,78 %</text:p>
          </table:table-cell>
          <table:table-cell table:formula="of:=SUMIF([$VeRyPy.F$2:.F$75]; &quot;&lt;&quot;&amp;[.$B7]; [$VeRyPy.G$2:.G$75])" office:value-type="float" office:value="49.13" calcext:value-type="float">
            <text:p>49,13</text:p>
          </table:table-cell>
          <table:table-cell table:formula="of:=COUNTIF([$VRPy.G$2:.G$75]; &quot;&lt;&quot;&amp;[.$B7])/COUNT([$VRPy.G$2:.G$75])" office:value-type="percentage" office:value="0.635135135135135" calcext:value-type="percentage">
            <text:p>63,51 %</text:p>
          </table:table-cell>
          <table:table-cell table:formula="of:=SUMIF([$VRPy.G$2:.G$75]; &quot;&lt;&quot;&amp;[.$B7]; [$VRPy.H$2:.H$75])" office:value-type="float" office:value="47.6375629901886" calcext:value-type="float">
            <text:p>47,64</text:p>
          </table:table-cell>
          <table:table-cell table:formula="of:=COUNTIF([$ORtools.F$2:.F$75]; &quot;&lt;&quot;&amp;[.$B7])/COUNT([$ORtools.F$2:.F$75])" office:value-type="percentage" office:value="0.351351351351351" calcext:value-type="percentage">
            <text:p>35,14 %</text:p>
          </table:table-cell>
          <table:table-cell table:formula="of:=SUMIF([$ORtools.F$2:.F$75]; &quot;&lt;&quot;&amp;[.$B7]; [$ORtools.H$2:.H$75])" office:value-type="float" office:value="9.401071788" calcext:value-type="float">
            <text:p>9,40</text:p>
          </table:table-cell>
          <table:table-cell table:formula="of:=COUNTIF([$VeryPyAll.F$2:.F$75]; &quot;&lt;&quot;&amp;[.B7])/COUNT([$VeryPyAll.F$2:.F$75])" office:value-type="percentage" office:value="0.932432432432432" calcext:value-type="percentage">
            <text:p>93,24 %</text:p>
          </table:table-cell>
          <table:table-cell table:formula="of:=SUMIF([$VeryPyAll.F$2:.F$75]; &quot;&lt;&quot;&amp;[.$B7]; [$VeryPyAll.G$2:.G$75])" office:value-type="float" office:value="4969.79" calcext:value-type="float">
            <text:p>4969,79</text:p>
          </table:table-cell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table:formula="of:=COUNTIF([$VeRyPy.F$2:.F$75]; &quot;&lt;&quot;&amp;[.B8])/COUNT([$VeRyPy.F$2:.F$75])" office:value-type="percentage" office:value="0.905405405405405" calcext:value-type="percentage">
            <text:p>90,54 %</text:p>
          </table:table-cell>
          <table:table-cell table:formula="of:=SUMIF([$VeRyPy.F$2:.F$75]; &quot;&lt;&quot;&amp;[.$B8]; [$VeRyPy.G$2:.G$75])" office:value-type="float" office:value="55.77" calcext:value-type="float">
            <text:p>55,77</text:p>
          </table:table-cell>
          <table:table-cell table:formula="of:=COUNTIF([$VRPy.G$2:.G$75]; &quot;&lt;&quot;&amp;[.$B8])/COUNT([$VRPy.G$2:.G$75])" office:value-type="percentage" office:value="0.702702702702703" calcext:value-type="percentage">
            <text:p>70,27 %</text:p>
          </table:table-cell>
          <table:table-cell table:formula="of:=SUMIF([$VRPy.G$2:.G$75]; &quot;&lt;&quot;&amp;[.$B8]; [$VRPy.H$2:.H$75])" office:value-type="float" office:value="54.3469944000245" calcext:value-type="float">
            <text:p>54,35</text:p>
          </table:table-cell>
          <table:table-cell table:formula="of:=COUNTIF([$ORtools.F$2:.F$75]; &quot;&lt;&quot;&amp;[.$B8])/COUNT([$ORtools.F$2:.F$75])" office:value-type="percentage" office:value="0.445945945945946" calcext:value-type="percentage">
            <text:p>44,59 %</text:p>
          </table:table-cell>
          <table:table-cell table:formula="of:=SUMIF([$ORtools.F$2:.F$75]; &quot;&lt;&quot;&amp;[.$B8]; [$ORtools.H$2:.H$75])" office:value-type="float" office:value="13.451010228" calcext:value-type="float">
            <text:p>13,45</text:p>
          </table:table-cell>
          <table:table-cell table:formula="of:=COUNTIF([$VeryPyAll.F$2:.F$75]; &quot;&lt;&quot;&amp;[.B8])/COUNT([$VeryPyAll.F$2:.F$75])" office:value-type="percentage" office:value="0.945945945945946" calcext:value-type="percentage">
            <text:p>94,59 %</text:p>
          </table:table-cell>
          <table:table-cell table:formula="of:=SUMIF([$VeryPyAll.F$2:.F$75]; &quot;&lt;&quot;&amp;[.$B8]; [$VeryPyAll.G$2:.G$75])" office:value-type="float" office:value="5025.92" calcext:value-type="float">
            <text:p>5025,92</text:p>
          </table:table-cell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table:formula="of:=COUNTIF([$VeRyPy.F$2:.F$75]; &quot;&lt;&quot;&amp;[.B9])/COUNT([$VeRyPy.F$2:.F$75])" office:value-type="percentage" office:value="0.945945945945946" calcext:value-type="percentage">
            <text:p>94,59 %</text:p>
          </table:table-cell>
          <table:table-cell table:formula="of:=SUMIF([$VeRyPy.F$2:.F$75]; &quot;&lt;&quot;&amp;[.$B9]; [$VeRyPy.G$2:.G$75])" office:value-type="float" office:value="57.47" calcext:value-type="float">
            <text:p>57,47</text:p>
          </table:table-cell>
          <table:table-cell table:formula="of:=COUNTIF([$VRPy.G$2:.G$75]; &quot;&lt;&quot;&amp;[.$B9])/COUNT([$VRPy.G$2:.G$75])" office:value-type="percentage" office:value="0.783783783783784" calcext:value-type="percentage">
            <text:p>78,38 %</text:p>
          </table:table-cell>
          <table:table-cell table:formula="of:=SUMIF([$VRPy.G$2:.G$75]; &quot;&lt;&quot;&amp;[.$B9]; [$VRPy.H$2:.H$75])" office:value-type="float" office:value="59.3006961345673" calcext:value-type="float">
            <text:p>59,30</text:p>
          </table:table-cell>
          <table:table-cell table:formula="of:=COUNTIF([$ORtools.F$2:.F$75]; &quot;&lt;&quot;&amp;[.$B9])/COUNT([$ORtools.F$2:.F$75])" office:value-type="percentage" office:value="0.5" calcext:value-type="percentage">
            <text:p>50,00 %</text:p>
          </table:table-cell>
          <table:table-cell table:formula="of:=SUMIF([$ORtools.F$2:.F$75]; &quot;&lt;&quot;&amp;[.$B9]; [$ORtools.H$2:.H$75])" office:value-type="float" office:value="15.888024807" calcext:value-type="float">
            <text:p>15,89</text:p>
          </table:table-cell>
          <table:table-cell table:formula="of:=COUNTIF([$VeryPyAll.F$2:.F$75]; &quot;&lt;&quot;&amp;[.B9])/COUNT([$VeryPyAll.F$2:.F$75])" office:value-type="percentage" office:value="0.945945945945946" calcext:value-type="percentage">
            <text:p>94,59 %</text:p>
          </table:table-cell>
          <table:table-cell table:formula="of:=SUMIF([$VeryPyAll.F$2:.F$75]; &quot;&lt;&quot;&amp;[.$B9]; [$VeryPyAll.G$2:.G$75])" office:value-type="float" office:value="5025.92" calcext:value-type="float">
            <text:p>5025,92</text:p>
          </table:table-cell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table:formula="of:=COUNTIF([$VeRyPy.F$2:.F$75]; &quot;&lt;&quot;&amp;[.B10])/COUNT([$VeRyPy.F$2:.F$75])" office:value-type="percentage" office:value="0.945945945945946" calcext:value-type="percentage">
            <text:p>94,59 %</text:p>
          </table:table-cell>
          <table:table-cell table:formula="of:=SUMIF([$VeRyPy.F$2:.F$75]; &quot;&lt;&quot;&amp;[.$B10]; [$VeRyPy.G$2:.G$75])" office:value-type="float" office:value="57.47" calcext:value-type="float">
            <text:p>57,47</text:p>
          </table:table-cell>
          <table:table-cell table:formula="of:=COUNTIF([$VRPy.G$2:.G$75]; &quot;&lt;&quot;&amp;[.$B10])/COUNT([$VRPy.G$2:.G$75])" office:value-type="percentage" office:value="0.824324324324324" calcext:value-type="percentage">
            <text:p>82,43 %</text:p>
          </table:table-cell>
          <table:table-cell table:formula="of:=SUMIF([$VRPy.G$2:.G$75]; &quot;&lt;&quot;&amp;[.$B10]; [$VRPy.H$2:.H$75])" office:value-type="float" office:value="61.0684716701508" calcext:value-type="float">
            <text:p>61,07</text:p>
          </table:table-cell>
          <table:table-cell table:formula="of:=COUNTIF([$ORtools.F$2:.F$75]; &quot;&lt;&quot;&amp;[.$B10])/COUNT([$ORtools.F$2:.F$75])" office:value-type="percentage" office:value="0.635135135135135" calcext:value-type="percentage">
            <text:p>63,51 %</text:p>
          </table:table-cell>
          <table:table-cell table:formula="of:=SUMIF([$ORtools.F$2:.F$75]; &quot;&lt;&quot;&amp;[.$B10]; [$ORtools.H$2:.H$75])" office:value-type="float" office:value="20.608636141" calcext:value-type="float">
            <text:p>20,61</text:p>
          </table:table-cell>
          <table:table-cell table:formula="of:=COUNTIF([$VeryPyAll.F$2:.F$75]; &quot;&lt;&quot;&amp;[.B10])/COUNT([$VeryPyAll.F$2:.F$75])" office:value-type="percentage" office:value="0.945945945945946" calcext:value-type="percentage">
            <text:p>94,59 %</text:p>
          </table:table-cell>
          <table:table-cell table:formula="of:=SUMIF([$VeryPyAll.F$2:.F$75]; &quot;&lt;&quot;&amp;[.$B10]; [$VeryPyAll.G$2:.G$75])" office:value-type="float" office:value="5025.92" calcext:value-type="float">
            <text:p>5025,92</text:p>
          </table:table-cell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table:formula="of:=COUNTIF([$VeRyPy.F$2:.F$75]; &quot;&lt;&quot;&amp;[.B11])/COUNT([$VeRyPy.F$2:.F$75])" office:value-type="percentage" office:value="0.945945945945946" calcext:value-type="percentage">
            <text:p>94,59 %</text:p>
          </table:table-cell>
          <table:table-cell table:formula="of:=SUMIF([$VeRyPy.F$2:.F$75]; &quot;&lt;&quot;&amp;[.$B11]; [$VeRyPy.G$2:.G$75])" office:value-type="float" office:value="57.47" calcext:value-type="float">
            <text:p>57,47</text:p>
          </table:table-cell>
          <table:table-cell table:formula="of:=COUNTIF([$VRPy.G$2:.G$75]; &quot;&lt;&quot;&amp;[.$B11])/COUNT([$VRPy.G$2:.G$75])" office:value-type="percentage" office:value="0.851351351351351" calcext:value-type="percentage">
            <text:p>85,14 %</text:p>
          </table:table-cell>
          <table:table-cell table:formula="of:=SUMIF([$VRPy.G$2:.G$75]; &quot;&lt;&quot;&amp;[.$B11]; [$VRPy.H$2:.H$75])" office:value-type="float" office:value="62.4043149948121" calcext:value-type="float">
            <text:p>62,40</text:p>
          </table:table-cell>
          <table:table-cell table:formula="of:=COUNTIF([$ORtools.F$2:.F$75]; &quot;&lt;&quot;&amp;[.$B11])/COUNT([$ORtools.F$2:.F$75])" office:value-type="percentage" office:value="0.716216216216216" calcext:value-type="percentage">
            <text:p>71,62 %</text:p>
          </table:table-cell>
          <table:table-cell table:formula="of:=SUMIF([$ORtools.F$2:.F$75]; &quot;&lt;&quot;&amp;[.$B11]; [$ORtools.H$2:.H$75])" office:value-type="float" office:value="23.283409118" calcext:value-type="float">
            <text:p>23,28</text:p>
          </table:table-cell>
          <table:table-cell table:formula="of:=COUNTIF([$VeryPyAll.F$2:.F$75]; &quot;&lt;&quot;&amp;[.B11])/COUNT([$VeryPyAll.F$2:.F$75])" office:value-type="percentage" office:value="0.959459459459459" calcext:value-type="percentage">
            <text:p>95,95 %</text:p>
          </table:table-cell>
          <table:table-cell table:formula="of:=SUMIF([$VeryPyAll.F$2:.F$75]; &quot;&lt;&quot;&amp;[.$B11]; [$VeryPyAll.G$2:.G$75])" office:value-type="float" office:value="5136.19" calcext:value-type="float">
            <text:p>5136,19</text:p>
          </table:table-cell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table:formula="of:=COUNTIF([$VeRyPy.F$2:.F$75]; &quot;&lt;&quot;&amp;[.B12])/COUNT([$VeRyPy.F$2:.F$75])" office:value-type="percentage" office:value="0.945945945945946" calcext:value-type="percentage">
            <text:p>94,59 %</text:p>
          </table:table-cell>
          <table:table-cell table:formula="of:=SUMIF([$VeRyPy.F$2:.F$75]; &quot;&lt;&quot;&amp;[.$B12]; [$VeRyPy.G$2:.G$75])" office:value-type="float" office:value="57.47" calcext:value-type="float">
            <text:p>57,47</text:p>
          </table:table-cell>
          <table:table-cell table:formula="of:=COUNTIF([$VRPy.G$2:.G$75]; &quot;&lt;&quot;&amp;[.$B12])/COUNT([$VRPy.G$2:.G$75])" office:value-type="percentage" office:value="0.891891891891892" calcext:value-type="percentage">
            <text:p>89,19 %</text:p>
          </table:table-cell>
          <table:table-cell table:formula="of:=SUMIF([$VRPy.G$2:.G$75]; &quot;&lt;&quot;&amp;[.$B12]; [$VRPy.H$2:.H$75])" office:value-type="float" office:value="65.4017980098725" calcext:value-type="float">
            <text:p>65,40</text:p>
          </table:table-cell>
          <table:table-cell table:formula="of:=COUNTIF([$ORtools.F$2:.F$75]; &quot;&lt;&quot;&amp;[.$B12])/COUNT([$ORtools.F$2:.F$75])" office:value-type="percentage" office:value="0.77027027027027" calcext:value-type="percentage">
            <text:p>77,03 %</text:p>
          </table:table-cell>
          <table:table-cell table:formula="of:=SUMIF([$ORtools.F$2:.F$75]; &quot;&lt;&quot;&amp;[.$B12]; [$ORtools.H$2:.H$75])" office:value-type="float" office:value="25.515538692" calcext:value-type="float">
            <text:p>25,52</text:p>
          </table:table-cell>
          <table:table-cell table:formula="of:=COUNTIF([$VeryPyAll.F$2:.F$75]; &quot;&lt;&quot;&amp;[.B12])/COUNT([$VeryPyAll.F$2:.F$75])" office:value-type="percentage" office:value="0.959459459459459" calcext:value-type="percentage">
            <text:p>95,95 %</text:p>
          </table:table-cell>
          <table:table-cell table:formula="of:=SUMIF([$VeryPyAll.F$2:.F$75]; &quot;&lt;&quot;&amp;[.$B12]; [$VeryPyAll.G$2:.G$75])" office:value-type="float" office:value="5136.19" calcext:value-type="float">
            <text:p>5136,19</text:p>
          </table:table-cell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table:formula="of:=COUNTIF([$VeRyPy.F$2:.F$75]; &quot;&lt;&quot;&amp;[.B13])/COUNT([$VeRyPy.F$2:.F$75])" office:value-type="percentage" office:value="0.959459459459459" calcext:value-type="percentage">
            <text:p>95,95 %</text:p>
          </table:table-cell>
          <table:table-cell table:formula="of:=SUMIF([$VeRyPy.F$2:.F$75]; &quot;&lt;&quot;&amp;[.$B13]; [$VeRyPy.G$2:.G$75])" office:value-type="float" office:value="58.32" calcext:value-type="float">
            <text:p>58,32</text:p>
          </table:table-cell>
          <table:table-cell table:formula="of:=COUNTIF([$VRPy.G$2:.G$75]; &quot;&lt;&quot;&amp;[.$B13])/COUNT([$VRPy.G$2:.G$75])" office:value-type="percentage" office:value="0.932432432432432" calcext:value-type="percentage">
            <text:p>93,24 %</text:p>
          </table:table-cell>
          <table:table-cell table:formula="of:=SUMIF([$VRPy.G$2:.G$75]; &quot;&lt;&quot;&amp;[.$B13]; [$VRPy.H$2:.H$75])" office:value-type="float" office:value="69.7905883789063" calcext:value-type="float">
            <text:p>69,79</text:p>
          </table:table-cell>
          <table:table-cell table:formula="of:=COUNTIF([$ORtools.F$2:.F$75]; &quot;&lt;&quot;&amp;[.$B13])/COUNT([$ORtools.F$2:.F$75])" office:value-type="percentage" office:value="0.824324324324324" calcext:value-type="percentage">
            <text:p>82,43 %</text:p>
          </table:table-cell>
          <table:table-cell table:formula="of:=SUMIF([$ORtools.F$2:.F$75]; &quot;&lt;&quot;&amp;[.$B13]; [$ORtools.H$2:.H$75])" office:value-type="float" office:value="27.37768197" calcext:value-type="float">
            <text:p>27,38</text:p>
          </table:table-cell>
          <table:table-cell table:formula="of:=COUNTIF([$VeryPyAll.F$2:.F$75]; &quot;&lt;&quot;&amp;[.B13])/COUNT([$VeryPyAll.F$2:.F$75])" office:value-type="percentage" office:value="0.986486486486487" calcext:value-type="percentage">
            <text:p>98,65 %</text:p>
          </table:table-cell>
          <table:table-cell table:formula="of:=SUMIF([$VeryPyAll.F$2:.F$75]; &quot;&lt;&quot;&amp;[.$B13]; [$VeryPyAll.G$2:.G$75])" office:value-type="float" office:value="5285.62" calcext:value-type="float">
            <text:p>5285,62</text:p>
          </table:table-cell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table:formula="of:=COUNTIF([$VeRyPy.F$2:.F$75]; &quot;&lt;&quot;&amp;[.B14])/COUNT([$VeRyPy.F$2:.F$75])" office:value-type="percentage" office:value="0.959459459459459" calcext:value-type="percentage">
            <text:p>95,95 %</text:p>
          </table:table-cell>
          <table:table-cell table:formula="of:=SUMIF([$VeRyPy.F$2:.F$75]; &quot;&lt;&quot;&amp;[.$B14]; [$VeRyPy.G$2:.G$75])" office:value-type="float" office:value="58.32" calcext:value-type="float">
            <text:p>58,32</text:p>
          </table:table-cell>
          <table:table-cell table:formula="of:=COUNTIF([$VRPy.G$2:.G$75]; &quot;&lt;&quot;&amp;[.$B14])/COUNT([$VRPy.G$2:.G$75])" office:value-type="percentage" office:value="0.932432432432432" calcext:value-type="percentage">
            <text:p>93,24 %</text:p>
          </table:table-cell>
          <table:table-cell table:formula="of:=SUMIF([$VRPy.G$2:.G$75]; &quot;&lt;&quot;&amp;[.$B14]; [$VRPy.H$2:.H$75])" office:value-type="float" office:value="69.7905883789063" calcext:value-type="float">
            <text:p>69,79</text:p>
          </table:table-cell>
          <table:table-cell table:formula="of:=COUNTIF([$ORtools.F$2:.F$75]; &quot;&lt;&quot;&amp;[.$B14])/COUNT([$ORtools.F$2:.F$75])" office:value-type="percentage" office:value="0.851351351351351" calcext:value-type="percentage">
            <text:p>85,14 %</text:p>
          </table:table-cell>
          <table:table-cell table:formula="of:=SUMIF([$ORtools.F$2:.F$75]; &quot;&lt;&quot;&amp;[.$B14]; [$ORtools.H$2:.H$75])" office:value-type="float" office:value="28.818965912" calcext:value-type="float">
            <text:p>28,82</text:p>
          </table:table-cell>
          <table:table-cell table:formula="of:=COUNTIF([$VeryPyAll.F$2:.F$75]; &quot;&lt;&quot;&amp;[.B14])/COUNT([$VeryPyAll.F$2:.F$75])" office:value-type="percentage" office:value="0.986486486486487" calcext:value-type="percentage">
            <text:p>98,65 %</text:p>
          </table:table-cell>
          <table:table-cell table:formula="of:=SUMIF([$VeryPyAll.F$2:.F$75]; &quot;&lt;&quot;&amp;[.$B14]; [$VeryPyAll.G$2:.G$75])" office:value-type="float" office:value="5285.62" calcext:value-type="float">
            <text:p>5285,62</text:p>
          </table:table-cell>
        </table:table-row>
        <table:table-row table:style-name="ro1">
          <table:table-cell/>
          <table:table-cell table:formula="of:=[.B14]+1" office:value-type="float" office:value="12" calcext:value-type="float">
            <text:p>12</text:p>
          </table:table-cell>
          <table:table-cell table:formula="of:=COUNTIF([$VeRyPy.F$2:.F$75]; &quot;&lt;&quot;&amp;[.B15])/COUNT([$VeRyPy.F$2:.F$75])" office:value-type="percentage" office:value="0.986486486486487" calcext:value-type="percentage">
            <text:p>98,65 %</text:p>
          </table:table-cell>
          <table:table-cell table:formula="of:=SUMIF([$VeRyPy.F$2:.F$75]; &quot;&lt;&quot;&amp;[.$B15]; [$VeRyPy.G$2:.G$75])" office:value-type="float" office:value="60.2" calcext:value-type="float">
            <text:p>60,20</text:p>
          </table:table-cell>
          <table:table-cell table:formula="of:=COUNTIF([$VRPy.G$2:.G$75]; &quot;&lt;&quot;&amp;[.$B15])/COUNT([$VRPy.G$2:.G$75])" office:value-type="percentage" office:value="0.959459459459459" calcext:value-type="percentage">
            <text:p>95,95 %</text:p>
          </table:table-cell>
          <table:table-cell table:formula="of:=SUMIF([$VRPy.G$2:.G$75]; &quot;&lt;&quot;&amp;[.$B15]; [$VRPy.H$2:.H$75])" office:value-type="float" office:value="71.4105780124665" calcext:value-type="float">
            <text:p>71,41</text:p>
          </table:table-cell>
          <table:table-cell table:formula="of:=COUNTIF([$ORtools.F$2:.F$75]; &quot;&lt;&quot;&amp;[.$B15])/COUNT([$ORtools.F$2:.F$75])" office:value-type="percentage" office:value="0.891891891891892" calcext:value-type="percentage">
            <text:p>89,19 %</text:p>
          </table:table-cell>
          <table:table-cell table:formula="of:=SUMIF([$ORtools.F$2:.F$75]; &quot;&lt;&quot;&amp;[.$B15]; [$ORtools.H$2:.H$75])" office:value-type="float" office:value="30.97509551" calcext:value-type="float">
            <text:p>30,98</text:p>
          </table:table-cell>
          <table:table-cell table:formula="of:=COUNTIF([$VeryPyAll.F$2:.F$75]; &quot;&lt;&quot;&amp;[.B15])/COUNT([$VeryPyAll.F$2:.F$75])" office:value-type="percentage" office:value="0.986486486486487" calcext:value-type="percentage">
            <text:p>98,65 %</text:p>
          </table:table-cell>
          <table:table-cell table:formula="of:=SUMIF([$VeryPyAll.F$2:.F$75]; &quot;&lt;&quot;&amp;[.$B15]; [$VeryPyAll.G$2:.G$75])" office:value-type="float" office:value="5285.62" calcext:value-type="float">
            <text:p>5285,62</text:p>
          </table:table-cell>
        </table:table-row>
        <table:table-row table:style-name="ro1">
          <table:table-cell/>
          <table:table-cell table:formula="of:=[.B15]+1" office:value-type="float" office:value="13" calcext:value-type="float">
            <text:p>13</text:p>
          </table:table-cell>
          <table:table-cell table:formula="of:=COUNTIF([$VeRyPy.F$2:.F$75]; &quot;&lt;&quot;&amp;[.B16])/COUNT([$VeRyPy.F$2:.F$75])" office:value-type="percentage" office:value="0.986486486486487" calcext:value-type="percentage">
            <text:p>98,65 %</text:p>
          </table:table-cell>
          <table:table-cell table:formula="of:=SUMIF([$VeRyPy.F$2:.F$75]; &quot;&lt;&quot;&amp;[.$B16]; [$VeRyPy.G$2:.G$75])" office:value-type="float" office:value="60.2" calcext:value-type="float">
            <text:p>60,20</text:p>
          </table:table-cell>
          <table:table-cell table:formula="of:=COUNTIF([$VRPy.G$2:.G$75]; &quot;&lt;&quot;&amp;[.$B16])/COUNT([$VRPy.G$2:.G$75])" office:value-type="percentage" office:value="0.972972972972973" calcext:value-type="percentage">
            <text:p>97,30 %</text:p>
          </table:table-cell>
          <table:table-cell table:formula="of:=SUMIF([$VRPy.G$2:.G$75]; &quot;&lt;&quot;&amp;[.$B16]; [$VRPy.H$2:.H$75])" office:value-type="float" office:value="72.5539371967316" calcext:value-type="float">
            <text:p>72,55</text:p>
          </table:table-cell>
          <table:table-cell table:formula="of:=COUNTIF([$ORtools.F$2:.F$75]; &quot;&lt;&quot;&amp;[.$B16])/COUNT([$ORtools.F$2:.F$75])" office:value-type="percentage" office:value="0.918918918918919" calcext:value-type="percentage">
            <text:p>91,89 %</text:p>
          </table:table-cell>
          <table:table-cell table:formula="of:=SUMIF([$ORtools.F$2:.F$75]; &quot;&lt;&quot;&amp;[.$B16]; [$ORtools.H$2:.H$75])" office:value-type="float" office:value="32.307165861" calcext:value-type="float">
            <text:p>32,31</text:p>
          </table:table-cell>
          <table:table-cell table:formula="of:=COUNTIF([$VeryPyAll.F$2:.F$75]; &quot;&lt;&quot;&amp;[.B16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16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16]+1" office:value-type="float" office:value="14" calcext:value-type="float">
            <text:p>14</text:p>
          </table:table-cell>
          <table:table-cell table:formula="of:=COUNTIF([$VeRyPy.F$2:.F$75]; &quot;&lt;&quot;&amp;[.B17])/COUNT([$VeRyPy.F$2:.F$75])" office:value-type="percentage" office:value="1" calcext:value-type="percentage">
            <text:p>100,00 %</text:p>
          </table:table-cell>
          <table:table-cell table:formula="of:=SUMIF([$VeRyPy.F$2:.F$75]; &quot;&lt;&quot;&amp;[.$B17]; [$VeRyPy.G$2:.G$75])" office:value-type="float" office:value="61.1" calcext:value-type="float">
            <text:p>61,10</text:p>
          </table:table-cell>
          <table:table-cell table:formula="of:=COUNTIF([$VRPy.G$2:.G$75]; &quot;&lt;&quot;&amp;[.$B17])/COUNT([$VRPy.G$2:.G$75])" office:value-type="percentage" office:value="0.972972972972973" calcext:value-type="percentage">
            <text:p>97,30 %</text:p>
          </table:table-cell>
          <table:table-cell table:formula="of:=SUMIF([$VRPy.G$2:.G$75]; &quot;&lt;&quot;&amp;[.$B17]; [$VRPy.H$2:.H$75])" office:value-type="float" office:value="72.5539371967316" calcext:value-type="float">
            <text:p>72,55</text:p>
          </table:table-cell>
          <table:table-cell table:formula="of:=COUNTIF([$ORtools.F$2:.F$75]; &quot;&lt;&quot;&amp;[.$B17])/COUNT([$ORtools.F$2:.F$75])" office:value-type="percentage" office:value="0.932432432432432" calcext:value-type="percentage">
            <text:p>93,24 %</text:p>
          </table:table-cell>
          <table:table-cell table:formula="of:=SUMIF([$ORtools.F$2:.F$75]; &quot;&lt;&quot;&amp;[.$B17]; [$ORtools.H$2:.H$75])" office:value-type="float" office:value="32.684197426" calcext:value-type="float">
            <text:p>32,68</text:p>
          </table:table-cell>
          <table:table-cell table:formula="of:=COUNTIF([$VeryPyAll.F$2:.F$75]; &quot;&lt;&quot;&amp;[.B17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17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17]+1" office:value-type="float" office:value="15" calcext:value-type="float">
            <text:p>15</text:p>
          </table:table-cell>
          <table:table-cell table:formula="of:=COUNTIF([$VeRyPy.F$2:.F$75]; &quot;&lt;&quot;&amp;[.B18])/COUNT([$VeRyPy.F$2:.F$75])" office:value-type="percentage" office:value="1" calcext:value-type="percentage">
            <text:p>100,00 %</text:p>
          </table:table-cell>
          <table:table-cell table:formula="of:=SUMIF([$VeRyPy.F$2:.F$75]; &quot;&lt;&quot;&amp;[.$B18]; [$VeRyPy.G$2:.G$75])" office:value-type="float" office:value="61.1" calcext:value-type="float">
            <text:p>61,10</text:p>
          </table:table-cell>
          <table:table-cell table:formula="of:=COUNTIF([$VRPy.G$2:.G$75]; &quot;&lt;&quot;&amp;[.$B18])/COUNT([$VRPy.G$2:.G$75])" office:value-type="percentage" office:value="0.986486486486487" calcext:value-type="percentage">
            <text:p>98,65 %</text:p>
          </table:table-cell>
          <table:table-cell table:formula="of:=SUMIF([$VRPy.G$2:.G$75]; &quot;&lt;&quot;&amp;[.$B18]; [$VRPy.H$2:.H$75])" office:value-type="float" office:value="74.7887539863587" calcext:value-type="float">
            <text:p>74,79</text:p>
          </table:table-cell>
          <table:table-cell table:formula="of:=COUNTIF([$ORtools.F$2:.F$75]; &quot;&lt;&quot;&amp;[.$B18])/COUNT([$ORtools.F$2:.F$75])" office:value-type="percentage" office:value="0.945945945945946" calcext:value-type="percentage">
            <text:p>94,59 %</text:p>
          </table:table-cell>
          <table:table-cell table:formula="of:=SUMIF([$ORtools.F$2:.F$75]; &quot;&lt;&quot;&amp;[.$B18]; [$ORtools.H$2:.H$75])" office:value-type="float" office:value="33.209230185" calcext:value-type="float">
            <text:p>33,21</text:p>
          </table:table-cell>
          <table:table-cell table:formula="of:=COUNTIF([$VeryPyAll.F$2:.F$75]; &quot;&lt;&quot;&amp;[.B18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18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18]+1" office:value-type="float" office:value="16" calcext:value-type="float">
            <text:p>16</text:p>
          </table:table-cell>
          <table:table-cell table:formula="of:=COUNTIF([$VeRyPy.F$2:.F$75]; &quot;&lt;&quot;&amp;[.B19])/COUNT([$VeRyPy.F$2:.F$75])" office:value-type="percentage" office:value="1" calcext:value-type="percentage">
            <text:p>100,00 %</text:p>
          </table:table-cell>
          <table:table-cell table:formula="of:=SUMIF([$VeRyPy.F$2:.F$75]; &quot;&lt;&quot;&amp;[.$B19]; [$VeRyPy.G$2:.G$75])" office:value-type="float" office:value="61.1" calcext:value-type="float">
            <text:p>61,10</text:p>
          </table:table-cell>
          <table:table-cell table:formula="of:=COUNTIF([$VRPy.G$2:.G$75]; &quot;&lt;&quot;&amp;[.$B19])/COUNT([$VRPy.G$2:.G$75])" office:value-type="percentage" office:value="0.986486486486487" calcext:value-type="percentage">
            <text:p>98,65 %</text:p>
          </table:table-cell>
          <table:table-cell table:formula="of:=SUMIF([$VRPy.G$2:.G$75]; &quot;&lt;&quot;&amp;[.$B19]; [$VRPy.H$2:.H$75])" office:value-type="float" office:value="74.7887539863587" calcext:value-type="float">
            <text:p>74,79</text:p>
          </table:table-cell>
          <table:table-cell table:formula="of:=COUNTIF([$ORtools.F$2:.F$75]; &quot;&lt;&quot;&amp;[.$B19])/COUNT([$ORtools.F$2:.F$75])" office:value-type="percentage" office:value="0.972972972972973" calcext:value-type="percentage">
            <text:p>97,30 %</text:p>
          </table:table-cell>
          <table:table-cell table:formula="of:=SUMIF([$ORtools.F$2:.F$75]; &quot;&lt;&quot;&amp;[.$B19]; [$ORtools.H$2:.H$75])" office:value-type="float" office:value="33.920392752" calcext:value-type="float">
            <text:p>33,92</text:p>
          </table:table-cell>
          <table:table-cell table:formula="of:=COUNTIF([$VeryPyAll.F$2:.F$75]; &quot;&lt;&quot;&amp;[.B19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19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19]+1" office:value-type="float" office:value="17" calcext:value-type="float">
            <text:p>17</text:p>
          </table:table-cell>
          <table:table-cell table:formula="of:=COUNTIF([$VeRyPy.F$2:.F$75]; &quot;&lt;&quot;&amp;[.B20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0]; [$VeRyPy.G$2:.G$75])" office:value-type="float" office:value="61.1" calcext:value-type="float">
            <text:p>61,10</text:p>
          </table:table-cell>
          <table:table-cell table:formula="of:=COUNTIF([$VRPy.G$2:.G$75]; &quot;&lt;&quot;&amp;[.$B20])/COUNT([$VRPy.G$2:.G$75])" office:value-type="percentage" office:value="0.986486486486487" calcext:value-type="percentage">
            <text:p>98,65 %</text:p>
          </table:table-cell>
          <table:table-cell table:formula="of:=SUMIF([$VRPy.G$2:.G$75]; &quot;&lt;&quot;&amp;[.$B20]; [$VRPy.H$2:.H$75])" office:value-type="float" office:value="74.7887539863587" calcext:value-type="float">
            <text:p>74,79</text:p>
          </table:table-cell>
          <table:table-cell table:formula="of:=COUNTIF([$ORtools.F$2:.F$75]; &quot;&lt;&quot;&amp;[.$B20])/COUNT([$ORtools.F$2:.F$75])" office:value-type="percentage" office:value="0.986486486486487" calcext:value-type="percentage">
            <text:p>98,65 %</text:p>
          </table:table-cell>
          <table:table-cell table:formula="of:=SUMIF([$ORtools.F$2:.F$75]; &quot;&lt;&quot;&amp;[.$B20]; [$ORtools.H$2:.H$75])" office:value-type="float" office:value="34.583353997" calcext:value-type="float">
            <text:p>34,58</text:p>
          </table:table-cell>
          <table:table-cell table:formula="of:=COUNTIF([$VeryPyAll.F$2:.F$75]; &quot;&lt;&quot;&amp;[.B20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0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0]+1" office:value-type="float" office:value="18" calcext:value-type="float">
            <text:p>18</text:p>
          </table:table-cell>
          <table:table-cell table:formula="of:=COUNTIF([$VeRyPy.F$2:.F$75]; &quot;&lt;&quot;&amp;[.B21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1]; [$VeRyPy.G$2:.G$75])" office:value-type="float" office:value="61.1" calcext:value-type="float">
            <text:p>61,10</text:p>
          </table:table-cell>
          <table:table-cell table:formula="of:=COUNTIF([$VRPy.G$2:.G$75]; &quot;&lt;&quot;&amp;[.$B21])/COUNT([$VRPy.G$2:.G$75])" office:value-type="percentage" office:value="0.986486486486487" calcext:value-type="percentage">
            <text:p>98,65 %</text:p>
          </table:table-cell>
          <table:table-cell table:formula="of:=SUMIF([$VRPy.G$2:.G$75]; &quot;&lt;&quot;&amp;[.$B21]; [$VRPy.H$2:.H$75])" office:value-type="float" office:value="74.7887539863587" calcext:value-type="float">
            <text:p>74,79</text:p>
          </table:table-cell>
          <table:table-cell table:formula="of:=COUNTIF([$ORtools.F$2:.F$75]; &quot;&lt;&quot;&amp;[.$B21])/COUNT([$ORtools.F$2:.F$75])" office:value-type="percentage" office:value="0.986486486486487" calcext:value-type="percentage">
            <text:p>98,65 %</text:p>
          </table:table-cell>
          <table:table-cell table:formula="of:=SUMIF([$ORtools.F$2:.F$75]; &quot;&lt;&quot;&amp;[.$B21]; [$ORtools.H$2:.H$75])" office:value-type="float" office:value="34.583353997" calcext:value-type="float">
            <text:p>34,58</text:p>
          </table:table-cell>
          <table:table-cell table:formula="of:=COUNTIF([$VeryPyAll.F$2:.F$75]; &quot;&lt;&quot;&amp;[.B21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1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table:formula="of:=COUNTIF([$VeRyPy.F$2:.F$75]; &quot;&lt;&quot;&amp;[.B22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2]; [$VeRyPy.G$2:.G$75])" office:value-type="float" office:value="61.1" calcext:value-type="float">
            <text:p>61,10</text:p>
          </table:table-cell>
          <table:table-cell table:formula="of:=COUNTIF([$VRPy.G$2:.G$75]; &quot;&lt;&quot;&amp;[.$B22])/COUNT([$VRPy.G$2:.G$75])" office:value-type="percentage" office:value="0.986486486486487" calcext:value-type="percentage">
            <text:p>98,65 %</text:p>
          </table:table-cell>
          <table:table-cell table:formula="of:=SUMIF([$VRPy.G$2:.G$75]; &quot;&lt;&quot;&amp;[.$B22]; [$VRPy.H$2:.H$75])" office:value-type="float" office:value="74.7887539863587" calcext:value-type="float">
            <text:p>74,79</text:p>
          </table:table-cell>
          <table:table-cell table:formula="of:=COUNTIF([$ORtools.F$2:.F$75]; &quot;&lt;&quot;&amp;[.$B22])/COUNT([$ORtools.F$2:.F$75])" office:value-type="percentage" office:value="0.986486486486487" calcext:value-type="percentage">
            <text:p>98,65 %</text:p>
          </table:table-cell>
          <table:table-cell table:formula="of:=SUMIF([$ORtools.F$2:.F$75]; &quot;&lt;&quot;&amp;[.$B22]; [$ORtools.H$2:.H$75])" office:value-type="float" office:value="34.583353997" calcext:value-type="float">
            <text:p>34,58</text:p>
          </table:table-cell>
          <table:table-cell table:formula="of:=COUNTIF([$VeryPyAll.F$2:.F$75]; &quot;&lt;&quot;&amp;[.B22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2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table:formula="of:=COUNTIF([$VeRyPy.F$2:.F$75]; &quot;&lt;&quot;&amp;[.B23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3]; [$VeRyPy.G$2:.G$75])" office:value-type="float" office:value="61.1" calcext:value-type="float">
            <text:p>61,10</text:p>
          </table:table-cell>
          <table:table-cell table:formula="of:=COUNTIF([$VRPy.G$2:.G$75]; &quot;&lt;&quot;&amp;[.$B23])/COUNT([$VRPy.G$2:.G$75])" office:value-type="percentage" office:value="1" calcext:value-type="percentage">
            <text:p>100,00 %</text:p>
          </table:table-cell>
          <table:table-cell table:formula="of:=SUMIF([$VRPy.G$2:.G$75]; &quot;&lt;&quot;&amp;[.$B23]; [$VRPy.H$2:.H$75])" office:value-type="float" office:value="77.2883198261261" calcext:value-type="float">
            <text:p>77,29</text:p>
          </table:table-cell>
          <table:table-cell table:formula="of:=COUNTIF([$ORtools.F$2:.F$75]; &quot;&lt;&quot;&amp;[.$B23])/COUNT([$ORtools.F$2:.F$75])" office:value-type="percentage" office:value="0.986486486486487" calcext:value-type="percentage">
            <text:p>98,65 %</text:p>
          </table:table-cell>
          <table:table-cell table:formula="of:=SUMIF([$ORtools.F$2:.F$75]; &quot;&lt;&quot;&amp;[.$B23]; [$ORtools.H$2:.H$75])" office:value-type="float" office:value="34.583353997" calcext:value-type="float">
            <text:p>34,58</text:p>
          </table:table-cell>
          <table:table-cell table:formula="of:=COUNTIF([$VeryPyAll.F$2:.F$75]; &quot;&lt;&quot;&amp;[.B23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3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table:formula="of:=COUNTIF([$VeRyPy.F$2:.F$75]; &quot;&lt;&quot;&amp;[.B24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4]; [$VeRyPy.G$2:.G$75])" office:value-type="float" office:value="61.1" calcext:value-type="float">
            <text:p>61,10</text:p>
          </table:table-cell>
          <table:table-cell table:formula="of:=COUNTIF([$VRPy.G$2:.G$75]; &quot;&lt;&quot;&amp;[.$B24])/COUNT([$VRPy.G$2:.G$75])" office:value-type="percentage" office:value="1" calcext:value-type="percentage">
            <text:p>100,00 %</text:p>
          </table:table-cell>
          <table:table-cell table:formula="of:=SUMIF([$VRPy.G$2:.G$75]; &quot;&lt;&quot;&amp;[.$B24]; [$VRPy.H$2:.H$75])" office:value-type="float" office:value="77.2883198261261" calcext:value-type="float">
            <text:p>77,29</text:p>
          </table:table-cell>
          <table:table-cell table:formula="of:=COUNTIF([$ORtools.F$2:.F$75]; &quot;&lt;&quot;&amp;[.$B24])/COUNT([$ORtools.F$2:.F$75])" office:value-type="percentage" office:value="0.986486486486487" calcext:value-type="percentage">
            <text:p>98,65 %</text:p>
          </table:table-cell>
          <table:table-cell table:formula="of:=SUMIF([$ORtools.F$2:.F$75]; &quot;&lt;&quot;&amp;[.$B24]; [$ORtools.H$2:.H$75])" office:value-type="float" office:value="34.583353997" calcext:value-type="float">
            <text:p>34,58</text:p>
          </table:table-cell>
          <table:table-cell table:formula="of:=COUNTIF([$VeryPyAll.F$2:.F$75]; &quot;&lt;&quot;&amp;[.B24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4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table:formula="of:=COUNTIF([$VeRyPy.F$2:.F$75]; &quot;&lt;&quot;&amp;[.B25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5]; [$VeRyPy.G$2:.G$75])" office:value-type="float" office:value="61.1" calcext:value-type="float">
            <text:p>61,10</text:p>
          </table:table-cell>
          <table:table-cell table:formula="of:=COUNTIF([$VRPy.G$2:.G$75]; &quot;&lt;&quot;&amp;[.$B25])/COUNT([$VRPy.G$2:.G$75])" office:value-type="percentage" office:value="1" calcext:value-type="percentage">
            <text:p>100,00 %</text:p>
          </table:table-cell>
          <table:table-cell table:formula="of:=SUMIF([$VRPy.G$2:.G$75]; &quot;&lt;&quot;&amp;[.$B25]; [$VRPy.H$2:.H$75])" office:value-type="float" office:value="77.2883198261261" calcext:value-type="float">
            <text:p>77,29</text:p>
          </table:table-cell>
          <table:table-cell table:formula="of:=COUNTIF([$ORtools.F$2:.F$75]; &quot;&lt;&quot;&amp;[.$B25])/COUNT([$ORtools.F$2:.F$75])" office:value-type="percentage" office:value="0.986486486486487" calcext:value-type="percentage">
            <text:p>98,65 %</text:p>
          </table:table-cell>
          <table:table-cell table:formula="of:=SUMIF([$ORtools.F$2:.F$75]; &quot;&lt;&quot;&amp;[.$B25]; [$ORtools.H$2:.H$75])" office:value-type="float" office:value="34.583353997" calcext:value-type="float">
            <text:p>34,58</text:p>
          </table:table-cell>
          <table:table-cell table:formula="of:=COUNTIF([$VeryPyAll.F$2:.F$75]; &quot;&lt;&quot;&amp;[.B25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5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table:formula="of:=COUNTIF([$VeRyPy.F$2:.F$75]; &quot;&lt;&quot;&amp;[.B26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6]; [$VeRyPy.G$2:.G$75])" office:value-type="float" office:value="61.1" calcext:value-type="float">
            <text:p>61,10</text:p>
          </table:table-cell>
          <table:table-cell table:formula="of:=COUNTIF([$VRPy.G$2:.G$75]; &quot;&lt;&quot;&amp;[.$B26])/COUNT([$VRPy.G$2:.G$75])" office:value-type="percentage" office:value="1" calcext:value-type="percentage">
            <text:p>100,00 %</text:p>
          </table:table-cell>
          <table:table-cell table:formula="of:=SUMIF([$VRPy.G$2:.G$75]; &quot;&lt;&quot;&amp;[.$B26]; [$VRPy.H$2:.H$75])" office:value-type="float" office:value="77.2883198261261" calcext:value-type="float">
            <text:p>77,29</text:p>
          </table:table-cell>
          <table:table-cell table:formula="of:=COUNTIF([$ORtools.F$2:.F$75]; &quot;&lt;&quot;&amp;[.$B26])/COUNT([$ORtools.F$2:.F$75])" office:value-type="percentage" office:value="0.986486486486487" calcext:value-type="percentage">
            <text:p>98,65 %</text:p>
          </table:table-cell>
          <table:table-cell table:formula="of:=SUMIF([$ORtools.F$2:.F$75]; &quot;&lt;&quot;&amp;[.$B26]; [$ORtools.H$2:.H$75])" office:value-type="float" office:value="34.583353997" calcext:value-type="float">
            <text:p>34,58</text:p>
          </table:table-cell>
          <table:table-cell table:formula="of:=COUNTIF([$VeryPyAll.F$2:.F$75]; &quot;&lt;&quot;&amp;[.B26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6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table:formula="of:=COUNTIF([$VeRyPy.F$2:.F$75]; &quot;&lt;&quot;&amp;[.B27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7]; [$VeRyPy.G$2:.G$75])" office:value-type="float" office:value="61.1" calcext:value-type="float">
            <text:p>61,10</text:p>
          </table:table-cell>
          <table:table-cell table:formula="of:=COUNTIF([$VRPy.G$2:.G$75]; &quot;&lt;&quot;&amp;[.$B27])/COUNT([$VRPy.G$2:.G$75])" office:value-type="percentage" office:value="1" calcext:value-type="percentage">
            <text:p>100,00 %</text:p>
          </table:table-cell>
          <table:table-cell table:formula="of:=SUMIF([$VRPy.G$2:.G$75]; &quot;&lt;&quot;&amp;[.$B27]; [$VRPy.H$2:.H$75])" office:value-type="float" office:value="77.2883198261261" calcext:value-type="float">
            <text:p>77,29</text:p>
          </table:table-cell>
          <table:table-cell table:formula="of:=COUNTIF([$ORtools.F$2:.F$75]; &quot;&lt;&quot;&amp;[.$B27])/COUNT([$ORtools.F$2:.F$75])" office:value-type="percentage" office:value="0.986486486486487" calcext:value-type="percentage">
            <text:p>98,65 %</text:p>
          </table:table-cell>
          <table:table-cell table:formula="of:=SUMIF([$ORtools.F$2:.F$75]; &quot;&lt;&quot;&amp;[.$B27]; [$ORtools.H$2:.H$75])" office:value-type="float" office:value="34.583353997" calcext:value-type="float">
            <text:p>34,58</text:p>
          </table:table-cell>
          <table:table-cell table:formula="of:=COUNTIF([$VeryPyAll.F$2:.F$75]; &quot;&lt;&quot;&amp;[.B27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7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7]+1" office:value-type="float" office:value="25" calcext:value-type="float">
            <text:p>25</text:p>
          </table:table-cell>
          <table:table-cell table:formula="of:=COUNTIF([$VeRyPy.F$2:.F$75]; &quot;&lt;&quot;&amp;[.B28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8]; [$VeRyPy.G$2:.G$75])" office:value-type="float" office:value="61.1" calcext:value-type="float">
            <text:p>61,10</text:p>
          </table:table-cell>
          <table:table-cell table:formula="of:=COUNTIF([$VRPy.G$2:.G$75]; &quot;&lt;&quot;&amp;[.$B28])/COUNT([$VRPy.G$2:.G$75])" office:value-type="percentage" office:value="1" calcext:value-type="percentage">
            <text:p>100,00 %</text:p>
          </table:table-cell>
          <table:table-cell table:formula="of:=SUMIF([$VRPy.G$2:.G$75]; &quot;&lt;&quot;&amp;[.$B28]; [$VRPy.H$2:.H$75])" office:value-type="float" office:value="77.2883198261261" calcext:value-type="float">
            <text:p>77,29</text:p>
          </table:table-cell>
          <table:table-cell table:formula="of:=COUNTIF([$ORtools.F$2:.F$75]; &quot;&lt;&quot;&amp;[.$B28])/COUNT([$ORtools.F$2:.F$75])" office:value-type="percentage" office:value="0.986486486486487" calcext:value-type="percentage">
            <text:p>98,65 %</text:p>
          </table:table-cell>
          <table:table-cell table:formula="of:=SUMIF([$ORtools.F$2:.F$75]; &quot;&lt;&quot;&amp;[.$B28]; [$ORtools.H$2:.H$75])" office:value-type="float" office:value="34.583353997" calcext:value-type="float">
            <text:p>34,58</text:p>
          </table:table-cell>
          <table:table-cell table:formula="of:=COUNTIF([$VeryPyAll.F$2:.F$75]; &quot;&lt;&quot;&amp;[.B28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8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8]+1" office:value-type="float" office:value="26" calcext:value-type="float">
            <text:p>26</text:p>
          </table:table-cell>
          <table:table-cell table:formula="of:=COUNTIF([$VeRyPy.F$2:.F$75]; &quot;&lt;&quot;&amp;[.B29])/COUNT([$VeRyPy.F$2:.F$75])" office:value-type="percentage" office:value="1" calcext:value-type="percentage">
            <text:p>100,00 %</text:p>
          </table:table-cell>
          <table:table-cell table:formula="of:=SUMIF([$VeRyPy.F$2:.F$75]; &quot;&lt;&quot;&amp;[.$B29]; [$VeRyPy.G$2:.G$75])" office:value-type="float" office:value="61.1" calcext:value-type="float">
            <text:p>61,10</text:p>
          </table:table-cell>
          <table:table-cell table:formula="of:=COUNTIF([$VRPy.G$2:.G$75]; &quot;&lt;&quot;&amp;[.$B29])/COUNT([$VRPy.G$2:.G$75])" office:value-type="percentage" office:value="1" calcext:value-type="percentage">
            <text:p>100,00 %</text:p>
          </table:table-cell>
          <table:table-cell table:formula="of:=SUMIF([$VRPy.G$2:.G$75]; &quot;&lt;&quot;&amp;[.$B29]; [$VRPy.H$2:.H$75])" office:value-type="float" office:value="77.2883198261261" calcext:value-type="float">
            <text:p>77,29</text:p>
          </table:table-cell>
          <table:table-cell table:formula="of:=COUNTIF([$ORtools.F$2:.F$75]; &quot;&lt;&quot;&amp;[.$B29])/COUNT([$ORtools.F$2:.F$75])" office:value-type="percentage" office:value="1" calcext:value-type="percentage">
            <text:p>100,00 %</text:p>
          </table:table-cell>
          <table:table-cell table:formula="of:=SUMIF([$ORtools.F$2:.F$75]; &quot;&lt;&quot;&amp;[.$B29]; [$ORtools.H$2:.H$75])" office:value-type="float" office:value="35.563424588" calcext:value-type="float">
            <text:p>35,56</text:p>
          </table:table-cell>
          <table:table-cell table:formula="of:=COUNTIF([$VeryPyAll.F$2:.F$75]; &quot;&lt;&quot;&amp;[.B29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29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9]+1" office:value-type="float" office:value="27" calcext:value-type="float">
            <text:p>27</text:p>
          </table:table-cell>
          <table:table-cell table:formula="of:=COUNTIF([$VeRyPy.F$2:.F$75]; &quot;&lt;&quot;&amp;[.B30])/COUNT([$VeRyPy.F$2:.F$75])" office:value-type="percentage" office:value="1" calcext:value-type="percentage">
            <text:p>100,00 %</text:p>
          </table:table-cell>
          <table:table-cell table:formula="of:=SUMIF([$VeRyPy.F$2:.F$75]; &quot;&lt;&quot;&amp;[.$B30]; [$VeRyPy.G$2:.G$75])" office:value-type="float" office:value="61.1" calcext:value-type="float">
            <text:p>61,10</text:p>
          </table:table-cell>
          <table:table-cell table:formula="of:=COUNTIF([$VRPy.G$2:.G$75]; &quot;&lt;&quot;&amp;[.$B30])/COUNT([$VRPy.G$2:.G$75])" office:value-type="percentage" office:value="1" calcext:value-type="percentage">
            <text:p>100,00 %</text:p>
          </table:table-cell>
          <table:table-cell table:formula="of:=SUMIF([$VRPy.G$2:.G$75]; &quot;&lt;&quot;&amp;[.$B30]; [$VRPy.H$2:.H$75])" office:value-type="float" office:value="77.2883198261261" calcext:value-type="float">
            <text:p>77,29</text:p>
          </table:table-cell>
          <table:table-cell table:formula="of:=COUNTIF([$ORtools.F$2:.F$75]; &quot;&lt;&quot;&amp;[.$B30])/COUNT([$ORtools.F$2:.F$75])" office:value-type="percentage" office:value="1" calcext:value-type="percentage">
            <text:p>100,00 %</text:p>
          </table:table-cell>
          <table:table-cell table:formula="of:=SUMIF([$ORtools.F$2:.F$75]; &quot;&lt;&quot;&amp;[.$B30]; [$ORtools.H$2:.H$75])" office:value-type="float" office:value="35.563424588" calcext:value-type="float">
            <text:p>35,56</text:p>
          </table:table-cell>
          <table:table-cell table:formula="of:=COUNTIF([$VeryPyAll.F$2:.F$75]; &quot;&lt;&quot;&amp;[.B30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30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30]+1" office:value-type="float" office:value="28" calcext:value-type="float">
            <text:p>28</text:p>
          </table:table-cell>
          <table:table-cell table:formula="of:=COUNTIF([$VeRyPy.F$2:.F$75]; &quot;&lt;&quot;&amp;[.B31])/COUNT([$VeRyPy.F$2:.F$75])" office:value-type="percentage" office:value="1" calcext:value-type="percentage">
            <text:p>100,00 %</text:p>
          </table:table-cell>
          <table:table-cell table:formula="of:=SUMIF([$VeRyPy.F$2:.F$75]; &quot;&lt;&quot;&amp;[.$B31]; [$VeRyPy.G$2:.G$75])" office:value-type="float" office:value="61.1" calcext:value-type="float">
            <text:p>61,10</text:p>
          </table:table-cell>
          <table:table-cell table:formula="of:=COUNTIF([$VRPy.G$2:.G$75]; &quot;&lt;&quot;&amp;[.$B31])/COUNT([$VRPy.G$2:.G$75])" office:value-type="percentage" office:value="1" calcext:value-type="percentage">
            <text:p>100,00 %</text:p>
          </table:table-cell>
          <table:table-cell table:formula="of:=SUMIF([$VRPy.G$2:.G$75]; &quot;&lt;&quot;&amp;[.$B31]; [$VRPy.H$2:.H$75])" office:value-type="float" office:value="77.2883198261261" calcext:value-type="float">
            <text:p>77,29</text:p>
          </table:table-cell>
          <table:table-cell table:formula="of:=COUNTIF([$ORtools.F$2:.F$75]; &quot;&lt;&quot;&amp;[.$B31])/COUNT([$ORtools.F$2:.F$75])" office:value-type="percentage" office:value="1" calcext:value-type="percentage">
            <text:p>100,00 %</text:p>
          </table:table-cell>
          <table:table-cell table:formula="of:=SUMIF([$ORtools.F$2:.F$75]; &quot;&lt;&quot;&amp;[.$B31]; [$ORtools.H$2:.H$75])" office:value-type="float" office:value="35.563424588" calcext:value-type="float">
            <text:p>35,56</text:p>
          </table:table-cell>
          <table:table-cell table:formula="of:=COUNTIF([$VeryPyAll.F$2:.F$75]; &quot;&lt;&quot;&amp;[.B31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31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31]+1" office:value-type="float" office:value="29" calcext:value-type="float">
            <text:p>29</text:p>
          </table:table-cell>
          <table:table-cell table:formula="of:=COUNTIF([$VeRyPy.F$2:.F$75]; &quot;&lt;&quot;&amp;[.B32])/COUNT([$VeRyPy.F$2:.F$75])" office:value-type="percentage" office:value="1" calcext:value-type="percentage">
            <text:p>100,00 %</text:p>
          </table:table-cell>
          <table:table-cell table:formula="of:=SUMIF([$VeRyPy.F$2:.F$75]; &quot;&lt;&quot;&amp;[.$B32]; [$VeRyPy.G$2:.G$75])" office:value-type="float" office:value="61.1" calcext:value-type="float">
            <text:p>61,10</text:p>
          </table:table-cell>
          <table:table-cell table:formula="of:=COUNTIF([$VRPy.G$2:.G$75]; &quot;&lt;&quot;&amp;[.$B32])/COUNT([$VRPy.G$2:.G$75])" office:value-type="percentage" office:value="1" calcext:value-type="percentage">
            <text:p>100,00 %</text:p>
          </table:table-cell>
          <table:table-cell table:formula="of:=SUMIF([$VRPy.G$2:.G$75]; &quot;&lt;&quot;&amp;[.$B32]; [$VRPy.H$2:.H$75])" office:value-type="float" office:value="77.2883198261261" calcext:value-type="float">
            <text:p>77,29</text:p>
          </table:table-cell>
          <table:table-cell table:formula="of:=COUNTIF([$ORtools.F$2:.F$75]; &quot;&lt;&quot;&amp;[.$B32])/COUNT([$ORtools.F$2:.F$75])" office:value-type="percentage" office:value="1" calcext:value-type="percentage">
            <text:p>100,00 %</text:p>
          </table:table-cell>
          <table:table-cell table:formula="of:=SUMIF([$ORtools.F$2:.F$75]; &quot;&lt;&quot;&amp;[.$B32]; [$ORtools.H$2:.H$75])" office:value-type="float" office:value="35.563424588" calcext:value-type="float">
            <text:p>35,56</text:p>
          </table:table-cell>
          <table:table-cell table:formula="of:=COUNTIF([$VeryPyAll.F$2:.F$75]; &quot;&lt;&quot;&amp;[.B32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32]; [$VeryPyAll.G$2: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32]+1" office:value-type="float" office:value="30" calcext:value-type="float">
            <text:p>30</text:p>
          </table:table-cell>
          <table:table-cell table:formula="of:=COUNTIF([$VeRyPy.F$2:.F$75]; &quot;&lt;&quot;&amp;[.B33])/COUNT([$VeRyPy.F$2:.F$75])" office:value-type="percentage" office:value="1" calcext:value-type="percentage">
            <text:p>100,00 %</text:p>
          </table:table-cell>
          <table:table-cell table:formula="of:=SUMIF([$VeRyPy.F$2:.F$75]; &quot;&lt;&quot;&amp;[.$B33]; [$VeRyPy.G$2:.G$75])" office:value-type="float" office:value="61.1" calcext:value-type="float">
            <text:p>61,10</text:p>
          </table:table-cell>
          <table:table-cell table:formula="of:=COUNTIF([$VRPy.G$2:.G$75]; &quot;&lt;&quot;&amp;[.$B33])/COUNT([$VRPy.G$2:.G$75])" office:value-type="percentage" office:value="1" calcext:value-type="percentage">
            <text:p>100,00 %</text:p>
          </table:table-cell>
          <table:table-cell table:formula="of:=SUMIF([$VRPy.G$2:.G$75]; &quot;&lt;&quot;&amp;[.$B33]; [$VRPy.H$2:.H$75])" office:value-type="float" office:value="77.2883198261261" calcext:value-type="float">
            <text:p>77,29</text:p>
          </table:table-cell>
          <table:table-cell table:formula="of:=COUNTIF([$ORtools.F$2:.F$75]; &quot;&lt;&quot;&amp;[.$B33])/COUNT([$ORtools.F$2:.F$75])" office:value-type="percentage" office:value="1" calcext:value-type="percentage">
            <text:p>100,00 %</text:p>
          </table:table-cell>
          <table:table-cell table:formula="of:=SUMIF([$ORtools.F$2:.F$75]; &quot;&lt;&quot;&amp;[.$B33]; [$ORtools.H$2:.H$75])" office:value-type="float" office:value="35.563424588" calcext:value-type="float">
            <text:p>35,56</text:p>
          </table:table-cell>
          <table:table-cell table:formula="of:=COUNTIF([$VeryPyAll.F$2:.F$75]; &quot;&lt;&quot;&amp;[.B33])/COUNT([$VeryPyAll.F$2:.F$75])" office:value-type="percentage" office:value="1" calcext:value-type="percentage">
            <text:p>100,00 %</text:p>
          </table:table-cell>
          <table:table-cell table:formula="of:=SUMIF([$VeryPyAll.F$2:.F$75]; &quot;&lt;&quot;&amp;[.$B33]; [$VeryPyAll.G$2:.G$75])" office:value-type="float" office:value="7530.63" calcext:value-type="float">
            <text:p>7530,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17:54:32.872007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7:31:07.598690419</meta:creation-date>
    <dc:date>2021-01-13T21:45:51.362890006</dc:date>
    <meta:editing-duration>PT3H52M22S</meta:editing-duration>
    <meta:editing-cycles>4</meta:editing-cycles>
    <meta:generator>LibreOffice/6.4.6.2$Linux_X86_64 LibreOffice_project/40$Build-2</meta:generator>
    <meta:document-statistic meta:table-count="5" meta:cell-count="306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25cm" chart:symbol-height="0.25cm"/>
    </style:style>
    <style:style style:name="ch14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ff860d" draw:fill-color="#ff860d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194cm" svg:height="13.069cm" xlink:href="." xlink:type="simple" chart:class="chart:scatter" chart:style-name="ch1">
        <chart:legend chart:legend-position="end" svg:x="18.14cm" svg:y="5.737cm" style:legend-expansion="high" chart:style-name="ch2"/>
        <chart:plot-area chart:style-name="ch3" chart:data-source-has-labels="both" svg:x="1.474cm" svg:y="0.261cm" svg:width="15.179cm" svg:height="11.566cm">
          <chartooo:coordinate-region svg:x="2.201cm" svg:y="0.46cm" svg:width="13.83cm" svg:height="10.72cm"/>
          <chart:axis chart:dimension="x" chart:name="primary-x" chart:style-name="ch4" chartooo:axis-type="auto">
            <chart:title svg:x="7.008cm" svg:y="12.088cm" chart:style-name="ch5">
              <text:p>Objective gap threshold (%)</text:p>
            </chart:title>
            <chart:categories table:cell-range-address="local-table.$A$2:.$A$32"/>
          </chart:axis>
          <chart:axis chart:dimension="y" chart:name="primary-y" chart:style-name="ch6">
            <chart:title svg:x="0.451cm" svg:y="8.43cm" chart:style-name="ch7">
              <text:p>% of problems solved within gap</text:p>
            </chart:title>
            <chart:grid chart:style-name="ch8" chart:class="major"/>
          </chart:axis>
          <chart:axis chart:dimension="y" chart:name="secondary-y" chart:style-name="ch9">
            <chart:title svg:x="17.116cm" svg:y="7.451cm" chart:style-name="ch7">
              <text:p>Total solve time (s)</text:p>
            </chart:title>
          </chart:axis>
          <chart:series chart:attached-axis="primary-y" chart:style-name="ch10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series chart:attached-axis="secondary-y" chart:style-name="ch11" chart:values-cell-range-address="local-table.$D$2:.$D$32" loext:hide-legend="true" chart:label-cell-address="local-table.$D$1" chart:class="chart:scatter">
            <chart:data-point chart:repeated="31"/>
          </chart:series>
          <chart:series chart:attached-axis="primary-y" chart:style-name="ch12" chart:values-cell-range-address="local-table.$E$2:.$E$32" chart:label-cell-address="local-table.$E$1" chart:class="chart:scatter">
            <chart:data-point chart:repeated="9"/>
            <chart:data-point chart:style-name="ch13" chart:repeated="2"/>
            <chart:data-point chart:repeated="20"/>
          </chart:series>
          <chart:series chart:attached-axis="secondary-y" chart:style-name="ch14" chart:values-cell-range-address="local-table.$F$2:.$F$32" loext:hide-legend="true" chart:label-cell-address="local-table.$F$1" chart:class="chart:scatter">
            <chart:data-point chart:repeated="31"/>
          </chart:series>
          <chart:series chart:attached-axis="primary-y" chart:style-name="ch15" chart:values-cell-range-address="local-table.$G$2:.$G$32" chart:label-cell-address="local-table.$G$1" chart:class="chart:scatter">
            <chart:data-point chart:repeated="31"/>
          </chart:series>
          <chart:series chart:attached-axis="secondary-y" chart:style-name="ch16" chart:values-cell-range-address="local-table.$H$2:.$H$32" loext:hide-legend="true" chart:label-cell-address="local-table.$H$1" chart:class="chart:scatter">
            <chart:data-point chart:repeated="3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VeRyPy-10-fastest</text:p>
              </table:table-cell>
              <table:table-cell office:value-type="string">
                <text:p>VeRyPy (t)</text:p>
              </table:table-cell>
              <table:table-cell office:value-type="string">
                <text:p>VRPy</text:p>
              </table:table-cell>
              <table:table-cell office:value-type="string">
                <text:p>VRPy (t)</text:p>
              </table:table-cell>
              <table:table-cell office:value-type="string">
                <text:p>Ortools</text:p>
              </table:table-cell>
              <table:table-cell office:value-type="string">
                <text:p>Ortools 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945945945945946">
                <text:p>0.0945945945945946</text:p>
              </table:table-cell>
              <table:table-cell office:value-type="float" office:value="5.09">
                <text:p>5.09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1.34763860702515">
                <text:p>1.34763860702515</text:p>
              </table:table-cell>
              <table:table-cell office:value-type="float" office:value="0.148648648648649">
                <text:p>0.148648648648649</text:p>
              </table:table-cell>
              <table:table-cell office:value-type="float" office:value="3.453184604">
                <text:p>3.4531846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15.45">
                <text:p>15.45</text:p>
              </table:table-cell>
              <table:table-cell office:value-type="float" office:value="0.0675675675675676">
                <text:p>0.0675675675675676</text:p>
              </table:table-cell>
              <table:table-cell office:value-type="float" office:value="3.09438753128052">
                <text:p>3.09438753128052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5.579881669">
                <text:p>5.579881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27027027027027">
                <text:p>0.527027027027027</text:p>
              </table:table-cell>
              <table:table-cell office:value-type="float" office:value="33.17">
                <text:p>33.17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7.88546419143677">
                <text:p>7.88546419143677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6.160912276">
                <text:p>6.160912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43.2">
                <text:p>43.2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15.9694471359253">
                <text:p>15.9694471359253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7.881993056">
                <text:p>7.881993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37837837837838">
                <text:p>0.837837837837838</text:p>
              </table:table-cell>
              <table:table-cell office:value-type="float" office:value="49.13">
                <text:p>49.13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20.4426567554474">
                <text:p>20.4426567554474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9.401071788">
                <text:p>9.401071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05405405405405">
                <text:p>0.905405405405405</text:p>
              </table:table-cell>
              <table:table-cell office:value-type="float" office:value="55.77">
                <text:p>55.77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32.1366224288941">
                <text:p>32.1366224288941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13.451010228">
                <text:p>13.451010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57.47">
                <text:p>57.47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47.5352516174317">
                <text:p>47.5352516174317</text:p>
              </table:table-cell>
              <table:table-cell office:value-type="float" office:value="0.5">
                <text:p>0.5</text:p>
              </table:table-cell>
              <table:table-cell office:value-type="float" office:value="15.888024807">
                <text:p>15.888024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57.47">
                <text:p>57.47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55.3379268646241">
                <text:p>55.337926864624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20.608636141">
                <text:p>20.608636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57.47">
                <text:p>57.47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60.9347183704377">
                <text:p>60.9347183704377</text:p>
              </table:table-cell>
              <table:table-cell office:value-type="float" office:value="0.716216216216216">
                <text:p>0.716216216216216</text:p>
              </table:table-cell>
              <table:table-cell office:value-type="float" office:value="23.283409118">
                <text:p>23.283409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57.47">
                <text:p>57.47</text:p>
              </table:table-cell>
              <table:table-cell office:value-type="float" office:value="0.837837837837838">
                <text:p>0.837837837837838</text:p>
              </table:table-cell>
              <table:table-cell office:value-type="float" office:value="61.6979937553406">
                <text:p>61.6979937553406</text:p>
              </table:table-cell>
              <table:table-cell office:value-type="float" office:value="0.77027027027027">
                <text:p>0.77027027027027</text:p>
              </table:table-cell>
              <table:table-cell office:value-type="float" office:value="25.515538692">
                <text:p>25.515538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58.32">
                <text:p>58.32</text:p>
              </table:table-cell>
              <table:table-cell office:value-type="float" office:value="0.878378378378378">
                <text:p>0.878378378378378</text:p>
              </table:table-cell>
              <table:table-cell office:value-type="float" office:value="63.3205382823945">
                <text:p>63.3205382823945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27.37768197">
                <text:p>27.37768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58.32">
                <text:p>58.32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66.2156221866608">
                <text:p>66.2156221866608</text:p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28.818965912">
                <text:p>28.818965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60.2">
                <text:p>60.2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72.0291168689728">
                <text:p>72.0291168689728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30.97509551">
                <text:p>30.97509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60.2">
                <text:p>60.2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72.0291168689728">
                <text:p>72.0291168689728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32.307165861">
                <text:p>32.307165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72.5539371967316">
                <text:p>72.5539371967316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32.684197426">
                <text:p>32.684197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72.5539371967316">
                <text:p>72.5539371967316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33.209230185">
                <text:p>33.209230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72.5539371967316">
                <text:p>72.5539371967316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33.920392752">
                <text:p>33.920392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1">
                <text:p>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1">
                <text:p>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1">
                <text:p>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1">
                <text:p>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1">
                <text:p>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1">
                <text:p>1</text:p>
              </table:table-cell>
              <table:table-cell office:value-type="float" office:value="35.563424588">
                <text:p>35.563424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1">
                <text:p>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1">
                <text:p>1</text:p>
              </table:table-cell>
              <table:table-cell office:value-type="float" office:value="35.563424588">
                <text:p>35.563424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1">
                <text:p>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1">
                <text:p>1</text:p>
              </table:table-cell>
              <table:table-cell office:value-type="float" office:value="35.563424588">
                <text:p>35.563424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1">
                <text:p>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1">
                <text:p>1</text:p>
              </table:table-cell>
              <table:table-cell office:value-type="float" office:value="35.563424588">
                <text:p>35.563424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1">
                <text:p>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1">
                <text:p>1</text:p>
              </table:table-cell>
              <table:table-cell office:value-type="float" office:value="35.563424588">
                <text:p>35.563424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56cm" svg:height="10.226cm" xlink:href=".." xlink:type="simple" chart:class="chart:scatter" chart:style-name="ch1">
        <chart:legend chart:legend-position="end" svg:x="14.802cm" svg:y="4.067cm" style:legend-expansion="high" chart:style-name="ch2"/>
        <chart:plot-area chart:style-name="ch3" table:cell-range-address="Results.B3:Results.C33 Results.C2:Results.C2 Results.E2:Results.E33 Results.G2:Results.G33 Results.I2:Results.I33" chart:data-source-has-labels="row" svg:x="1.392cm" svg:y="0.204cm" svg:width="13.029cm" svg:height="8.837cm">
          <chartooo:coordinate-region svg:x="2.913cm" svg:y="0.403cm" svg:width="11.136cm" svg:height="7.991cm"/>
          <chart:axis chart:dimension="x" chart:name="primary-x" chart:style-name="ch4">
            <chart:title svg:x="5.851cm" svg:y="9.245cm" chart:style-name="ch5">
              <text:p>Objective gap threshold (%)</text:p>
            </chart:title>
          </chart:axis>
          <chart:axis chart:dimension="y" chart:name="primary-y" chart:style-name="ch6">
            <chart:title svg:x="0.451cm" svg:y="6.227cm" chart:style-name="ch7">
              <text:p>% of problems solved</text:p>
            </chart:title>
            <chart:grid chart:style-name="ch8" chart:class="major"/>
          </chart:axis>
          <chart:series chart:style-name="ch9" chart:values-cell-range-address="Results.C3:Results.C33" chart:label-cell-address="Results.C2:Results.C2" chart:class="chart:scatter">
            <chart:domain table:cell-range-address="Results.B3:Results.B33"/>
            <chart:data-point chart:repeated="31"/>
          </chart:series>
          <chart:series chart:style-name="ch10" chart:values-cell-range-address="Results.E3:Results.E33" chart:label-cell-address="Results.E2:Results.E2" chart:class="chart:scatter">
            <chart:data-point chart:repeated="31"/>
          </chart:series>
          <chart:series chart:style-name="ch11" chart:values-cell-range-address="Results.G3:Results.G33" chart:label-cell-address="Results.G2:Results.G2" chart:class="chart:scatter">
            <chart:data-point chart:repeated="31"/>
          </chart:series>
          <chart:series chart:style-name="ch12" chart:values-cell-range-address="Results.I3:Results.I33" chart:label-cell-address="Results.I2:Results.I2" chart:class="chart:scatte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eRyPy-10-fastest</text:p>
                <draw:g>
                  <svg:desc>Results.C2:Results.C2</svg:desc>
                </draw:g>
              </table:table-cell>
              <table:table-cell office:value-type="string">
                <text:p>VRPy</text:p>
                <draw:g>
                  <svg:desc>Results.E2:Results.E2</svg:desc>
                </draw:g>
              </table:table-cell>
              <table:table-cell office:value-type="string">
                <text:p>Ortools</text:p>
                <draw:g>
                  <svg:desc>Results.G2:Results.G2</svg:desc>
                </draw:g>
              </table:table-cell>
              <table:table-cell office:value-type="string">
                <text:p>VeRyPyAll</text:p>
                <draw:g>
                  <svg:desc>Results.I2:Result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B3:Results.B33</svg:desc>
                </draw:g>
              </table:table-cell>
              <table:table-cell office:value-type="float" office:value="0.0945945945945946">
                <text:p>0.0945945945945946</text:p>
                <draw:g>
                  <svg:desc>Results.C3:Results.C33</svg:desc>
                </draw:g>
              </table:table-cell>
              <table:table-cell office:value-type="float" office:value="0.0675675675675676">
                <text:p>0.0675675675675676</text:p>
                <draw:g>
                  <svg:desc>Results.E3:Results.E33</svg:desc>
                </draw:g>
              </table:table-cell>
              <table:table-cell office:value-type="float" office:value="0.148648648648649">
                <text:p>0.148648648648649</text:p>
                <draw:g>
                  <svg:desc>Results.G3:Results.G33</svg:desc>
                </draw:g>
              </table:table-cell>
              <table:table-cell office:value-type="float" office:value="0.148648648648649">
                <text:p>0.148648648648649</text:p>
                <draw:g>
                  <svg:desc>Results.I3:Results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27027027027027">
                <text:p>0.527027027027027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810810810810811">
                <text:p>0.810810810810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0.905405405405405">
                <text:p>0.905405405405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37837837837838">
                <text:p>0.837837837837838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932432432432432">
                <text:p>0.932432432432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05405405405405">
                <text:p>0.905405405405405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783783783783784">
                <text:p>0.783783783783784</text:p>
              </table:table-cell>
              <table:table-cell office:value-type="float" office:value="0.5">
                <text:p>0.5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0.716216216216216">
                <text:p>0.716216216216216</text:p>
              </table:table-cell>
              <table:table-cell office:value-type="float" office:value="0.959459459459459">
                <text:p>0.959459459459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0.77027027027027">
                <text:p>0.77027027027027</text:p>
              </table:table-cell>
              <table:table-cell office:value-type="float" office:value="0.959459459459459">
                <text:p>0.959459459459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0.986486486486487">
                <text:p>0.986486486486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0.986486486486487">
                <text:p>0.986486486486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0.986486486486487">
                <text:p>0.986486486486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